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9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bol 1</text:p>
          </table:table-cell>
          <table:table-cell office:value-type="string" calcext:value-type="string">
            <text:p>stdDevFraction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A3]-0)/(1-0))*(3.5-0)+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([.A4]-0)/(1-0))*(3.5-0)+0"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(([.A5]-0)/(1-0))*(3.5-0)+0" office:value-type="float" office:value="2.625" calcext:value-type="float">
            <text:p>2.625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(([.A6]-0)/(1-0))*(3.5-0)+0" office:value-type="float" office:value="0.875" calcext:value-type="float">
            <text:p>0.875</text:p>
          </table:table-cell>
          <table:table-cell table:number-columns-repeated="7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(([.A7]-0)/(1-0))*(3.5-0)+0" office:value-type="float" office:value="1.3125" calcext:value-type="float">
            <text:p>1.3125</text:p>
          </table:table-cell>
          <table:table-cell table:number-columns-repeated="7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(([.A8]-0)/(1-0))*(3.5-0)+0" office:value-type="float" office:value="3.0625" calcext:value-type="float">
            <text:p>3.0625</text:p>
          </table:table-cell>
          <table:table-cell table:number-columns-repeated="7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(([.A9]-0)/(1-0))*(3.5-0)+0" office:value-type="float" office:value="2.1875" calcext:value-type="float">
            <text:p>2.1875</text:p>
          </table:table-cell>
          <table:table-cell table:number-columns-repeated="7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(([.A10]-0)/(1-0))*(3.5-0)+0" office:value-type="float" office:value="0.4375" calcext:value-type="float">
            <text:p>0.4375</text:p>
          </table:table-cell>
          <table:table-cell table:number-columns-repeated="7"/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formula="of:=(([.A11]-0)/(1-0))*(3.5-0)+0" office:value-type="float" office:value="0.65625" calcext:value-type="float">
            <text:p>0.65625</text:p>
          </table:table-cell>
          <table:table-cell table:number-columns-repeated="7"/>
        </table:table-row>
        <table:table-row table:style-name="ro1">
          <table:table-cell office:value-type="float" office:value="0.6875" calcext:value-type="float">
            <text:p>0.6875</text:p>
          </table:table-cell>
          <table:table-cell table:formula="of:=(([.A12]-0)/(1-0))*(3.5-0)+0" office:value-type="float" office:value="2.40625" calcext:value-type="float">
            <text:p>2.40625</text:p>
          </table:table-cell>
          <table:table-cell table:number-columns-repeated="7"/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formula="of:=(([.A13]-0)/(1-0))*(3.5-0)+0" office:value-type="float" office:value="3.28125" calcext:value-type="float">
            <text:p>3.28125</text:p>
          </table:table-cell>
          <table:table-cell table:number-columns-repeated="7"/>
        </table:table-row>
        <table:table-row table:style-name="ro1">
          <table:table-cell office:value-type="float" office:value="0.4375" calcext:value-type="float">
            <text:p>0.4375</text:p>
          </table:table-cell>
          <table:table-cell table:formula="of:=(([.A14]-0)/(1-0))*(3.5-0)+0" office:value-type="float" office:value="1.53125" calcext:value-type="float">
            <text:p>1.53125</text:p>
          </table:table-cell>
          <table:table-cell table:number-columns-repeated="7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formula="of:=(([.A15]-0)/(1-0))*(3.5-0)+0" office:value-type="float" office:value="1.09375" calcext:value-type="float">
            <text:p>1.09375</text:p>
          </table:table-cell>
          <table:table-cell table:number-columns-repeated="7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formula="of:=(([.A16]-0)/(1-0))*(3.5-0)+0" office:value-type="float" office:value="2.84375" calcext:value-type="float">
            <text:p>2.84375</text:p>
          </table:table-cell>
          <table:table-cell table:number-columns-repeated="7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formula="of:=(([.A17]-0)/(1-0))*(3.5-0)+0" office:value-type="float" office:value="1.96875" calcext:value-type="float">
            <text:p>1.96875</text:p>
          </table:table-cell>
          <table:table-cell table:number-columns-repeated="7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formula="of:=(([.A18]-0)/(1-0))*(3.5-0)+0" office:value-type="float" office:value="0.21875" calcext:value-type="float">
            <text:p>0.21875</text:p>
          </table:table-cell>
          <table:table-cell table:number-columns-repeated="7"/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formula="of:=(([.A19]-0)/(1-0))*(3.5-0)+0" office:value-type="float" office:value="0.328125" calcext:value-type="float">
            <text:p>0.328125</text:p>
          </table:table-cell>
          <table:table-cell table:number-columns-repeated="7"/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formula="of:=(([.A20]-0)/(1-0))*(3.5-0)+0" office:value-type="float" office:value="2.078125" calcext:value-type="float">
            <text:p>2.078125</text:p>
          </table:table-cell>
          <table:table-cell table:number-columns-repeated="7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formula="of:=(([.A21]-0)/(1-0))*(3.5-0)+0" office:value-type="float" office:value="2.953125" calcext:value-type="float">
            <text:p>2.953125</text:p>
          </table:table-cell>
          <table:table-cell table:number-columns-repeated="7"/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formula="of:=(([.A22]-0)/(1-0))*(3.5-0)+0" office:value-type="float" office:value="1.203125" calcext:value-type="float">
            <text:p>1.203125</text:p>
          </table:table-cell>
          <table:table-cell table:number-columns-repeated="7"/>
        </table:table-row>
        <table:table-row table:style-name="ro1">
          <table:table-cell office:value-type="float" office:value="0.46875" calcext:value-type="float">
            <text:p>0.46875</text:p>
          </table:table-cell>
          <table:table-cell table:formula="of:=(([.A23]-0)/(1-0))*(3.5-0)+0" office:value-type="float" office:value="1.640625" calcext:value-type="float">
            <text:p>1.640625</text:p>
          </table:table-cell>
          <table:table-cell table:number-columns-repeated="7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table:formula="of:=(([.A24]-0)/(1-0))*(3.5-0)+0" office:value-type="float" office:value="3.390625" calcext:value-type="float">
            <text:p>3.390625</text:p>
          </table:table-cell>
          <table:table-cell table:number-columns-repeated="7"/>
        </table:table-row>
        <table:table-row table:style-name="ro1">
          <table:table-cell office:value-type="float" office:value="0.71875" calcext:value-type="float">
            <text:p>0.71875</text:p>
          </table:table-cell>
          <table:table-cell table:formula="of:=(([.A25]-0)/(1-0))*(3.5-0)+0" office:value-type="float" office:value="2.515625" calcext:value-type="float">
            <text:p>2.515625</text:p>
          </table:table-cell>
          <table:table-cell table:number-columns-repeated="7"/>
        </table:table-row>
        <table:table-row table:style-name="ro1">
          <table:table-cell office:value-type="float" office:value="0.21875" calcext:value-type="float">
            <text:p>0.21875</text:p>
          </table:table-cell>
          <table:table-cell table:formula="of:=(([.A26]-0)/(1-0))*(3.5-0)+0" office:value-type="float" office:value="0.765625" calcext:value-type="float">
            <text:p>0.765625</text:p>
          </table:table-cell>
          <table:table-cell table:number-columns-repeated="7"/>
        </table:table-row>
        <table:table-row table:style-name="ro1">
          <table:table-cell office:value-type="float" office:value="0.15625" calcext:value-type="float">
            <text:p>0.15625</text:p>
          </table:table-cell>
          <table:table-cell table:formula="of:=(([.A27]-0)/(1-0))*(3.5-0)+0" office:value-type="float" office:value="0.546875" calcext:value-type="float">
            <text:p>0.546875</text:p>
          </table:table-cell>
          <table:table-cell table:number-columns-repeated="7"/>
        </table:table-row>
        <table:table-row table:style-name="ro1">
          <table:table-cell office:value-type="float" office:value="0.65625" calcext:value-type="float">
            <text:p>0.65625</text:p>
          </table:table-cell>
          <table:table-cell table:formula="of:=(([.A28]-0)/(1-0))*(3.5-0)+0" office:value-type="float" office:value="2.296875" calcext:value-type="float">
            <text:p>2.296875</text:p>
          </table:table-cell>
          <table:table-cell table:number-columns-repeated="7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formula="of:=(([.A29]-0)/(1-0))*(3.5-0)+0" office:value-type="float" office:value="3.171875" calcext:value-type="float">
            <text:p>3.171875</text:p>
          </table:table-cell>
          <table:table-cell table:number-columns-repeated="7"/>
        </table:table-row>
        <table:table-row table:style-name="ro1">
          <table:table-cell office:value-type="float" office:value="0.40625" calcext:value-type="float">
            <text:p>0.40625</text:p>
          </table:table-cell>
          <table:table-cell table:formula="of:=(([.A30]-0)/(1-0))*(3.5-0)+0" office:value-type="float" office:value="1.421875" calcext:value-type="float">
            <text:p>1.421875</text:p>
          </table:table-cell>
          <table:table-cell table:number-columns-repeated="7"/>
        </table:table-row>
        <table:table-row table:style-name="ro1">
          <table:table-cell office:value-type="float" office:value="0.28125" calcext:value-type="float">
            <text:p>0.28125</text:p>
          </table:table-cell>
          <table:table-cell table:formula="of:=(([.A31]-0)/(1-0))*(3.5-0)+0" office:value-type="float" office:value="0.984375" calcext:value-type="float">
            <text:p>0.984375</text:p>
          </table:table-cell>
          <table:table-cell table:number-columns-repeated="7"/>
        </table:table-row>
        <table:table-row table:style-name="ro1">
          <table:table-cell office:value-type="float" office:value="0.78125" calcext:value-type="float">
            <text:p>0.78125</text:p>
          </table:table-cell>
          <table:table-cell table:formula="of:=(([.A32]-0)/(1-0))*(3.5-0)+0" office:value-type="float" office:value="2.734375" calcext:value-type="float">
            <text:p>2.734375</text:p>
          </table:table-cell>
          <table:table-cell table:number-columns-repeated="7"/>
        </table:table-row>
        <table:table-row table:style-name="ro1">
          <table:table-cell office:value-type="float" office:value="0.53125" calcext:value-type="float">
            <text:p>0.53125</text:p>
          </table:table-cell>
          <table:table-cell table:formula="of:=(([.A33]-0)/(1-0))*(3.5-0)+0" office:value-type="float" office:value="1.859375" calcext:value-type="float">
            <text:p>1.859375</text:p>
          </table:table-cell>
          <table:table-cell table:number-columns-repeated="7"/>
        </table:table-row>
        <table:table-row table:style-name="ro1">
          <table:table-cell office:value-type="float" office:value="0.03125" calcext:value-type="float">
            <text:p>0.03125</text:p>
          </table:table-cell>
          <table:table-cell table:formula="of:=(([.A34]-0)/(1-0))*(3.5-0)+0" office:value-type="float" office:value="0.109375" calcext:value-type="float">
            <text:p>0.109375</text:p>
          </table:table-cell>
          <table:table-cell table:number-columns-repeated="7"/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table:formula="of:=(([.A35]-0)/(1-0))*(3.5-0)+0" office:value-type="float" office:value="0.1640625" calcext:value-type="float">
            <text:p>0.1640625</text:p>
          </table:table-cell>
          <table:table-cell table:number-columns-repeated="7"/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table:formula="of:=(([.A36]-0)/(1-0))*(3.5-0)+0" office:value-type="float" office:value="1.9140625" calcext:value-type="float">
            <text:p>1.9140625</text:p>
          </table:table-cell>
          <table:table-cell table:number-columns-repeated="7"/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table:formula="of:=(([.A37]-0)/(1-0))*(3.5-0)+0" office:value-type="float" office:value="2.7890625" calcext:value-type="float">
            <text:p>2.7890625</text:p>
          </table:table-cell>
          <table:table-cell table:number-columns-repeated="7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table:formula="of:=(([.A38]-0)/(1-0))*(3.5-0)+0" office:value-type="float" office:value="1.0390625" calcext:value-type="float">
            <text:p>1.0390625</text:p>
          </table:table-cell>
          <table:table-cell table:number-columns-repeated="7"/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table:formula="of:=(([.A39]-0)/(1-0))*(3.5-0)+0" office:value-type="float" office:value="1.4765625" calcext:value-type="float">
            <text:p>1.4765625</text:p>
          </table:table-cell>
          <table:table-cell table:number-columns-repeated="7"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table:formula="of:=(([.A40]-0)/(1-0))*(3.5-0)+0" office:value-type="float" office:value="3.2265625" calcext:value-type="float">
            <text:p>3.2265625</text:p>
          </table:table-cell>
          <table:table-cell table:number-columns-repeated="7"/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table:formula="of:=(([.A41]-0)/(1-0))*(3.5-0)+0" office:value-type="float" office:value="2.3515625" calcext:value-type="float">
            <text:p>2.3515625</text:p>
          </table:table-cell>
          <table:table-cell table:number-columns-repeated="7"/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table:formula="of:=(([.A42]-0)/(1-0))*(3.5-0)+0" office:value-type="float" office:value="0.6015625" calcext:value-type="float">
            <text:p>0.6015625</text:p>
          </table:table-cell>
          <table:table-cell table:number-columns-repeated="7"/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table:formula="of:=(([.A43]-0)/(1-0))*(3.5-0)+0" office:value-type="float" office:value="0.8203125" calcext:value-type="float">
            <text:p>0.8203125</text:p>
          </table:table-cell>
          <table:table-cell table:number-columns-repeated="7"/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table:formula="of:=(([.A44]-0)/(1-0))*(3.5-0)+0" office:value-type="float" office:value="2.5703125" calcext:value-type="float">
            <text:p>2.5703125</text:p>
          </table:table-cell>
          <table:table-cell table:number-columns-repeated="7"/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table:formula="of:=(([.A45]-0)/(1-0))*(3.5-0)+0" office:value-type="float" office:value="3.4453125" calcext:value-type="float">
            <text:p>3.4453125</text:p>
          </table:table-cell>
          <table:table-cell table:number-columns-repeated="7"/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table:formula="of:=(([.A46]-0)/(1-0))*(3.5-0)+0" office:value-type="float" office:value="1.6953125" calcext:value-type="float">
            <text:p>1.6953125</text:p>
          </table:table-cell>
          <table:table-cell table:number-columns-repeated="7"/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table:formula="of:=(([.A47]-0)/(1-0))*(3.5-0)+0" office:value-type="float" office:value="1.2578125" calcext:value-type="float">
            <text:p>1.2578125</text:p>
          </table:table-cell>
          <table:table-cell table:number-columns-repeated="7"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table:formula="of:=(([.A48]-0)/(1-0))*(3.5-0)+0" office:value-type="float" office:value="3.0078125" calcext:value-type="float">
            <text:p>3.0078125</text:p>
          </table:table-cell>
          <table:table-cell table:number-columns-repeated="7"/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table:formula="of:=(([.A49]-0)/(1-0))*(3.5-0)+0" office:value-type="float" office:value="2.1328125" calcext:value-type="float">
            <text:p>2.1328125</text:p>
          </table:table-cell>
          <table:table-cell table:number-columns-repeated="7"/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table:formula="of:=(([.A50]-0)/(1-0))*(3.5-0)+0" office:value-type="float" office:value="0.3828125" calcext:value-type="float">
            <text:p>0.3828125</text:p>
          </table:table-cell>
          <table:table-cell table:number-columns-repeated="7"/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table:formula="of:=(([.A51]-0)/(1-0))*(3.5-0)+0" office:value-type="float" office:value="0.2734375" calcext:value-type="float">
            <text:p>0.2734375</text:p>
          </table:table-cell>
          <table:table-cell table:number-columns-repeated="7"/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table:formula="of:=(([.A52]-0)/(1-0))*(3.5-0)+0" office:value-type="float" office:value="2.0234375" calcext:value-type="float">
            <text:p>2.0234375</text:p>
          </table:table-cell>
          <table:table-cell table:number-columns-repeated="7"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table:formula="of:=(([.A53]-0)/(1-0))*(3.5-0)+0" office:value-type="float" office:value="2.8984375" calcext:value-type="float">
            <text:p>2.8984375</text:p>
          </table:table-cell>
          <table:table-cell table:number-columns-repeated="7"/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table:formula="of:=(([.A54]-0)/(1-0))*(3.5-0)+0" office:value-type="float" office:value="1.1484375" calcext:value-type="float">
            <text:p>1.1484375</text:p>
          </table:table-cell>
          <table:table-cell table:number-columns-repeated="7"/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table:formula="of:=(([.A55]-0)/(1-0))*(3.5-0)+0" office:value-type="float" office:value="1.5859375" calcext:value-type="float">
            <text:p>1.5859375</text:p>
          </table:table-cell>
          <table:table-cell table:number-columns-repeated="7"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table:formula="of:=(([.A56]-0)/(1-0))*(3.5-0)+0" office:value-type="float" office:value="3.3359375" calcext:value-type="float">
            <text:p>3.3359375</text:p>
          </table:table-cell>
          <table:table-cell table:number-columns-repeated="7"/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table:formula="of:=(([.A57]-0)/(1-0))*(3.5-0)+0" office:value-type="float" office:value="2.4609375" calcext:value-type="float">
            <text:p>2.4609375</text:p>
          </table:table-cell>
          <table:table-cell table:number-columns-repeated="7"/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table:formula="of:=(([.A58]-0)/(1-0))*(3.5-0)+0" office:value-type="float" office:value="0.7109375" calcext:value-type="float">
            <text:p>0.7109375</text:p>
          </table:table-cell>
          <table:table-cell table:number-columns-repeated="7"/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table:formula="of:=(([.A59]-0)/(1-0))*(3.5-0)+0" office:value-type="float" office:value="0.4921875" calcext:value-type="float">
            <text:p>0.4921875</text:p>
          </table:table-cell>
          <table:table-cell table:number-columns-repeated="7"/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table:formula="of:=(([.A60]-0)/(1-0))*(3.5-0)+0" office:value-type="float" office:value="2.2421875" calcext:value-type="float">
            <text:p>2.2421875</text:p>
          </table:table-cell>
          <table:table-cell table:number-columns-repeated="7"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formula="of:=(([.A61]-0)/(1-0))*(3.5-0)+0" office:value-type="float" office:value="3.1171875" calcext:value-type="float">
            <text:p>3.1171875</text:p>
          </table:table-cell>
          <table:table-cell table:number-columns-repeated="7"/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table:formula="of:=(([.A62]-0)/(1-0))*(3.5-0)+0" office:value-type="float" office:value="1.3671875" calcext:value-type="float">
            <text:p>1.3671875</text:p>
          </table:table-cell>
          <table:table-cell table:number-columns-repeated="7"/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table:formula="of:=(([.A63]-0)/(1-0))*(3.5-0)+0" office:value-type="float" office:value="0.9296875" calcext:value-type="float">
            <text:p>0.9296875</text:p>
          </table:table-cell>
          <table:table-cell table:number-columns-repeated="7"/>
        </table:table-row>
        <table:table-row table:style-name="ro1">
          <table:table-cell office:value-type="float" office:value="0.765625" calcext:value-type="float">
            <text:p>0.765625</text:p>
          </table:table-cell>
          <table:table-cell table:formula="of:=(([.A64]-0)/(1-0))*(3.5-0)+0" office:value-type="float" office:value="2.6796875" calcext:value-type="float">
            <text:p>2.6796875</text:p>
          </table:table-cell>
          <table:table-cell table:number-columns-repeated="7"/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table:formula="of:=(([.A65]-0)/(1-0))*(3.5-0)+0" office:value-type="float" office:value="1.8046875" calcext:value-type="float">
            <text:p>1.8046875</text:p>
          </table:table-cell>
          <table:table-cell table:number-columns-repeated="7"/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table:formula="of:=(([.A66]-0)/(1-0))*(3.5-0)+0" office:value-type="float" office:value="0.0546875" calcext:value-type="float">
            <text:p>0.0546875</text:p>
          </table:table-cell>
          <table:table-cell table:number-columns-repeated="7"/>
        </table:table-row>
        <table:table-row table:style-name="ro1">
          <table:table-cell office:value-type="float" office:value="0.0234375" calcext:value-type="float">
            <text:p>0.0234375</text:p>
          </table:table-cell>
          <table:table-cell table:formula="of:=(([.A67]-0)/(1-0))*(3.5-0)+0" office:value-type="float" office:value="0.08203125" calcext:value-type="float">
            <text:p>0.08203125</text:p>
          </table:table-cell>
          <table:table-cell table:number-columns-repeated="7"/>
        </table:table-row>
        <table:table-row table:style-name="ro1">
          <table:table-cell office:value-type="float" office:value="0.5234375" calcext:value-type="float">
            <text:p>0.5234375</text:p>
          </table:table-cell>
          <table:table-cell table:formula="of:=(([.A68]-0)/(1-0))*(3.5-0)+0" office:value-type="float" office:value="1.83203125" calcext:value-type="float">
            <text:p>1.83203125</text:p>
          </table:table-cell>
          <table:table-cell table:number-columns-repeated="7"/>
        </table:table-row>
        <table:table-row table:style-name="ro1">
          <table:table-cell office:value-type="float" office:value="0.7734375" calcext:value-type="float">
            <text:p>0.7734375</text:p>
          </table:table-cell>
          <table:table-cell table:formula="of:=(([.A69]-0)/(1-0))*(3.5-0)+0" office:value-type="float" office:value="2.70703125" calcext:value-type="float">
            <text:p>2.70703125</text:p>
          </table:table-cell>
          <table:table-cell table:number-columns-repeated="7"/>
        </table:table-row>
        <table:table-row table:style-name="ro1">
          <table:table-cell office:value-type="float" office:value="0.2734375" calcext:value-type="float">
            <text:p>0.2734375</text:p>
          </table:table-cell>
          <table:table-cell table:formula="of:=(([.A70]-0)/(1-0))*(3.5-0)+0" office:value-type="float" office:value="0.95703125" calcext:value-type="float">
            <text:p>0.95703125</text:p>
          </table:table-cell>
          <table:table-cell table:number-columns-repeated="7"/>
        </table:table-row>
        <table:table-row table:style-name="ro1">
          <table:table-cell office:value-type="float" office:value="0.3984375" calcext:value-type="float">
            <text:p>0.3984375</text:p>
          </table:table-cell>
          <table:table-cell table:formula="of:=(([.A71]-0)/(1-0))*(3.5-0)+0" office:value-type="float" office:value="1.39453125" calcext:value-type="float">
            <text:p>1.39453125</text:p>
          </table:table-cell>
          <table:table-cell table:number-columns-repeated="7"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formula="of:=(([.A72]-0)/(1-0))*(3.5-0)+0" office:value-type="float" office:value="3.14453125" calcext:value-type="float">
            <text:p>3.14453125</text:p>
          </table:table-cell>
          <table:table-cell table:number-columns-repeated="7"/>
        </table:table-row>
        <table:table-row table:style-name="ro1">
          <table:table-cell office:value-type="float" office:value="0.6484375" calcext:value-type="float">
            <text:p>0.6484375</text:p>
          </table:table-cell>
          <table:table-cell table:formula="of:=(([.A73]-0)/(1-0))*(3.5-0)+0" office:value-type="float" office:value="2.26953125" calcext:value-type="float">
            <text:p>2.26953125</text:p>
          </table:table-cell>
          <table:table-cell table:number-columns-repeated="7"/>
        </table:table-row>
        <table:table-row table:style-name="ro1">
          <table:table-cell office:value-type="float" office:value="0.1484375" calcext:value-type="float">
            <text:p>0.1484375</text:p>
          </table:table-cell>
          <table:table-cell table:formula="of:=(([.A74]-0)/(1-0))*(3.5-0)+0" office:value-type="float" office:value="0.51953125" calcext:value-type="float">
            <text:p>0.51953125</text:p>
          </table:table-cell>
          <table:table-cell table:number-columns-repeated="7"/>
        </table:table-row>
        <table:table-row table:style-name="ro1">
          <table:table-cell office:value-type="float" office:value="0.2109375" calcext:value-type="float">
            <text:p>0.2109375</text:p>
          </table:table-cell>
          <table:table-cell table:formula="of:=(([.A75]-0)/(1-0))*(3.5-0)+0" office:value-type="float" office:value="0.73828125" calcext:value-type="float">
            <text:p>0.73828125</text:p>
          </table:table-cell>
          <table:table-cell table:number-columns-repeated="7"/>
        </table:table-row>
        <table:table-row table:style-name="ro1">
          <table:table-cell office:value-type="float" office:value="0.7109375" calcext:value-type="float">
            <text:p>0.7109375</text:p>
          </table:table-cell>
          <table:table-cell table:formula="of:=(([.A76]-0)/(1-0))*(3.5-0)+0" office:value-type="float" office:value="2.48828125" calcext:value-type="float">
            <text:p>2.48828125</text:p>
          </table:table-cell>
          <table:table-cell table:number-columns-repeated="7"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table:formula="of:=(([.A77]-0)/(1-0))*(3.5-0)+0" office:value-type="float" office:value="3.36328125" calcext:value-type="float">
            <text:p>3.36328125</text:p>
          </table:table-cell>
          <table:table-cell table:number-columns-repeated="7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table:formula="of:=(([.A78]-0)/(1-0))*(3.5-0)+0" office:value-type="float" office:value="1.61328125" calcext:value-type="float">
            <text:p>1.61328125</text:p>
          </table:table-cell>
          <table:table-cell table:number-columns-repeated="7"/>
        </table:table-row>
        <table:table-row table:style-name="ro1">
          <table:table-cell office:value-type="float" office:value="0.3359375" calcext:value-type="float">
            <text:p>0.3359375</text:p>
          </table:table-cell>
          <table:table-cell table:formula="of:=(([.A79]-0)/(1-0))*(3.5-0)+0" office:value-type="float" office:value="1.17578125" calcext:value-type="float">
            <text:p>1.17578125</text:p>
          </table:table-cell>
          <table:table-cell table:number-columns-repeated="7"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table:formula="of:=(([.A80]-0)/(1-0))*(3.5-0)+0" office:value-type="float" office:value="2.92578125" calcext:value-type="float">
            <text:p>2.92578125</text:p>
          </table:table-cell>
          <table:table-cell table:number-columns-repeated="7"/>
        </table:table-row>
        <table:table-row table:style-name="ro1">
          <table:table-cell office:value-type="float" office:value="0.5859375" calcext:value-type="float">
            <text:p>0.5859375</text:p>
          </table:table-cell>
          <table:table-cell table:formula="of:=(([.A81]-0)/(1-0))*(3.5-0)+0" office:value-type="float" office:value="2.05078125" calcext:value-type="float">
            <text:p>2.05078125</text:p>
          </table:table-cell>
          <table:table-cell table:number-columns-repeated="7"/>
        </table:table-row>
        <table:table-row table:style-name="ro1">
          <table:table-cell office:value-type="float" office:value="0.0859375" calcext:value-type="float">
            <text:p>0.0859375</text:p>
          </table:table-cell>
          <table:table-cell table:formula="of:=(([.A82]-0)/(1-0))*(3.5-0)+0" office:value-type="float" office:value="0.30078125" calcext:value-type="float">
            <text:p>0.30078125</text:p>
          </table:table-cell>
          <table:table-cell table:number-columns-repeated="7"/>
        </table:table-row>
        <table:table-row table:style-name="ro1">
          <table:table-cell office:value-type="float" office:value="0.1171875" calcext:value-type="float">
            <text:p>0.1171875</text:p>
          </table:table-cell>
          <table:table-cell table:formula="of:=(([.A83]-0)/(1-0))*(3.5-0)+0" office:value-type="float" office:value="0.41015625" calcext:value-type="float">
            <text:p>0.41015625</text:p>
          </table:table-cell>
          <table:table-cell table:number-columns-repeated="7"/>
        </table:table-row>
        <table:table-row table:style-name="ro1">
          <table:table-cell office:value-type="float" office:value="0.6171875" calcext:value-type="float">
            <text:p>0.6171875</text:p>
          </table:table-cell>
          <table:table-cell table:formula="of:=(([.A84]-0)/(1-0))*(3.5-0)+0" office:value-type="float" office:value="2.16015625" calcext:value-type="float">
            <text:p>2.16015625</text:p>
          </table:table-cell>
          <table:table-cell table:number-columns-repeated="7"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formula="of:=(([.A85]-0)/(1-0))*(3.5-0)+0" office:value-type="float" office:value="3.03515625" calcext:value-type="float">
            <text:p>3.03515625</text:p>
          </table:table-cell>
          <table:table-cell table:number-columns-repeated="7"/>
        </table:table-row>
        <table:table-row table:style-name="ro1">
          <table:table-cell office:value-type="float" office:value="0.3671875" calcext:value-type="float">
            <text:p>0.3671875</text:p>
          </table:table-cell>
          <table:table-cell table:formula="of:=(([.A86]-0)/(1-0))*(3.5-0)+0" office:value-type="float" office:value="1.28515625" calcext:value-type="float">
            <text:p>1.28515625</text:p>
          </table:table-cell>
          <table:table-cell table:number-columns-repeated="7"/>
        </table:table-row>
        <table:table-row table:style-name="ro1">
          <table:table-cell office:value-type="float" office:value="0.4921875" calcext:value-type="float">
            <text:p>0.4921875</text:p>
          </table:table-cell>
          <table:table-cell table:formula="of:=(([.A87]-0)/(1-0))*(3.5-0)+0" office:value-type="float" office:value="1.72265625" calcext:value-type="float">
            <text:p>1.72265625</text:p>
          </table:table-cell>
          <table:table-cell table:number-columns-repeated="7"/>
        </table:table-row>
        <table:table-row table:style-name="ro1">
          <table:table-cell office:value-type="float" office:value="0.9921875" calcext:value-type="float">
            <text:p>0.9921875</text:p>
          </table:table-cell>
          <table:table-cell table:formula="of:=(([.A88]-0)/(1-0))*(3.5-0)+0" office:value-type="float" office:value="3.47265625" calcext:value-type="float">
            <text:p>3.47265625</text:p>
          </table:table-cell>
          <table:table-cell table:number-columns-repeated="7"/>
        </table:table-row>
        <table:table-row table:style-name="ro1">
          <table:table-cell office:value-type="float" office:value="0.7421875" calcext:value-type="float">
            <text:p>0.7421875</text:p>
          </table:table-cell>
          <table:table-cell table:formula="of:=(([.A89]-0)/(1-0))*(3.5-0)+0" office:value-type="float" office:value="2.59765625" calcext:value-type="float">
            <text:p>2.59765625</text:p>
          </table:table-cell>
          <table:table-cell table:number-columns-repeated="7"/>
        </table:table-row>
        <table:table-row table:style-name="ro1">
          <table:table-cell office:value-type="float" office:value="0.2421875" calcext:value-type="float">
            <text:p>0.2421875</text:p>
          </table:table-cell>
          <table:table-cell table:formula="of:=(([.A90]-0)/(1-0))*(3.5-0)+0" office:value-type="float" office:value="0.84765625" calcext:value-type="float">
            <text:p>0.84765625</text:p>
          </table:table-cell>
          <table:table-cell table:number-columns-repeated="7"/>
        </table:table-row>
        <table:table-row table:style-name="ro1">
          <table:table-cell office:value-type="float" office:value="0.1796875" calcext:value-type="float">
            <text:p>0.1796875</text:p>
          </table:table-cell>
          <table:table-cell table:formula="of:=(([.A91]-0)/(1-0))*(3.5-0)+0" office:value-type="float" office:value="0.62890625" calcext:value-type="float">
            <text:p>0.62890625</text:p>
          </table:table-cell>
          <table:table-cell table:number-columns-repeated="7"/>
        </table:table-row>
        <table:table-row table:style-name="ro1">
          <table:table-cell office:value-type="float" office:value="0.6796875" calcext:value-type="float">
            <text:p>0.6796875</text:p>
          </table:table-cell>
          <table:table-cell table:formula="of:=(([.A92]-0)/(1-0))*(3.5-0)+0" office:value-type="float" office:value="2.37890625" calcext:value-type="float">
            <text:p>2.37890625</text:p>
          </table:table-cell>
          <table:table-cell table:number-columns-repeated="7"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table:formula="of:=(([.A93]-0)/(1-0))*(3.5-0)+0" office:value-type="float" office:value="3.25390625" calcext:value-type="float">
            <text:p>3.25390625</text:p>
          </table:table-cell>
          <table:table-cell table:number-columns-repeated="7"/>
        </table:table-row>
        <table:table-row table:style-name="ro1">
          <table:table-cell office:value-type="float" office:value="0.4296875" calcext:value-type="float">
            <text:p>0.4296875</text:p>
          </table:table-cell>
          <table:table-cell table:formula="of:=(([.A94]-0)/(1-0))*(3.5-0)+0" office:value-type="float" office:value="1.50390625" calcext:value-type="float">
            <text:p>1.50390625</text:p>
          </table:table-cell>
          <table:table-cell table:number-columns-repeated="7"/>
        </table:table-row>
        <table:table-row table:style-name="ro1">
          <table:table-cell office:value-type="float" office:value="0.3046875" calcext:value-type="float">
            <text:p>0.3046875</text:p>
          </table:table-cell>
          <table:table-cell table:formula="of:=(([.A95]-0)/(1-0))*(3.5-0)+0" office:value-type="float" office:value="1.06640625" calcext:value-type="float">
            <text:p>1.06640625</text:p>
          </table:table-cell>
          <table:table-cell table:number-columns-repeated="7"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table:formula="of:=(([.A96]-0)/(1-0))*(3.5-0)+0" office:value-type="float" office:value="2.81640625" calcext:value-type="float">
            <text:p>2.81640625</text:p>
          </table:table-cell>
          <table:table-cell table:number-columns-repeated="7"/>
        </table:table-row>
        <table:table-row table:style-name="ro1">
          <table:table-cell office:value-type="float" office:value="0.5546875" calcext:value-type="float">
            <text:p>0.5546875</text:p>
          </table:table-cell>
          <table:table-cell table:formula="of:=(([.A97]-0)/(1-0))*(3.5-0)+0" office:value-type="float" office:value="1.94140625" calcext:value-type="float">
            <text:p>1.94140625</text:p>
          </table:table-cell>
          <table:table-cell table:number-columns-repeated="7"/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table:formula="of:=(([.A98]-0)/(1-0))*(3.5-0)+0" office:value-type="float" office:value="0.19140625" calcext:value-type="float">
            <text:p>0.19140625</text:p>
          </table:table-cell>
          <table:table-cell table:number-columns-repeated="7"/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table:formula="of:=(([.A99]-0)/(1-0))*(3.5-0)+0" office:value-type="float" office:value="0.13671875" calcext:value-type="float">
            <text:p>0.13671875</text:p>
          </table:table-cell>
          <table:table-cell table:number-columns-repeated="7"/>
        </table:table-row>
        <table:table-row table:style-name="ro1">
          <table:table-cell office:value-type="float" office:value="0.5390625" calcext:value-type="float">
            <text:p>0.5390625</text:p>
          </table:table-cell>
          <table:table-cell table:formula="of:=(([.A100]-0)/(1-0))*(3.5-0)+0" office:value-type="float" office:value="1.88671875" calcext:value-type="float">
            <text:p>1.88671875</text:p>
          </table:table-cell>
          <table:table-cell table:number-columns-repeated="7"/>
        </table:table-row>
        <table:table-row table:style-name="ro1">
          <table:table-cell office:value-type="float" office:value="0.7890625" calcext:value-type="float">
            <text:p>0.7890625</text:p>
          </table:table-cell>
          <table:table-cell table:formula="of:=(([.A101]-0)/(1-0))*(3.5-0)+0" office:value-type="float" office:value="2.76171875" calcext:value-type="float">
            <text:p>2.76171875</text:p>
          </table:table-cell>
          <table:table-cell table:number-columns-repeated="7"/>
        </table:table-row>
        <table:table-row table:style-name="ro1">
          <table:table-cell office:value-type="float" office:value="0.2890625" calcext:value-type="float">
            <text:p>0.2890625</text:p>
          </table:table-cell>
          <table:table-cell table:formula="of:=(([.A102]-0)/(1-0))*(3.5-0)+0" office:value-type="float" office:value="1.01171875" calcext:value-type="float">
            <text:p>1.01171875</text:p>
          </table:table-cell>
          <table:table-cell table:number-columns-repeated="7"/>
        </table:table-row>
        <table:table-row table:style-name="ro1">
          <table:table-cell office:value-type="float" office:value="0.4140625" calcext:value-type="float">
            <text:p>0.4140625</text:p>
          </table:table-cell>
          <table:table-cell table:formula="of:=(([.A103]-0)/(1-0))*(3.5-0)+0" office:value-type="float" office:value="1.44921875" calcext:value-type="float">
            <text:p>1.44921875</text:p>
          </table:table-cell>
          <table:table-cell table:number-columns-repeated="7"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formula="of:=(([.A104]-0)/(1-0))*(3.5-0)+0" office:value-type="float" office:value="3.19921875" calcext:value-type="float">
            <text:p>3.19921875</text:p>
          </table:table-cell>
          <table:table-cell table:number-columns-repeated="7"/>
        </table:table-row>
        <table:table-row table:style-name="ro1">
          <table:table-cell office:value-type="float" office:value="0.6640625" calcext:value-type="float">
            <text:p>0.6640625</text:p>
          </table:table-cell>
          <table:table-cell table:formula="of:=(([.A105]-0)/(1-0))*(3.5-0)+0" office:value-type="float" office:value="2.32421875" calcext:value-type="float">
            <text:p>2.32421875</text:p>
          </table:table-cell>
          <table:table-cell table:number-columns-repeated="7"/>
        </table:table-row>
        <table:table-row table:style-name="ro1">
          <table:table-cell office:value-type="float" office:value="0.1640625" calcext:value-type="float">
            <text:p>0.1640625</text:p>
          </table:table-cell>
          <table:table-cell table:formula="of:=(([.A106]-0)/(1-0))*(3.5-0)+0" office:value-type="float" office:value="0.57421875" calcext:value-type="float">
            <text:p>0.57421875</text:p>
          </table:table-cell>
          <table:table-cell table:number-columns-repeated="7"/>
        </table:table-row>
        <table:table-row table:style-name="ro1">
          <table:table-cell office:value-type="float" office:value="0.2265625" calcext:value-type="float">
            <text:p>0.2265625</text:p>
          </table:table-cell>
          <table:table-cell table:formula="of:=(([.A107]-0)/(1-0))*(3.5-0)+0" office:value-type="float" office:value="0.79296875" calcext:value-type="float">
            <text:p>0.79296875</text:p>
          </table:table-cell>
          <table:table-cell table:number-columns-repeated="7"/>
        </table:table-row>
        <table:table-row table:style-name="ro1">
          <table:table-cell office:value-type="float" office:value="0.7265625" calcext:value-type="float">
            <text:p>0.7265625</text:p>
          </table:table-cell>
          <table:table-cell table:formula="of:=(([.A108]-0)/(1-0))*(3.5-0)+0" office:value-type="float" office:value="2.54296875" calcext:value-type="float">
            <text:p>2.54296875</text:p>
          </table:table-cell>
          <table:table-cell table:number-columns-repeated="7"/>
        </table:table-row>
        <table:table-row table:style-name="ro1">
          <table:table-cell office:value-type="float" office:value="0.9765625" calcext:value-type="float">
            <text:p>0.9765625</text:p>
          </table:table-cell>
          <table:table-cell table:formula="of:=(([.A109]-0)/(1-0))*(3.5-0)+0" office:value-type="float" office:value="3.41796875" calcext:value-type="float">
            <text:p>3.41796875</text:p>
          </table:table-cell>
          <table:table-cell table:number-columns-repeated="7"/>
        </table:table-row>
        <table:table-row table:style-name="ro1">
          <table:table-cell office:value-type="float" office:value="0.4765625" calcext:value-type="float">
            <text:p>0.4765625</text:p>
          </table:table-cell>
          <table:table-cell table:formula="of:=(([.A110]-0)/(1-0))*(3.5-0)+0" office:value-type="float" office:value="1.66796875" calcext:value-type="float">
            <text:p>1.66796875</text:p>
          </table:table-cell>
          <table:table-cell table:number-columns-repeated="7"/>
        </table:table-row>
        <table:table-row table:style-name="ro1">
          <table:table-cell office:value-type="float" office:value="0.3515625" calcext:value-type="float">
            <text:p>0.3515625</text:p>
          </table:table-cell>
          <table:table-cell table:formula="of:=(([.A111]-0)/(1-0))*(3.5-0)+0" office:value-type="float" office:value="1.23046875" calcext:value-type="float">
            <text:p>1.23046875</text:p>
          </table:table-cell>
          <table:table-cell table:number-columns-repeated="7"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table:formula="of:=(([.A112]-0)/(1-0))*(3.5-0)+0" office:value-type="float" office:value="2.98046875" calcext:value-type="float">
            <text:p>2.98046875</text:p>
          </table:table-cell>
          <table:table-cell table:number-columns-repeated="7"/>
        </table:table-row>
        <table:table-row table:style-name="ro1">
          <table:table-cell office:value-type="float" office:value="0.6015625" calcext:value-type="float">
            <text:p>0.6015625</text:p>
          </table:table-cell>
          <table:table-cell table:formula="of:=(([.A113]-0)/(1-0))*(3.5-0)+0" office:value-type="float" office:value="2.10546875" calcext:value-type="float">
            <text:p>2.10546875</text:p>
          </table:table-cell>
          <table:table-cell table:number-columns-repeated="7"/>
        </table:table-row>
        <table:table-row table:style-name="ro1">
          <table:table-cell office:value-type="float" office:value="0.1015625" calcext:value-type="float">
            <text:p>0.1015625</text:p>
          </table:table-cell>
          <table:table-cell table:formula="of:=(([.A114]-0)/(1-0))*(3.5-0)+0" office:value-type="float" office:value="0.35546875" calcext:value-type="float">
            <text:p>0.35546875</text:p>
          </table:table-cell>
          <table:table-cell table:number-columns-repeated="7"/>
        </table:table-row>
        <table:table-row table:style-name="ro1">
          <table:table-cell office:value-type="float" office:value="0.0703125" calcext:value-type="float">
            <text:p>0.0703125</text:p>
          </table:table-cell>
          <table:table-cell table:formula="of:=(([.A115]-0)/(1-0))*(3.5-0)+0" office:value-type="float" office:value="0.24609375" calcext:value-type="float">
            <text:p>0.24609375</text:p>
          </table:table-cell>
          <table:table-cell table:number-columns-repeated="7"/>
        </table:table-row>
        <table:table-row table:style-name="ro1">
          <table:table-cell office:value-type="float" office:value="0.5703125" calcext:value-type="float">
            <text:p>0.5703125</text:p>
          </table:table-cell>
          <table:table-cell table:formula="of:=(([.A116]-0)/(1-0))*(3.5-0)+0" office:value-type="float" office:value="1.99609375" calcext:value-type="float">
            <text:p>1.99609375</text:p>
          </table:table-cell>
          <table:table-cell table:number-columns-repeated="7"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table:formula="of:=(([.A117]-0)/(1-0))*(3.5-0)+0" office:value-type="float" office:value="2.87109375" calcext:value-type="float">
            <text:p>2.87109375</text:p>
          </table:table-cell>
          <table:table-cell table:number-columns-repeated="7"/>
        </table:table-row>
        <table:table-row table:style-name="ro1">
          <table:table-cell office:value-type="float" office:value="0.3203125" calcext:value-type="float">
            <text:p>0.3203125</text:p>
          </table:table-cell>
          <table:table-cell table:formula="of:=(([.A118]-0)/(1-0))*(3.5-0)+0" office:value-type="float" office:value="1.12109375" calcext:value-type="float">
            <text:p>1.12109375</text:p>
          </table:table-cell>
          <table:table-cell table:number-columns-repeated="7"/>
        </table:table-row>
        <table:table-row table:style-name="ro1">
          <table:table-cell office:value-type="float" office:value="0.4453125" calcext:value-type="float">
            <text:p>0.4453125</text:p>
          </table:table-cell>
          <table:table-cell table:formula="of:=(([.A119]-0)/(1-0))*(3.5-0)+0" office:value-type="float" office:value="1.55859375" calcext:value-type="float">
            <text:p>1.55859375</text:p>
          </table:table-cell>
          <table:table-cell table:number-columns-repeated="7"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table:formula="of:=(([.A120]-0)/(1-0))*(3.5-0)+0" office:value-type="float" office:value="3.30859375" calcext:value-type="float">
            <text:p>3.30859375</text:p>
          </table:table-cell>
          <table:table-cell table:number-columns-repeated="7"/>
        </table:table-row>
        <table:table-row table:style-name="ro1">
          <table:table-cell office:value-type="float" office:value="0.6953125" calcext:value-type="float">
            <text:p>0.6953125</text:p>
          </table:table-cell>
          <table:table-cell table:formula="of:=(([.A121]-0)/(1-0))*(3.5-0)+0" office:value-type="float" office:value="2.43359375" calcext:value-type="float">
            <text:p>2.43359375</text:p>
          </table:table-cell>
          <table:table-cell table:number-columns-repeated="7"/>
        </table:table-row>
        <table:table-row table:style-name="ro1">
          <table:table-cell office:value-type="float" office:value="0.1953125" calcext:value-type="float">
            <text:p>0.1953125</text:p>
          </table:table-cell>
          <table:table-cell table:formula="of:=(([.A122]-0)/(1-0))*(3.5-0)+0" office:value-type="float" office:value="0.68359375" calcext:value-type="float">
            <text:p>0.68359375</text:p>
          </table:table-cell>
          <table:table-cell table:number-columns-repeated="7"/>
        </table:table-row>
        <table:table-row table:style-name="ro1">
          <table:table-cell office:value-type="float" office:value="0.1328125" calcext:value-type="float">
            <text:p>0.1328125</text:p>
          </table:table-cell>
          <table:table-cell table:formula="of:=(([.A123]-0)/(1-0))*(3.5-0)+0" office:value-type="float" office:value="0.46484375" calcext:value-type="float">
            <text:p>0.46484375</text:p>
          </table:table-cell>
          <table:table-cell table:number-columns-repeated="7"/>
        </table:table-row>
        <table:table-row table:style-name="ro1">
          <table:table-cell office:value-type="float" office:value="0.6328125" calcext:value-type="float">
            <text:p>0.6328125</text:p>
          </table:table-cell>
          <table:table-cell table:formula="of:=(([.A124]-0)/(1-0))*(3.5-0)+0" office:value-type="float" office:value="2.21484375" calcext:value-type="float">
            <text:p>2.21484375</text:p>
          </table:table-cell>
          <table:table-cell table:number-columns-repeated="7"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formula="of:=(([.A125]-0)/(1-0))*(3.5-0)+0" office:value-type="float" office:value="3.08984375" calcext:value-type="float">
            <text:p>3.08984375</text:p>
          </table:table-cell>
          <table:table-cell table:number-columns-repeated="7"/>
        </table:table-row>
        <table:table-row table:style-name="ro1">
          <table:table-cell office:value-type="float" office:value="0.3828125" calcext:value-type="float">
            <text:p>0.3828125</text:p>
          </table:table-cell>
          <table:table-cell table:formula="of:=(([.A126]-0)/(1-0))*(3.5-0)+0" office:value-type="float" office:value="1.33984375" calcext:value-type="float">
            <text:p>1.33984375</text:p>
          </table:table-cell>
          <table:table-cell table:number-columns-repeated="7"/>
        </table:table-row>
        <table:table-row table:style-name="ro1">
          <table:table-cell office:value-type="float" office:value="0.2578125" calcext:value-type="float">
            <text:p>0.2578125</text:p>
          </table:table-cell>
          <table:table-cell table:formula="of:=(([.A127]-0)/(1-0))*(3.5-0)+0" office:value-type="float" office:value="0.90234375" calcext:value-type="float">
            <text:p>0.90234375</text:p>
          </table:table-cell>
          <table:table-cell table:number-columns-repeated="7"/>
        </table:table-row>
        <table:table-row table:style-name="ro1">
          <table:table-cell office:value-type="float" office:value="0.7578125" calcext:value-type="float">
            <text:p>0.7578125</text:p>
          </table:table-cell>
          <table:table-cell table:formula="of:=(([.A128]-0)/(1-0))*(3.5-0)+0" office:value-type="float" office:value="2.65234375" calcext:value-type="float">
            <text:p>2.65234375</text:p>
          </table:table-cell>
          <table:table-cell table:number-columns-repeated="7"/>
        </table:table-row>
        <table:table-row table:style-name="ro1">
          <table:table-cell office:value-type="float" office:value="0.5078125" calcext:value-type="float">
            <text:p>0.5078125</text:p>
          </table:table-cell>
          <table:table-cell table:formula="of:=(([.A129]-0)/(1-0))*(3.5-0)+0" office:value-type="float" office:value="1.77734375" calcext:value-type="float">
            <text:p>1.77734375</text:p>
          </table:table-cell>
          <table:table-cell table:number-columns-repeated="7"/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table:formula="of:=(([.A130]-0)/(1-0))*(3.5-0)+0" office:value-type="float" office:value="0.02734375" calcext:value-type="float">
            <text:p>0.02734375</text:p>
          </table:table-cell>
          <table:table-cell table:number-columns-repeated="7"/>
        </table:table-row>
        <table:table-row table:style-name="ro1">
          <table:table-cell office:value-type="float" office:value="0.01171875" calcext:value-type="float">
            <text:p>0.01171875</text:p>
          </table:table-cell>
          <table:table-cell table:formula="of:=(([.A131]-0)/(1-0))*(3.5-0)+0" office:value-type="float" office:value="0.041015625" calcext:value-type="float">
            <text:p>0.041015625</text:p>
          </table:table-cell>
          <table:table-cell table:number-columns-repeated="7"/>
        </table:table-row>
        <table:table-row table:style-name="ro1">
          <table:table-cell office:value-type="float" office:value="0.51171875" calcext:value-type="float">
            <text:p>0.51171875</text:p>
          </table:table-cell>
          <table:table-cell table:formula="of:=(([.A132]-0)/(1-0))*(3.5-0)+0" office:value-type="float" office:value="1.791015625" calcext:value-type="float">
            <text:p>1.791015625</text:p>
          </table:table-cell>
          <table:table-cell table:number-columns-repeated="7"/>
        </table:table-row>
        <table:table-row table:style-name="ro1">
          <table:table-cell office:value-type="float" office:value="0.76171875" calcext:value-type="float">
            <text:p>0.76171875</text:p>
          </table:table-cell>
          <table:table-cell table:formula="of:=(([.A133]-0)/(1-0))*(3.5-0)+0" office:value-type="float" office:value="2.666015625" calcext:value-type="float">
            <text:p>2.666015625</text:p>
          </table:table-cell>
          <table:table-cell table:number-columns-repeated="7"/>
        </table:table-row>
        <table:table-row table:style-name="ro1">
          <table:table-cell office:value-type="float" office:value="0.26171875" calcext:value-type="float">
            <text:p>0.26171875</text:p>
          </table:table-cell>
          <table:table-cell table:formula="of:=(([.A134]-0)/(1-0))*(3.5-0)+0" office:value-type="float" office:value="0.916015625" calcext:value-type="float">
            <text:p>0.916015625</text:p>
          </table:table-cell>
          <table:table-cell table:number-columns-repeated="7"/>
        </table:table-row>
        <table:table-row table:style-name="ro1">
          <table:table-cell office:value-type="float" office:value="0.38671875" calcext:value-type="float">
            <text:p>0.38671875</text:p>
          </table:table-cell>
          <table:table-cell table:formula="of:=(([.A135]-0)/(1-0))*(3.5-0)+0" office:value-type="float" office:value="1.353515625" calcext:value-type="float">
            <text:p>1.353515625</text:p>
          </table:table-cell>
          <table:table-cell table:number-columns-repeated="7"/>
        </table:table-row>
        <table:table-row table:style-name="ro1">
          <table:table-cell office:value-type="float" office:value="0.88671875" calcext:value-type="float">
            <text:p>0.88671875</text:p>
          </table:table-cell>
          <table:table-cell table:formula="of:=(([.A136]-0)/(1-0))*(3.5-0)+0" office:value-type="float" office:value="3.103515625" calcext:value-type="float">
            <text:p>3.103515625</text:p>
          </table:table-cell>
          <table:table-cell table:number-columns-repeated="7"/>
        </table:table-row>
        <table:table-row table:style-name="ro1">
          <table:table-cell office:value-type="float" office:value="0.63671875" calcext:value-type="float">
            <text:p>0.63671875</text:p>
          </table:table-cell>
          <table:table-cell table:formula="of:=(([.A137]-0)/(1-0))*(3.5-0)+0" office:value-type="float" office:value="2.228515625" calcext:value-type="float">
            <text:p>2.228515625</text:p>
          </table:table-cell>
          <table:table-cell table:number-columns-repeated="7"/>
        </table:table-row>
        <table:table-row table:style-name="ro1">
          <table:table-cell office:value-type="float" office:value="0.13671875" calcext:value-type="float">
            <text:p>0.13671875</text:p>
          </table:table-cell>
          <table:table-cell table:formula="of:=(([.A138]-0)/(1-0))*(3.5-0)+0" office:value-type="float" office:value="0.478515625" calcext:value-type="float">
            <text:p>0.478515625</text:p>
          </table:table-cell>
          <table:table-cell table:number-columns-repeated="7"/>
        </table:table-row>
        <table:table-row table:style-name="ro1">
          <table:table-cell office:value-type="float" office:value="0.19921875" calcext:value-type="float">
            <text:p>0.19921875</text:p>
          </table:table-cell>
          <table:table-cell table:formula="of:=(([.A139]-0)/(1-0))*(3.5-0)+0" office:value-type="float" office:value="0.697265625" calcext:value-type="float">
            <text:p>0.697265625</text:p>
          </table:table-cell>
          <table:table-cell table:number-columns-repeated="7"/>
        </table:table-row>
        <table:table-row table:style-name="ro1">
          <table:table-cell office:value-type="float" office:value="0.69921875" calcext:value-type="float">
            <text:p>0.69921875</text:p>
          </table:table-cell>
          <table:table-cell table:formula="of:=(([.A140]-0)/(1-0))*(3.5-0)+0" office:value-type="float" office:value="2.447265625" calcext:value-type="float">
            <text:p>2.447265625</text:p>
          </table:table-cell>
          <table:table-cell table:number-columns-repeated="7"/>
        </table:table-row>
        <table:table-row table:style-name="ro1">
          <table:table-cell office:value-type="float" office:value="0.94921875" calcext:value-type="float">
            <text:p>0.94921875</text:p>
          </table:table-cell>
          <table:table-cell table:formula="of:=(([.A141]-0)/(1-0))*(3.5-0)+0" office:value-type="float" office:value="3.322265625" calcext:value-type="float">
            <text:p>3.322265625</text:p>
          </table:table-cell>
          <table:table-cell table:number-columns-repeated="7"/>
        </table:table-row>
        <table:table-row table:style-name="ro1">
          <table:table-cell office:value-type="float" office:value="0.44921875" calcext:value-type="float">
            <text:p>0.44921875</text:p>
          </table:table-cell>
          <table:table-cell table:formula="of:=(([.A142]-0)/(1-0))*(3.5-0)+0" office:value-type="float" office:value="1.572265625" calcext:value-type="float">
            <text:p>1.572265625</text:p>
          </table:table-cell>
          <table:table-cell table:number-columns-repeated="7"/>
        </table:table-row>
        <table:table-row table:style-name="ro1">
          <table:table-cell office:value-type="float" office:value="0.32421875" calcext:value-type="float">
            <text:p>0.32421875</text:p>
          </table:table-cell>
          <table:table-cell table:formula="of:=(([.A143]-0)/(1-0))*(3.5-0)+0" office:value-type="float" office:value="1.134765625" calcext:value-type="float">
            <text:p>1.134765625</text:p>
          </table:table-cell>
          <table:table-cell table:number-columns-repeated="7"/>
        </table:table-row>
        <table:table-row table:style-name="ro1">
          <table:table-cell office:value-type="float" office:value="0.82421875" calcext:value-type="float">
            <text:p>0.82421875</text:p>
          </table:table-cell>
          <table:table-cell table:formula="of:=(([.A144]-0)/(1-0))*(3.5-0)+0" office:value-type="float" office:value="2.884765625" calcext:value-type="float">
            <text:p>2.884765625</text:p>
          </table:table-cell>
          <table:table-cell table:number-columns-repeated="7"/>
        </table:table-row>
        <table:table-row table:style-name="ro1">
          <table:table-cell office:value-type="float" office:value="0.57421875" calcext:value-type="float">
            <text:p>0.57421875</text:p>
          </table:table-cell>
          <table:table-cell table:formula="of:=(([.A145]-0)/(1-0))*(3.5-0)+0" office:value-type="float" office:value="2.009765625" calcext:value-type="float">
            <text:p>2.009765625</text:p>
          </table:table-cell>
          <table:table-cell table:number-columns-repeated="7"/>
        </table:table-row>
        <table:table-row table:style-name="ro1">
          <table:table-cell office:value-type="float" office:value="0.07421875" calcext:value-type="float">
            <text:p>0.07421875</text:p>
          </table:table-cell>
          <table:table-cell table:formula="of:=(([.A146]-0)/(1-0))*(3.5-0)+0" office:value-type="float" office:value="0.259765625" calcext:value-type="float">
            <text:p>0.259765625</text:p>
          </table:table-cell>
          <table:table-cell table:number-columns-repeated="7"/>
        </table:table-row>
        <table:table-row table:style-name="ro1">
          <table:table-cell office:value-type="float" office:value="0.10546875" calcext:value-type="float">
            <text:p>0.10546875</text:p>
          </table:table-cell>
          <table:table-cell table:formula="of:=(([.A147]-0)/(1-0))*(3.5-0)+0" office:value-type="float" office:value="0.369140625" calcext:value-type="float">
            <text:p>0.369140625</text:p>
          </table:table-cell>
          <table:table-cell table:number-columns-repeated="7"/>
        </table:table-row>
        <table:table-row table:style-name="ro1">
          <table:table-cell office:value-type="float" office:value="0.60546875" calcext:value-type="float">
            <text:p>0.60546875</text:p>
          </table:table-cell>
          <table:table-cell table:formula="of:=(([.A148]-0)/(1-0))*(3.5-0)+0" office:value-type="float" office:value="2.119140625" calcext:value-type="float">
            <text:p>2.119140625</text:p>
          </table:table-cell>
          <table:table-cell table:number-columns-repeated="7"/>
        </table:table-row>
        <table:table-row table:style-name="ro1">
          <table:table-cell office:value-type="float" office:value="0.85546875" calcext:value-type="float">
            <text:p>0.85546875</text:p>
          </table:table-cell>
          <table:table-cell table:formula="of:=(([.A149]-0)/(1-0))*(3.5-0)+0" office:value-type="float" office:value="2.994140625" calcext:value-type="float">
            <text:p>2.994140625</text:p>
          </table:table-cell>
          <table:table-cell table:number-columns-repeated="7"/>
        </table:table-row>
        <table:table-row table:style-name="ro1">
          <table:table-cell office:value-type="float" office:value="0.35546875" calcext:value-type="float">
            <text:p>0.35546875</text:p>
          </table:table-cell>
          <table:table-cell table:formula="of:=(([.A150]-0)/(1-0))*(3.5-0)+0" office:value-type="float" office:value="1.244140625" calcext:value-type="float">
            <text:p>1.244140625</text:p>
          </table:table-cell>
          <table:table-cell table:number-columns-repeated="7"/>
        </table:table-row>
        <table:table-row table:style-name="ro1">
          <table:table-cell office:value-type="float" office:value="0.48046875" calcext:value-type="float">
            <text:p>0.48046875</text:p>
          </table:table-cell>
          <table:table-cell table:formula="of:=(([.A151]-0)/(1-0))*(3.5-0)+0" office:value-type="float" office:value="1.681640625" calcext:value-type="float">
            <text:p>1.681640625</text:p>
          </table:table-cell>
          <table:table-cell table:number-columns-repeated="7"/>
        </table:table-row>
        <table:table-row table:style-name="ro1">
          <table:table-cell office:value-type="float" office:value="0.98046875" calcext:value-type="float">
            <text:p>0.98046875</text:p>
          </table:table-cell>
          <table:table-cell table:formula="of:=(([.A152]-0)/(1-0))*(3.5-0)+0" office:value-type="float" office:value="3.431640625" calcext:value-type="float">
            <text:p>3.431640625</text:p>
          </table:table-cell>
          <table:table-cell table:number-columns-repeated="7"/>
        </table:table-row>
        <table:table-row table:style-name="ro1">
          <table:table-cell office:value-type="float" office:value="0.73046875" calcext:value-type="float">
            <text:p>0.73046875</text:p>
          </table:table-cell>
          <table:table-cell table:formula="of:=(([.A153]-0)/(1-0))*(3.5-0)+0" office:value-type="float" office:value="2.556640625" calcext:value-type="float">
            <text:p>2.556640625</text:p>
          </table:table-cell>
          <table:table-cell table:number-columns-repeated="7"/>
        </table:table-row>
        <table:table-row table:style-name="ro1">
          <table:table-cell office:value-type="float" office:value="0.23046875" calcext:value-type="float">
            <text:p>0.23046875</text:p>
          </table:table-cell>
          <table:table-cell table:formula="of:=(([.A154]-0)/(1-0))*(3.5-0)+0" office:value-type="float" office:value="0.806640625" calcext:value-type="float">
            <text:p>0.806640625</text:p>
          </table:table-cell>
          <table:table-cell table:number-columns-repeated="7"/>
        </table:table-row>
        <table:table-row table:style-name="ro1">
          <table:table-cell office:value-type="float" office:value="0.16796875" calcext:value-type="float">
            <text:p>0.16796875</text:p>
          </table:table-cell>
          <table:table-cell table:formula="of:=(([.A155]-0)/(1-0))*(3.5-0)+0" office:value-type="float" office:value="0.587890625" calcext:value-type="float">
            <text:p>0.587890625</text:p>
          </table:table-cell>
          <table:table-cell table:number-columns-repeated="7"/>
        </table:table-row>
        <table:table-row table:style-name="ro1">
          <table:table-cell office:value-type="float" office:value="0.66796875" calcext:value-type="float">
            <text:p>0.66796875</text:p>
          </table:table-cell>
          <table:table-cell table:formula="of:=(([.A156]-0)/(1-0))*(3.5-0)+0" office:value-type="float" office:value="2.337890625" calcext:value-type="float">
            <text:p>2.337890625</text:p>
          </table:table-cell>
          <table:table-cell table:number-columns-repeated="7"/>
        </table:table-row>
        <table:table-row table:style-name="ro1">
          <table:table-cell office:value-type="float" office:value="0.91796875" calcext:value-type="float">
            <text:p>0.91796875</text:p>
          </table:table-cell>
          <table:table-cell table:formula="of:=(([.A157]-0)/(1-0))*(3.5-0)+0" office:value-type="float" office:value="3.212890625" calcext:value-type="float">
            <text:p>3.212890625</text:p>
          </table:table-cell>
          <table:table-cell table:number-columns-repeated="7"/>
        </table:table-row>
        <table:table-row table:style-name="ro1">
          <table:table-cell office:value-type="float" office:value="0.41796875" calcext:value-type="float">
            <text:p>0.41796875</text:p>
          </table:table-cell>
          <table:table-cell table:formula="of:=(([.A158]-0)/(1-0))*(3.5-0)+0" office:value-type="float" office:value="1.462890625" calcext:value-type="float">
            <text:p>1.462890625</text:p>
          </table:table-cell>
          <table:table-cell table:number-columns-repeated="7"/>
        </table:table-row>
        <table:table-row table:style-name="ro1">
          <table:table-cell office:value-type="float" office:value="0.29296875" calcext:value-type="float">
            <text:p>0.29296875</text:p>
          </table:table-cell>
          <table:table-cell table:formula="of:=(([.A159]-0)/(1-0))*(3.5-0)+0" office:value-type="float" office:value="1.025390625" calcext:value-type="float">
            <text:p>1.025390625</text:p>
          </table:table-cell>
          <table:table-cell table:number-columns-repeated="7"/>
        </table:table-row>
        <table:table-row table:style-name="ro1">
          <table:table-cell office:value-type="float" office:value="0.79296875" calcext:value-type="float">
            <text:p>0.79296875</text:p>
          </table:table-cell>
          <table:table-cell table:formula="of:=(([.A160]-0)/(1-0))*(3.5-0)+0" office:value-type="float" office:value="2.775390625" calcext:value-type="float">
            <text:p>2.775390625</text:p>
          </table:table-cell>
          <table:table-cell table:number-columns-repeated="7"/>
        </table:table-row>
        <table:table-row table:style-name="ro1">
          <table:table-cell office:value-type="float" office:value="0.54296875" calcext:value-type="float">
            <text:p>0.54296875</text:p>
          </table:table-cell>
          <table:table-cell table:formula="of:=(([.A161]-0)/(1-0))*(3.5-0)+0" office:value-type="float" office:value="1.900390625" calcext:value-type="float">
            <text:p>1.900390625</text:p>
          </table:table-cell>
          <table:table-cell table:number-columns-repeated="7"/>
        </table:table-row>
        <table:table-row table:style-name="ro1">
          <table:table-cell office:value-type="float" office:value="0.04296875" calcext:value-type="float">
            <text:p>0.04296875</text:p>
          </table:table-cell>
          <table:table-cell table:formula="of:=(([.A162]-0)/(1-0))*(3.5-0)+0" office:value-type="float" office:value="0.150390625" calcext:value-type="float">
            <text:p>0.150390625</text:p>
          </table:table-cell>
          <table:table-cell table:number-columns-repeated="7"/>
        </table:table-row>
        <table:table-row table:style-name="ro1">
          <table:table-cell office:value-type="float" office:value="0.05859375" calcext:value-type="float">
            <text:p>0.05859375</text:p>
          </table:table-cell>
          <table:table-cell table:formula="of:=(([.A163]-0)/(1-0))*(3.5-0)+0" office:value-type="float" office:value="0.205078125" calcext:value-type="float">
            <text:p>0.205078125</text:p>
          </table:table-cell>
          <table:table-cell table:number-columns-repeated="7"/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 table:formula="of:=(([.A164]-0)/(1-0))*(3.5-0)+0" office:value-type="float" office:value="1.955078125" calcext:value-type="float">
            <text:p>1.955078125</text:p>
          </table:table-cell>
          <table:table-cell table:number-columns-repeated="7"/>
        </table:table-row>
        <table:table-row table:style-name="ro1">
          <table:table-cell office:value-type="float" office:value="0.80859375" calcext:value-type="float">
            <text:p>0.80859375</text:p>
          </table:table-cell>
          <table:table-cell table:formula="of:=(([.A165]-0)/(1-0))*(3.5-0)+0" office:value-type="float" office:value="2.830078125" calcext:value-type="float">
            <text:p>2.830078125</text:p>
          </table:table-cell>
          <table:table-cell table:number-columns-repeated="7"/>
        </table:table-row>
        <table:table-row table:style-name="ro1">
          <table:table-cell office:value-type="float" office:value="0.30859375" calcext:value-type="float">
            <text:p>0.30859375</text:p>
          </table:table-cell>
          <table:table-cell table:formula="of:=(([.A166]-0)/(1-0))*(3.5-0)+0" office:value-type="float" office:value="1.080078125" calcext:value-type="float">
            <text:p>1.080078125</text:p>
          </table:table-cell>
          <table:table-cell table:number-columns-repeated="7"/>
        </table:table-row>
        <table:table-row table:style-name="ro1">
          <table:table-cell office:value-type="float" office:value="0.43359375" calcext:value-type="float">
            <text:p>0.43359375</text:p>
          </table:table-cell>
          <table:table-cell table:formula="of:=(([.A167]-0)/(1-0))*(3.5-0)+0" office:value-type="float" office:value="1.517578125" calcext:value-type="float">
            <text:p>1.517578125</text:p>
          </table:table-cell>
          <table:table-cell table:number-columns-repeated="7"/>
        </table:table-row>
        <table:table-row table:style-name="ro1">
          <table:table-cell office:value-type="float" office:value="0.93359375" calcext:value-type="float">
            <text:p>0.93359375</text:p>
          </table:table-cell>
          <table:table-cell table:formula="of:=(([.A168]-0)/(1-0))*(3.5-0)+0" office:value-type="float" office:value="3.267578125" calcext:value-type="float">
            <text:p>3.267578125</text:p>
          </table:table-cell>
          <table:table-cell table:number-columns-repeated="7"/>
        </table:table-row>
        <table:table-row table:style-name="ro1">
          <table:table-cell office:value-type="float" office:value="0.68359375" calcext:value-type="float">
            <text:p>0.68359375</text:p>
          </table:table-cell>
          <table:table-cell table:formula="of:=(([.A169]-0)/(1-0))*(3.5-0)+0" office:value-type="float" office:value="2.392578125" calcext:value-type="float">
            <text:p>2.392578125</text:p>
          </table:table-cell>
          <table:table-cell table:number-columns-repeated="7"/>
        </table:table-row>
        <table:table-row table:style-name="ro1">
          <table:table-cell office:value-type="float" office:value="0.18359375" calcext:value-type="float">
            <text:p>0.18359375</text:p>
          </table:table-cell>
          <table:table-cell table:formula="of:=(([.A170]-0)/(1-0))*(3.5-0)+0" office:value-type="float" office:value="0.642578125" calcext:value-type="float">
            <text:p>0.642578125</text:p>
          </table:table-cell>
          <table:table-cell table:number-columns-repeated="7"/>
        </table:table-row>
        <table:table-row table:style-name="ro1">
          <table:table-cell office:value-type="float" office:value="0.24609375" calcext:value-type="float">
            <text:p>0.24609375</text:p>
          </table:table-cell>
          <table:table-cell table:formula="of:=(([.A171]-0)/(1-0))*(3.5-0)+0" office:value-type="float" office:value="0.861328125" calcext:value-type="float">
            <text:p>0.861328125</text:p>
          </table:table-cell>
          <table:table-cell table:number-columns-repeated="7"/>
        </table:table-row>
        <table:table-row table:style-name="ro1">
          <table:table-cell office:value-type="float" office:value="0.74609375" calcext:value-type="float">
            <text:p>0.74609375</text:p>
          </table:table-cell>
          <table:table-cell table:formula="of:=(([.A172]-0)/(1-0))*(3.5-0)+0" office:value-type="float" office:value="2.611328125" calcext:value-type="float">
            <text:p>2.611328125</text:p>
          </table:table-cell>
          <table:table-cell table:number-columns-repeated="7"/>
        </table:table-row>
        <table:table-row table:style-name="ro1">
          <table:table-cell office:value-type="float" office:value="0.99609375" calcext:value-type="float">
            <text:p>0.99609375</text:p>
          </table:table-cell>
          <table:table-cell table:formula="of:=(([.A173]-0)/(1-0))*(3.5-0)+0" office:value-type="float" office:value="3.486328125" calcext:value-type="float">
            <text:p>3.486328125</text:p>
          </table:table-cell>
          <table:table-cell table:number-columns-repeated="7"/>
        </table:table-row>
        <table:table-row table:style-name="ro1">
          <table:table-cell office:value-type="float" office:value="0.49609375" calcext:value-type="float">
            <text:p>0.49609375</text:p>
          </table:table-cell>
          <table:table-cell table:formula="of:=(([.A174]-0)/(1-0))*(3.5-0)+0" office:value-type="float" office:value="1.736328125" calcext:value-type="float">
            <text:p>1.736328125</text:p>
          </table:table-cell>
          <table:table-cell table:number-columns-repeated="7"/>
        </table:table-row>
        <table:table-row table:style-name="ro1">
          <table:table-cell office:value-type="float" office:value="0.37109375" calcext:value-type="float">
            <text:p>0.37109375</text:p>
          </table:table-cell>
          <table:table-cell table:formula="of:=(([.A175]-0)/(1-0))*(3.5-0)+0" office:value-type="float" office:value="1.298828125" calcext:value-type="float">
            <text:p>1.298828125</text:p>
          </table:table-cell>
          <table:table-cell table:number-columns-repeated="7"/>
        </table:table-row>
        <table:table-row table:style-name="ro1">
          <table:table-cell office:value-type="float" office:value="0.87109375" calcext:value-type="float">
            <text:p>0.87109375</text:p>
          </table:table-cell>
          <table:table-cell table:formula="of:=(([.A176]-0)/(1-0))*(3.5-0)+0" office:value-type="float" office:value="3.048828125" calcext:value-type="float">
            <text:p>3.048828125</text:p>
          </table:table-cell>
          <table:table-cell table:number-columns-repeated="7"/>
        </table:table-row>
        <table:table-row table:style-name="ro1">
          <table:table-cell office:value-type="float" office:value="0.62109375" calcext:value-type="float">
            <text:p>0.62109375</text:p>
          </table:table-cell>
          <table:table-cell table:formula="of:=(([.A177]-0)/(1-0))*(3.5-0)+0" office:value-type="float" office:value="2.173828125" calcext:value-type="float">
            <text:p>2.173828125</text:p>
          </table:table-cell>
          <table:table-cell table:number-columns-repeated="7"/>
        </table:table-row>
        <table:table-row table:style-name="ro1">
          <table:table-cell office:value-type="float" office:value="0.12109375" calcext:value-type="float">
            <text:p>0.12109375</text:p>
          </table:table-cell>
          <table:table-cell table:formula="of:=(([.A178]-0)/(1-0))*(3.5-0)+0" office:value-type="float" office:value="0.423828125" calcext:value-type="float">
            <text:p>0.423828125</text:p>
          </table:table-cell>
          <table:table-cell table:number-columns-repeated="7"/>
        </table:table-row>
        <table:table-row table:style-name="ro1">
          <table:table-cell office:value-type="float" office:value="0.08984375" calcext:value-type="float">
            <text:p>0.08984375</text:p>
          </table:table-cell>
          <table:table-cell table:formula="of:=(([.A179]-0)/(1-0))*(3.5-0)+0" office:value-type="float" office:value="0.314453125" calcext:value-type="float">
            <text:p>0.314453125</text:p>
          </table:table-cell>
          <table:table-cell table:number-columns-repeated="7"/>
        </table:table-row>
        <table:table-row table:style-name="ro1">
          <table:table-cell office:value-type="float" office:value="0.58984375" calcext:value-type="float">
            <text:p>0.58984375</text:p>
          </table:table-cell>
          <table:table-cell table:formula="of:=(([.A180]-0)/(1-0))*(3.5-0)+0" office:value-type="float" office:value="2.064453125" calcext:value-type="float">
            <text:p>2.064453125</text:p>
          </table:table-cell>
          <table:table-cell table:number-columns-repeated="7"/>
        </table:table-row>
        <table:table-row table:style-name="ro1">
          <table:table-cell office:value-type="float" office:value="0.83984375" calcext:value-type="float">
            <text:p>0.83984375</text:p>
          </table:table-cell>
          <table:table-cell table:formula="of:=(([.A181]-0)/(1-0))*(3.5-0)+0" office:value-type="float" office:value="2.939453125" calcext:value-type="float">
            <text:p>2.939453125</text:p>
          </table:table-cell>
          <table:table-cell table:number-columns-repeated="7"/>
        </table:table-row>
        <table:table-row table:style-name="ro1">
          <table:table-cell office:value-type="float" office:value="0.33984375" calcext:value-type="float">
            <text:p>0.33984375</text:p>
          </table:table-cell>
          <table:table-cell table:formula="of:=(([.A182]-0)/(1-0))*(3.5-0)+0" office:value-type="float" office:value="1.189453125" calcext:value-type="float">
            <text:p>1.189453125</text:p>
          </table:table-cell>
          <table:table-cell table:number-columns-repeated="7"/>
        </table:table-row>
        <table:table-row table:style-name="ro1">
          <table:table-cell office:value-type="float" office:value="0.46484375" calcext:value-type="float">
            <text:p>0.46484375</text:p>
          </table:table-cell>
          <table:table-cell table:formula="of:=(([.A183]-0)/(1-0))*(3.5-0)+0" office:value-type="float" office:value="1.626953125" calcext:value-type="float">
            <text:p>1.626953125</text:p>
          </table:table-cell>
          <table:table-cell table:number-columns-repeated="7"/>
        </table:table-row>
        <table:table-row table:style-name="ro1">
          <table:table-cell office:value-type="float" office:value="0.96484375" calcext:value-type="float">
            <text:p>0.96484375</text:p>
          </table:table-cell>
          <table:table-cell table:formula="of:=(([.A184]-0)/(1-0))*(3.5-0)+0" office:value-type="float" office:value="3.376953125" calcext:value-type="float">
            <text:p>3.376953125</text:p>
          </table:table-cell>
          <table:table-cell table:number-columns-repeated="7"/>
        </table:table-row>
        <table:table-row table:style-name="ro1">
          <table:table-cell office:value-type="float" office:value="0.71484375" calcext:value-type="float">
            <text:p>0.71484375</text:p>
          </table:table-cell>
          <table:table-cell table:formula="of:=(([.A185]-0)/(1-0))*(3.5-0)+0" office:value-type="float" office:value="2.501953125" calcext:value-type="float">
            <text:p>2.501953125</text:p>
          </table:table-cell>
          <table:table-cell table:number-columns-repeated="7"/>
        </table:table-row>
        <table:table-row table:style-name="ro1">
          <table:table-cell office:value-type="float" office:value="0.21484375" calcext:value-type="float">
            <text:p>0.21484375</text:p>
          </table:table-cell>
          <table:table-cell table:formula="of:=(([.A186]-0)/(1-0))*(3.5-0)+0" office:value-type="float" office:value="0.751953125" calcext:value-type="float">
            <text:p>0.751953125</text:p>
          </table:table-cell>
          <table:table-cell table:number-columns-repeated="7"/>
        </table:table-row>
        <table:table-row table:style-name="ro1">
          <table:table-cell office:value-type="float" office:value="0.15234375" calcext:value-type="float">
            <text:p>0.15234375</text:p>
          </table:table-cell>
          <table:table-cell table:formula="of:=(([.A187]-0)/(1-0))*(3.5-0)+0" office:value-type="float" office:value="0.533203125" calcext:value-type="float">
            <text:p>0.533203125</text:p>
          </table:table-cell>
          <table:table-cell table:number-columns-repeated="7"/>
        </table:table-row>
        <table:table-row table:style-name="ro1">
          <table:table-cell office:value-type="float" office:value="0.65234375" calcext:value-type="float">
            <text:p>0.65234375</text:p>
          </table:table-cell>
          <table:table-cell table:formula="of:=(([.A188]-0)/(1-0))*(3.5-0)+0" office:value-type="float" office:value="2.283203125" calcext:value-type="float">
            <text:p>2.283203125</text:p>
          </table:table-cell>
          <table:table-cell table:number-columns-repeated="7"/>
        </table:table-row>
        <table:table-row table:style-name="ro1">
          <table:table-cell office:value-type="float" office:value="0.90234375" calcext:value-type="float">
            <text:p>0.90234375</text:p>
          </table:table-cell>
          <table:table-cell table:formula="of:=(([.A189]-0)/(1-0))*(3.5-0)+0" office:value-type="float" office:value="3.158203125" calcext:value-type="float">
            <text:p>3.158203125</text:p>
          </table:table-cell>
          <table:table-cell table:number-columns-repeated="7"/>
        </table:table-row>
        <table:table-row table:style-name="ro1">
          <table:table-cell office:value-type="float" office:value="0.40234375" calcext:value-type="float">
            <text:p>0.40234375</text:p>
          </table:table-cell>
          <table:table-cell table:formula="of:=(([.A190]-0)/(1-0))*(3.5-0)+0" office:value-type="float" office:value="1.408203125" calcext:value-type="float">
            <text:p>1.408203125</text:p>
          </table:table-cell>
          <table:table-cell table:number-columns-repeated="7"/>
        </table:table-row>
        <table:table-row table:style-name="ro1">
          <table:table-cell office:value-type="float" office:value="0.27734375" calcext:value-type="float">
            <text:p>0.27734375</text:p>
          </table:table-cell>
          <table:table-cell table:formula="of:=(([.A191]-0)/(1-0))*(3.5-0)+0" office:value-type="float" office:value="0.970703125" calcext:value-type="float">
            <text:p>0.970703125</text:p>
          </table:table-cell>
          <table:table-cell table:number-columns-repeated="7"/>
        </table:table-row>
        <table:table-row table:style-name="ro1">
          <table:table-cell office:value-type="float" office:value="0.77734375" calcext:value-type="float">
            <text:p>0.77734375</text:p>
          </table:table-cell>
          <table:table-cell table:formula="of:=(([.A192]-0)/(1-0))*(3.5-0)+0" office:value-type="float" office:value="2.720703125" calcext:value-type="float">
            <text:p>2.720703125</text:p>
          </table:table-cell>
          <table:table-cell table:number-columns-repeated="7"/>
        </table:table-row>
        <table:table-row table:style-name="ro1">
          <table:table-cell office:value-type="float" office:value="0.52734375" calcext:value-type="float">
            <text:p>0.52734375</text:p>
          </table:table-cell>
          <table:table-cell table:formula="of:=(([.A193]-0)/(1-0))*(3.5-0)+0" office:value-type="float" office:value="1.845703125" calcext:value-type="float">
            <text:p>1.845703125</text:p>
          </table:table-cell>
          <table:table-cell table:number-columns-repeated="7"/>
        </table:table-row>
        <table:table-row table:style-name="ro1">
          <table:table-cell office:value-type="float" office:value="0.02734375" calcext:value-type="float">
            <text:p>0.02734375</text:p>
          </table:table-cell>
          <table:table-cell table:formula="of:=(([.A194]-0)/(1-0))*(3.5-0)+0" office:value-type="float" office:value="0.095703125" calcext:value-type="float">
            <text:p>0.095703125</text:p>
          </table:table-cell>
          <table:table-cell table:number-columns-repeated="7"/>
        </table:table-row>
        <table:table-row table:style-name="ro1">
          <table:table-cell office:value-type="float" office:value="0.01953125" calcext:value-type="float">
            <text:p>0.01953125</text:p>
          </table:table-cell>
          <table:table-cell table:formula="of:=(([.A195]-0)/(1-0))*(3.5-0)+0" office:value-type="float" office:value="0.068359375" calcext:value-type="float">
            <text:p>0.068359375</text:p>
          </table:table-cell>
          <table:table-cell table:number-columns-repeated="7"/>
        </table:table-row>
        <table:table-row table:style-name="ro1">
          <table:table-cell office:value-type="float" office:value="0.51953125" calcext:value-type="float">
            <text:p>0.51953125</text:p>
          </table:table-cell>
          <table:table-cell table:formula="of:=(([.A196]-0)/(1-0))*(3.5-0)+0" office:value-type="float" office:value="1.818359375" calcext:value-type="float">
            <text:p>1.818359375</text:p>
          </table:table-cell>
          <table:table-cell table:number-columns-repeated="7"/>
        </table:table-row>
        <table:table-row table:style-name="ro1">
          <table:table-cell office:value-type="float" office:value="0.76953125" calcext:value-type="float">
            <text:p>0.76953125</text:p>
          </table:table-cell>
          <table:table-cell table:formula="of:=(([.A197]-0)/(1-0))*(3.5-0)+0" office:value-type="float" office:value="2.693359375" calcext:value-type="float">
            <text:p>2.693359375</text:p>
          </table:table-cell>
          <table:table-cell table:number-columns-repeated="7"/>
        </table:table-row>
        <table:table-row table:style-name="ro1">
          <table:table-cell office:value-type="float" office:value="0.26953125" calcext:value-type="float">
            <text:p>0.26953125</text:p>
          </table:table-cell>
          <table:table-cell table:formula="of:=(([.A198]-0)/(1-0))*(3.5-0)+0" office:value-type="float" office:value="0.943359375" calcext:value-type="float">
            <text:p>0.943359375</text:p>
          </table:table-cell>
          <table:table-cell table:number-columns-repeated="7"/>
        </table:table-row>
        <table:table-row table:style-name="ro1">
          <table:table-cell office:value-type="float" office:value="0.39453125" calcext:value-type="float">
            <text:p>0.39453125</text:p>
          </table:table-cell>
          <table:table-cell table:formula="of:=(([.A199]-0)/(1-0))*(3.5-0)+0" office:value-type="float" office:value="1.380859375" calcext:value-type="float">
            <text:p>1.380859375</text:p>
          </table:table-cell>
          <table:table-cell table:number-columns-repeated="7"/>
        </table:table-row>
        <table:table-row table:style-name="ro1">
          <table:table-cell office:value-type="float" office:value="0.89453125" calcext:value-type="float">
            <text:p>0.89453125</text:p>
          </table:table-cell>
          <table:table-cell table:formula="of:=(([.A200]-0)/(1-0))*(3.5-0)+0" office:value-type="float" office:value="3.130859375" calcext:value-type="float">
            <text:p>3.130859375</text:p>
          </table:table-cell>
          <table:table-cell table:number-columns-repeated="7"/>
        </table:table-row>
        <table:table-row table:style-name="ro1">
          <table:table-cell office:value-type="float" office:value="0.64453125" calcext:value-type="float">
            <text:p>0.64453125</text:p>
          </table:table-cell>
          <table:table-cell table:formula="of:=(([.A201]-0)/(1-0))*(3.5-0)+0" office:value-type="float" office:value="2.255859375" calcext:value-type="float">
            <text:p>2.255859375</text:p>
          </table:table-cell>
          <table:table-cell table:number-columns-repeated="7"/>
        </table:table-row>
        <table:table-row table:style-name="ro1">
          <table:table-cell office:value-type="float" office:value="0.14453125" calcext:value-type="float">
            <text:p>0.14453125</text:p>
          </table:table-cell>
          <table:table-cell table:formula="of:=(([.A202]-0)/(1-0))*(3.5-0)+0" office:value-type="float" office:value="0.505859375" calcext:value-type="float">
            <text:p>0.505859375</text:p>
          </table:table-cell>
          <table:table-cell table:number-columns-repeated="7"/>
        </table:table-row>
        <table:table-row table:style-name="ro1">
          <table:table-cell office:value-type="float" office:value="0.20703125" calcext:value-type="float">
            <text:p>0.20703125</text:p>
          </table:table-cell>
          <table:table-cell table:formula="of:=(([.A203]-0)/(1-0))*(3.5-0)+0" office:value-type="float" office:value="0.724609375" calcext:value-type="float">
            <text:p>0.724609375</text:p>
          </table:table-cell>
          <table:table-cell table:number-columns-repeated="7"/>
        </table:table-row>
        <table:table-row table:style-name="ro1">
          <table:table-cell office:value-type="float" office:value="0.70703125" calcext:value-type="float">
            <text:p>0.70703125</text:p>
          </table:table-cell>
          <table:table-cell table:formula="of:=(([.A204]-0)/(1-0))*(3.5-0)+0" office:value-type="float" office:value="2.474609375" calcext:value-type="float">
            <text:p>2.474609375</text:p>
          </table:table-cell>
          <table:table-cell table:number-columns-repeated="7"/>
        </table:table-row>
        <table:table-row table:style-name="ro1">
          <table:table-cell office:value-type="float" office:value="0.95703125" calcext:value-type="float">
            <text:p>0.95703125</text:p>
          </table:table-cell>
          <table:table-cell table:formula="of:=(([.A205]-0)/(1-0))*(3.5-0)+0" office:value-type="float" office:value="3.349609375" calcext:value-type="float">
            <text:p>3.349609375</text:p>
          </table:table-cell>
          <table:table-cell table:number-columns-repeated="7"/>
        </table:table-row>
        <table:table-row table:style-name="ro1">
          <table:table-cell office:value-type="float" office:value="0.45703125" calcext:value-type="float">
            <text:p>0.45703125</text:p>
          </table:table-cell>
          <table:table-cell table:formula="of:=(([.A206]-0)/(1-0))*(3.5-0)+0" office:value-type="float" office:value="1.599609375" calcext:value-type="float">
            <text:p>1.599609375</text:p>
          </table:table-cell>
          <table:table-cell table:number-columns-repeated="7"/>
        </table:table-row>
        <table:table-row table:style-name="ro1">
          <table:table-cell office:value-type="float" office:value="0.33203125" calcext:value-type="float">
            <text:p>0.33203125</text:p>
          </table:table-cell>
          <table:table-cell table:formula="of:=(([.A207]-0)/(1-0))*(3.5-0)+0" office:value-type="float" office:value="1.162109375" calcext:value-type="float">
            <text:p>1.162109375</text:p>
          </table:table-cell>
          <table:table-cell table:number-columns-repeated="7"/>
        </table:table-row>
        <table:table-row table:style-name="ro1">
          <table:table-cell office:value-type="float" office:value="0.83203125" calcext:value-type="float">
            <text:p>0.83203125</text:p>
          </table:table-cell>
          <table:table-cell table:formula="of:=(([.A208]-0)/(1-0))*(3.5-0)+0" office:value-type="float" office:value="2.912109375" calcext:value-type="float">
            <text:p>2.912109375</text:p>
          </table:table-cell>
          <table:table-cell table:number-columns-repeated="7"/>
        </table:table-row>
        <table:table-row table:style-name="ro1">
          <table:table-cell office:value-type="float" office:value="0.58203125" calcext:value-type="float">
            <text:p>0.58203125</text:p>
          </table:table-cell>
          <table:table-cell table:formula="of:=(([.A209]-0)/(1-0))*(3.5-0)+0" office:value-type="float" office:value="2.037109375" calcext:value-type="float">
            <text:p>2.037109375</text:p>
          </table:table-cell>
          <table:table-cell table:number-columns-repeated="7"/>
        </table:table-row>
        <table:table-row table:style-name="ro1">
          <table:table-cell office:value-type="float" office:value="0.08203125" calcext:value-type="float">
            <text:p>0.08203125</text:p>
          </table:table-cell>
          <table:table-cell table:formula="of:=(([.A210]-0)/(1-0))*(3.5-0)+0" office:value-type="float" office:value="0.287109375" calcext:value-type="float">
            <text:p>0.287109375</text:p>
          </table:table-cell>
          <table:table-cell table:number-columns-repeated="7"/>
        </table:table-row>
        <table:table-row table:style-name="ro1">
          <table:table-cell office:value-type="float" office:value="0.11328125" calcext:value-type="float">
            <text:p>0.11328125</text:p>
          </table:table-cell>
          <table:table-cell table:formula="of:=(([.A211]-0)/(1-0))*(3.5-0)+0" office:value-type="float" office:value="0.396484375" calcext:value-type="float">
            <text:p>0.396484375</text:p>
          </table:table-cell>
          <table:table-cell table:number-columns-repeated="7"/>
        </table:table-row>
        <table:table-row table:style-name="ro1">
          <table:table-cell office:value-type="float" office:value="0.61328125" calcext:value-type="float">
            <text:p>0.61328125</text:p>
          </table:table-cell>
          <table:table-cell table:formula="of:=(([.A212]-0)/(1-0))*(3.5-0)+0" office:value-type="float" office:value="2.146484375" calcext:value-type="float">
            <text:p>2.146484375</text:p>
          </table:table-cell>
          <table:table-cell table:number-columns-repeated="7"/>
        </table:table-row>
        <table:table-row table:style-name="ro1">
          <table:table-cell office:value-type="float" office:value="0.86328125" calcext:value-type="float">
            <text:p>0.86328125</text:p>
          </table:table-cell>
          <table:table-cell table:formula="of:=(([.A213]-0)/(1-0))*(3.5-0)+0" office:value-type="float" office:value="3.021484375" calcext:value-type="float">
            <text:p>3.021484375</text:p>
          </table:table-cell>
          <table:table-cell table:number-columns-repeated="7"/>
        </table:table-row>
        <table:table-row table:style-name="ro1">
          <table:table-cell office:value-type="float" office:value="0.36328125" calcext:value-type="float">
            <text:p>0.36328125</text:p>
          </table:table-cell>
          <table:table-cell table:formula="of:=(([.A214]-0)/(1-0))*(3.5-0)+0" office:value-type="float" office:value="1.271484375" calcext:value-type="float">
            <text:p>1.271484375</text:p>
          </table:table-cell>
          <table:table-cell table:number-columns-repeated="7"/>
        </table:table-row>
        <table:table-row table:style-name="ro1">
          <table:table-cell office:value-type="float" office:value="0.48828125" calcext:value-type="float">
            <text:p>0.48828125</text:p>
          </table:table-cell>
          <table:table-cell table:formula="of:=(([.A215]-0)/(1-0))*(3.5-0)+0" office:value-type="float" office:value="1.708984375" calcext:value-type="float">
            <text:p>1.708984375</text:p>
          </table:table-cell>
          <table:table-cell table:number-columns-repeated="7"/>
        </table:table-row>
        <table:table-row table:style-name="ro1">
          <table:table-cell office:value-type="float" office:value="0.98828125" calcext:value-type="float">
            <text:p>0.98828125</text:p>
          </table:table-cell>
          <table:table-cell table:formula="of:=(([.A216]-0)/(1-0))*(3.5-0)+0" office:value-type="float" office:value="3.458984375" calcext:value-type="float">
            <text:p>3.458984375</text:p>
          </table:table-cell>
          <table:table-cell table:number-columns-repeated="7"/>
        </table:table-row>
        <table:table-row table:style-name="ro1">
          <table:table-cell office:value-type="float" office:value="0.73828125" calcext:value-type="float">
            <text:p>0.73828125</text:p>
          </table:table-cell>
          <table:table-cell table:formula="of:=(([.A217]-0)/(1-0))*(3.5-0)+0" office:value-type="float" office:value="2.583984375" calcext:value-type="float">
            <text:p>2.583984375</text:p>
          </table:table-cell>
          <table:table-cell table:number-columns-repeated="7"/>
        </table:table-row>
        <table:table-row table:style-name="ro1">
          <table:table-cell office:value-type="float" office:value="0.23828125" calcext:value-type="float">
            <text:p>0.23828125</text:p>
          </table:table-cell>
          <table:table-cell table:formula="of:=(([.A218]-0)/(1-0))*(3.5-0)+0" office:value-type="float" office:value="0.833984375" calcext:value-type="float">
            <text:p>0.833984375</text:p>
          </table:table-cell>
          <table:table-cell table:number-columns-repeated="7"/>
        </table:table-row>
        <table:table-row table:style-name="ro1">
          <table:table-cell office:value-type="float" office:value="0.17578125" calcext:value-type="float">
            <text:p>0.17578125</text:p>
          </table:table-cell>
          <table:table-cell table:formula="of:=(([.A219]-0)/(1-0))*(3.5-0)+0" office:value-type="float" office:value="0.615234375" calcext:value-type="float">
            <text:p>0.615234375</text:p>
          </table:table-cell>
          <table:table-cell table:number-columns-repeated="7"/>
        </table:table-row>
        <table:table-row table:style-name="ro1">
          <table:table-cell office:value-type="float" office:value="0.67578125" calcext:value-type="float">
            <text:p>0.67578125</text:p>
          </table:table-cell>
          <table:table-cell table:formula="of:=(([.A220]-0)/(1-0))*(3.5-0)+0" office:value-type="float" office:value="2.365234375" calcext:value-type="float">
            <text:p>2.365234375</text:p>
          </table:table-cell>
          <table:table-cell table:number-columns-repeated="7"/>
        </table:table-row>
        <table:table-row table:style-name="ro1">
          <table:table-cell office:value-type="float" office:value="0.92578125" calcext:value-type="float">
            <text:p>0.92578125</text:p>
          </table:table-cell>
          <table:table-cell table:formula="of:=(([.A221]-0)/(1-0))*(3.5-0)+0" office:value-type="float" office:value="3.240234375" calcext:value-type="float">
            <text:p>3.240234375</text:p>
          </table:table-cell>
          <table:table-cell table:number-columns-repeated="7"/>
        </table:table-row>
        <table:table-row table:style-name="ro1">
          <table:table-cell office:value-type="float" office:value="0.42578125" calcext:value-type="float">
            <text:p>0.42578125</text:p>
          </table:table-cell>
          <table:table-cell table:formula="of:=(([.A222]-0)/(1-0))*(3.5-0)+0" office:value-type="float" office:value="1.490234375" calcext:value-type="float">
            <text:p>1.490234375</text:p>
          </table:table-cell>
          <table:table-cell table:number-columns-repeated="7"/>
        </table:table-row>
        <table:table-row table:style-name="ro1">
          <table:table-cell office:value-type="float" office:value="0.30078125" calcext:value-type="float">
            <text:p>0.30078125</text:p>
          </table:table-cell>
          <table:table-cell table:formula="of:=(([.A223]-0)/(1-0))*(3.5-0)+0" office:value-type="float" office:value="1.052734375" calcext:value-type="float">
            <text:p>1.052734375</text:p>
          </table:table-cell>
          <table:table-cell table:number-columns-repeated="7"/>
        </table:table-row>
        <table:table-row table:style-name="ro1">
          <table:table-cell office:value-type="float" office:value="0.80078125" calcext:value-type="float">
            <text:p>0.80078125</text:p>
          </table:table-cell>
          <table:table-cell table:formula="of:=(([.A224]-0)/(1-0))*(3.5-0)+0" office:value-type="float" office:value="2.802734375" calcext:value-type="float">
            <text:p>2.802734375</text:p>
          </table:table-cell>
          <table:table-cell table:number-columns-repeated="7"/>
        </table:table-row>
        <table:table-row table:style-name="ro1">
          <table:table-cell office:value-type="float" office:value="0.55078125" calcext:value-type="float">
            <text:p>0.55078125</text:p>
          </table:table-cell>
          <table:table-cell table:formula="of:=(([.A225]-0)/(1-0))*(3.5-0)+0" office:value-type="float" office:value="1.927734375" calcext:value-type="float">
            <text:p>1.927734375</text:p>
          </table:table-cell>
          <table:table-cell table:number-columns-repeated="7"/>
        </table:table-row>
        <table:table-row table:style-name="ro1">
          <table:table-cell office:value-type="float" office:value="0.05078125" calcext:value-type="float">
            <text:p>0.05078125</text:p>
          </table:table-cell>
          <table:table-cell table:formula="of:=(([.A226]-0)/(1-0))*(3.5-0)+0" office:value-type="float" office:value="0.177734375" calcext:value-type="float">
            <text:p>0.177734375</text:p>
          </table:table-cell>
          <table:table-cell table:number-columns-repeated="7"/>
        </table:table-row>
        <table:table-row table:style-name="ro1">
          <table:table-cell office:value-type="float" office:value="0.03515625" calcext:value-type="float">
            <text:p>0.03515625</text:p>
          </table:table-cell>
          <table:table-cell table:formula="of:=(([.A227]-0)/(1-0))*(3.5-0)+0" office:value-type="float" office:value="0.123046875" calcext:value-type="float">
            <text:p>0.123046875</text:p>
          </table:table-cell>
          <table:table-cell table:number-columns-repeated="7"/>
        </table:table-row>
        <table:table-row table:style-name="ro1">
          <table:table-cell office:value-type="float" office:value="0.53515625" calcext:value-type="float">
            <text:p>0.53515625</text:p>
          </table:table-cell>
          <table:table-cell table:formula="of:=(([.A228]-0)/(1-0))*(3.5-0)+0" office:value-type="float" office:value="1.873046875" calcext:value-type="float">
            <text:p>1.873046875</text:p>
          </table:table-cell>
          <table:table-cell table:number-columns-repeated="7"/>
        </table:table-row>
        <table:table-row table:style-name="ro1">
          <table:table-cell office:value-type="float" office:value="0.78515625" calcext:value-type="float">
            <text:p>0.78515625</text:p>
          </table:table-cell>
          <table:table-cell table:formula="of:=(([.A229]-0)/(1-0))*(3.5-0)+0" office:value-type="float" office:value="2.748046875" calcext:value-type="float">
            <text:p>2.748046875</text:p>
          </table:table-cell>
          <table:table-cell table:number-columns-repeated="7"/>
        </table:table-row>
        <table:table-row table:style-name="ro1">
          <table:table-cell office:value-type="float" office:value="0.28515625" calcext:value-type="float">
            <text:p>0.28515625</text:p>
          </table:table-cell>
          <table:table-cell table:formula="of:=(([.A230]-0)/(1-0))*(3.5-0)+0" office:value-type="float" office:value="0.998046875" calcext:value-type="float">
            <text:p>0.998046875</text:p>
          </table:table-cell>
          <table:table-cell table:number-columns-repeated="7"/>
        </table:table-row>
        <table:table-row table:style-name="ro1">
          <table:table-cell office:value-type="float" office:value="0.41015625" calcext:value-type="float">
            <text:p>0.41015625</text:p>
          </table:table-cell>
          <table:table-cell table:formula="of:=(([.A231]-0)/(1-0))*(3.5-0)+0" office:value-type="float" office:value="1.435546875" calcext:value-type="float">
            <text:p>1.435546875</text:p>
          </table:table-cell>
          <table:table-cell table:number-columns-repeated="7"/>
        </table:table-row>
        <table:table-row table:style-name="ro1">
          <table:table-cell office:value-type="float" office:value="0.91015625" calcext:value-type="float">
            <text:p>0.91015625</text:p>
          </table:table-cell>
          <table:table-cell table:formula="of:=(([.A232]-0)/(1-0))*(3.5-0)+0" office:value-type="float" office:value="3.185546875" calcext:value-type="float">
            <text:p>3.185546875</text:p>
          </table:table-cell>
          <table:table-cell table:number-columns-repeated="7"/>
        </table:table-row>
        <table:table-row table:style-name="ro1">
          <table:table-cell office:value-type="float" office:value="0.66015625" calcext:value-type="float">
            <text:p>0.66015625</text:p>
          </table:table-cell>
          <table:table-cell table:formula="of:=(([.A233]-0)/(1-0))*(3.5-0)+0" office:value-type="float" office:value="2.310546875" calcext:value-type="float">
            <text:p>2.310546875</text:p>
          </table:table-cell>
          <table:table-cell table:number-columns-repeated="7"/>
        </table:table-row>
        <table:table-row table:style-name="ro1">
          <table:table-cell office:value-type="float" office:value="0.16015625" calcext:value-type="float">
            <text:p>0.16015625</text:p>
          </table:table-cell>
          <table:table-cell table:formula="of:=(([.A234]-0)/(1-0))*(3.5-0)+0" office:value-type="float" office:value="0.560546875" calcext:value-type="float">
            <text:p>0.560546875</text:p>
          </table:table-cell>
          <table:table-cell table:number-columns-repeated="7"/>
        </table:table-row>
        <table:table-row table:style-name="ro1">
          <table:table-cell office:value-type="float" office:value="0.22265625" calcext:value-type="float">
            <text:p>0.22265625</text:p>
          </table:table-cell>
          <table:table-cell table:formula="of:=(([.A235]-0)/(1-0))*(3.5-0)+0" office:value-type="float" office:value="0.779296875" calcext:value-type="float">
            <text:p>0.779296875</text:p>
          </table:table-cell>
          <table:table-cell table:number-columns-repeated="7"/>
        </table:table-row>
        <table:table-row table:style-name="ro1">
          <table:table-cell office:value-type="float" office:value="0.72265625" calcext:value-type="float">
            <text:p>0.72265625</text:p>
          </table:table-cell>
          <table:table-cell table:formula="of:=(([.A236]-0)/(1-0))*(3.5-0)+0" office:value-type="float" office:value="2.529296875" calcext:value-type="float">
            <text:p>2.529296875</text:p>
          </table:table-cell>
          <table:table-cell table:number-columns-repeated="7"/>
        </table:table-row>
        <table:table-row table:style-name="ro1">
          <table:table-cell office:value-type="float" office:value="0.97265625" calcext:value-type="float">
            <text:p>0.97265625</text:p>
          </table:table-cell>
          <table:table-cell table:formula="of:=(([.A237]-0)/(1-0))*(3.5-0)+0" office:value-type="float" office:value="3.404296875" calcext:value-type="float">
            <text:p>3.404296875</text:p>
          </table:table-cell>
          <table:table-cell table:number-columns-repeated="7"/>
        </table:table-row>
        <table:table-row table:style-name="ro1">
          <table:table-cell office:value-type="float" office:value="0.47265625" calcext:value-type="float">
            <text:p>0.47265625</text:p>
          </table:table-cell>
          <table:table-cell table:formula="of:=(([.A238]-0)/(1-0))*(3.5-0)+0" office:value-type="float" office:value="1.654296875" calcext:value-type="float">
            <text:p>1.654296875</text:p>
          </table:table-cell>
          <table:table-cell table:number-columns-repeated="7"/>
        </table:table-row>
        <table:table-row table:style-name="ro1">
          <table:table-cell office:value-type="float" office:value="0.34765625" calcext:value-type="float">
            <text:p>0.34765625</text:p>
          </table:table-cell>
          <table:table-cell table:formula="of:=(([.A239]-0)/(1-0))*(3.5-0)+0" office:value-type="float" office:value="1.216796875" calcext:value-type="float">
            <text:p>1.216796875</text:p>
          </table:table-cell>
          <table:table-cell table:number-columns-repeated="7"/>
        </table:table-row>
        <table:table-row table:style-name="ro1">
          <table:table-cell office:value-type="float" office:value="0.84765625" calcext:value-type="float">
            <text:p>0.84765625</text:p>
          </table:table-cell>
          <table:table-cell table:formula="of:=(([.A240]-0)/(1-0))*(3.5-0)+0" office:value-type="float" office:value="2.966796875" calcext:value-type="float">
            <text:p>2.966796875</text:p>
          </table:table-cell>
          <table:table-cell table:number-columns-repeated="7"/>
        </table:table-row>
        <table:table-row table:style-name="ro1">
          <table:table-cell office:value-type="float" office:value="0.59765625" calcext:value-type="float">
            <text:p>0.59765625</text:p>
          </table:table-cell>
          <table:table-cell table:formula="of:=(([.A241]-0)/(1-0))*(3.5-0)+0" office:value-type="float" office:value="2.091796875" calcext:value-type="float">
            <text:p>2.091796875</text:p>
          </table:table-cell>
          <table:table-cell table:number-columns-repeated="7"/>
        </table:table-row>
        <table:table-row table:style-name="ro1">
          <table:table-cell office:value-type="float" office:value="0.09765625" calcext:value-type="float">
            <text:p>0.09765625</text:p>
          </table:table-cell>
          <table:table-cell table:formula="of:=(([.A242]-0)/(1-0))*(3.5-0)+0" office:value-type="float" office:value="0.341796875" calcext:value-type="float">
            <text:p>0.341796875</text:p>
          </table:table-cell>
          <table:table-cell table:number-columns-repeated="7"/>
        </table:table-row>
        <table:table-row table:style-name="ro1">
          <table:table-cell office:value-type="float" office:value="0.06640625" calcext:value-type="float">
            <text:p>0.06640625</text:p>
          </table:table-cell>
          <table:table-cell table:formula="of:=(([.A243]-0)/(1-0))*(3.5-0)+0" office:value-type="float" office:value="0.232421875" calcext:value-type="float">
            <text:p>0.232421875</text:p>
          </table:table-cell>
          <table:table-cell table:number-columns-repeated="7"/>
        </table:table-row>
        <table:table-row table:style-name="ro1">
          <table:table-cell office:value-type="float" office:value="0.56640625" calcext:value-type="float">
            <text:p>0.56640625</text:p>
          </table:table-cell>
          <table:table-cell table:formula="of:=(([.A244]-0)/(1-0))*(3.5-0)+0" office:value-type="float" office:value="1.982421875" calcext:value-type="float">
            <text:p>1.982421875</text:p>
          </table:table-cell>
          <table:table-cell table:number-columns-repeated="7"/>
        </table:table-row>
        <table:table-row table:style-name="ro1">
          <table:table-cell office:value-type="float" office:value="0.81640625" calcext:value-type="float">
            <text:p>0.81640625</text:p>
          </table:table-cell>
          <table:table-cell table:formula="of:=(([.A245]-0)/(1-0))*(3.5-0)+0" office:value-type="float" office:value="2.857421875" calcext:value-type="float">
            <text:p>2.857421875</text:p>
          </table:table-cell>
          <table:table-cell table:number-columns-repeated="7"/>
        </table:table-row>
        <table:table-row table:style-name="ro1">
          <table:table-cell office:value-type="float" office:value="0.31640625" calcext:value-type="float">
            <text:p>0.31640625</text:p>
          </table:table-cell>
          <table:table-cell table:formula="of:=(([.A246]-0)/(1-0))*(3.5-0)+0" office:value-type="float" office:value="1.107421875" calcext:value-type="float">
            <text:p>1.107421875</text:p>
          </table:table-cell>
          <table:table-cell table:number-columns-repeated="7"/>
        </table:table-row>
        <table:table-row table:style-name="ro1">
          <table:table-cell office:value-type="float" office:value="0.44140625" calcext:value-type="float">
            <text:p>0.44140625</text:p>
          </table:table-cell>
          <table:table-cell table:formula="of:=(([.A247]-0)/(1-0))*(3.5-0)+0" office:value-type="float" office:value="1.544921875" calcext:value-type="float">
            <text:p>1.544921875</text:p>
          </table:table-cell>
          <table:table-cell table:number-columns-repeated="7"/>
        </table:table-row>
        <table:table-row table:style-name="ro1">
          <table:table-cell office:value-type="float" office:value="0.94140625" calcext:value-type="float">
            <text:p>0.94140625</text:p>
          </table:table-cell>
          <table:table-cell table:formula="of:=(([.A248]-0)/(1-0))*(3.5-0)+0" office:value-type="float" office:value="3.294921875" calcext:value-type="float">
            <text:p>3.294921875</text:p>
          </table:table-cell>
          <table:table-cell table:number-columns-repeated="7"/>
        </table:table-row>
        <table:table-row table:style-name="ro1">
          <table:table-cell office:value-type="float" office:value="0.69140625" calcext:value-type="float">
            <text:p>0.69140625</text:p>
          </table:table-cell>
          <table:table-cell table:formula="of:=(([.A249]-0)/(1-0))*(3.5-0)+0" office:value-type="float" office:value="2.419921875" calcext:value-type="float">
            <text:p>2.419921875</text:p>
          </table:table-cell>
          <table:table-cell table:number-columns-repeated="7"/>
        </table:table-row>
        <table:table-row table:style-name="ro1">
          <table:table-cell office:value-type="float" office:value="0.19140625" calcext:value-type="float">
            <text:p>0.19140625</text:p>
          </table:table-cell>
          <table:table-cell table:formula="of:=(([.A250]-0)/(1-0))*(3.5-0)+0" office:value-type="float" office:value="0.669921875" calcext:value-type="float">
            <text:p>0.669921875</text:p>
          </table:table-cell>
          <table:table-cell table:number-columns-repeated="7"/>
        </table:table-row>
        <table:table-row table:style-name="ro1">
          <table:table-cell office:value-type="float" office:value="0.12890625" calcext:value-type="float">
            <text:p>0.12890625</text:p>
          </table:table-cell>
          <table:table-cell table:formula="of:=(([.A251]-0)/(1-0))*(3.5-0)+0" office:value-type="float" office:value="0.451171875" calcext:value-type="float">
            <text:p>0.451171875</text:p>
          </table:table-cell>
          <table:table-cell table:number-columns-repeated="7"/>
        </table:table-row>
        <table:table-row table:style-name="ro1">
          <table:table-cell office:value-type="float" office:value="0.62890625" calcext:value-type="float">
            <text:p>0.62890625</text:p>
          </table:table-cell>
          <table:table-cell table:formula="of:=(([.A252]-0)/(1-0))*(3.5-0)+0" office:value-type="float" office:value="2.201171875" calcext:value-type="float">
            <text:p>2.201171875</text:p>
          </table:table-cell>
          <table:table-cell table:number-columns-repeated="7"/>
        </table:table-row>
        <table:table-row table:style-name="ro1">
          <table:table-cell office:value-type="float" office:value="0.87890625" calcext:value-type="float">
            <text:p>0.87890625</text:p>
          </table:table-cell>
          <table:table-cell table:formula="of:=(([.A253]-0)/(1-0))*(3.5-0)+0" office:value-type="float" office:value="3.076171875" calcext:value-type="float">
            <text:p>3.076171875</text:p>
          </table:table-cell>
          <table:table-cell table:number-columns-repeated="7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table:formula="of:=(([.A254]-0)/(1-0))*(3.5-0)+0" office:value-type="float" office:value="1.326171875" calcext:value-type="float">
            <text:p>1.326171875</text:p>
          </table:table-cell>
          <table:table-cell table:number-columns-repeated="7"/>
        </table:table-row>
        <table:table-row table:style-name="ro1">
          <table:table-cell office:value-type="float" office:value="0.25390625" calcext:value-type="float">
            <text:p>0.25390625</text:p>
          </table:table-cell>
          <table:table-cell table:formula="of:=(([.A255]-0)/(1-0))*(3.5-0)+0" office:value-type="float" office:value="0.888671875" calcext:value-type="float">
            <text:p>0.888671875</text:p>
          </table:table-cell>
          <table:table-cell table:number-columns-repeated="7"/>
        </table:table-row>
        <table:table-row table:style-name="ro1">
          <table:table-cell office:value-type="float" office:value="0.75390625" calcext:value-type="float">
            <text:p>0.75390625</text:p>
          </table:table-cell>
          <table:table-cell table:formula="of:=(([.A256]-0)/(1-0))*(3.5-0)+0" office:value-type="float" office:value="2.638671875" calcext:value-type="float">
            <text:p>2.638671875</text:p>
          </table:table-cell>
          <table:table-cell table:number-columns-repeated="7"/>
        </table:table-row>
        <table:table-row table:style-name="ro1">
          <table:table-cell office:value-type="float" office:value="0.50390625" calcext:value-type="float">
            <text:p>0.50390625</text:p>
          </table:table-cell>
          <table:table-cell table:formula="of:=(([.A257]-0)/(1-0))*(3.5-0)+0" office:value-type="float" office:value="1.763671875" calcext:value-type="float">
            <text:p>1.763671875</text:p>
          </table:table-cell>
          <table:table-cell table:number-columns-repeated="7"/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table:formula="of:=(([.A258]-0)/(1-0))*(3.5-0)+0" office:value-type="float" office:value="0.013671875" calcext:value-type="float">
            <text:p>0.013671875</text:p>
          </table:table-cell>
          <table:table-cell table:number-columns-repeated="7"/>
        </table:table-row>
        <table:table-row table:style-name="ro1">
          <table:table-cell office:value-type="float" office:value="0.005859375" calcext:value-type="float">
            <text:p>0.005859375</text:p>
          </table:table-cell>
          <table:table-cell table:formula="of:=(([.A259]-0)/(1-0))*(3.5-0)+0" office:value-type="float" office:value="0.0205078125" calcext:value-type="float">
            <text:p>0.0205078125</text:p>
          </table:table-cell>
          <table:table-cell table:number-columns-repeated="7"/>
        </table:table-row>
        <table:table-row table:style-name="ro1">
          <table:table-cell office:value-type="float" office:value="0.505859375" calcext:value-type="float">
            <text:p>0.505859375</text:p>
          </table:table-cell>
          <table:table-cell table:formula="of:=(([.A260]-0)/(1-0))*(3.5-0)+0" office:value-type="float" office:value="1.7705078125" calcext:value-type="float">
            <text:p>1.7705078125</text:p>
          </table:table-cell>
          <table:table-cell table:number-columns-repeated="7"/>
        </table:table-row>
        <table:table-row table:style-name="ro1">
          <table:table-cell office:value-type="float" office:value="0.755859375" calcext:value-type="float">
            <text:p>0.755859375</text:p>
          </table:table-cell>
          <table:table-cell table:formula="of:=(([.A261]-0)/(1-0))*(3.5-0)+0" office:value-type="float" office:value="2.6455078125" calcext:value-type="float">
            <text:p>2.6455078125</text:p>
          </table:table-cell>
          <table:table-cell table:number-columns-repeated="7"/>
        </table:table-row>
        <table:table-row table:style-name="ro1">
          <table:table-cell office:value-type="float" office:value="0.255859375" calcext:value-type="float">
            <text:p>0.255859375</text:p>
          </table:table-cell>
          <table:table-cell table:formula="of:=(([.A262]-0)/(1-0))*(3.5-0)+0" office:value-type="float" office:value="0.8955078125" calcext:value-type="float">
            <text:p>0.8955078125</text:p>
          </table:table-cell>
          <table:table-cell table:number-columns-repeated="7"/>
        </table:table-row>
        <table:table-row table:style-name="ro1">
          <table:table-cell office:value-type="float" office:value="0.380859375" calcext:value-type="float">
            <text:p>0.380859375</text:p>
          </table:table-cell>
          <table:table-cell table:formula="of:=(([.A263]-0)/(1-0))*(3.5-0)+0" office:value-type="float" office:value="1.3330078125" calcext:value-type="float">
            <text:p>1.3330078125</text:p>
          </table:table-cell>
          <table:table-cell table:number-columns-repeated="7"/>
        </table:table-row>
        <table:table-row table:style-name="ro1">
          <table:table-cell office:value-type="float" office:value="0.880859375" calcext:value-type="float">
            <text:p>0.880859375</text:p>
          </table:table-cell>
          <table:table-cell table:formula="of:=(([.A264]-0)/(1-0))*(3.5-0)+0" office:value-type="float" office:value="3.0830078125" calcext:value-type="float">
            <text:p>3.0830078125</text:p>
          </table:table-cell>
          <table:table-cell table:number-columns-repeated="7"/>
        </table:table-row>
        <table:table-row table:style-name="ro1">
          <table:table-cell office:value-type="float" office:value="0.630859375" calcext:value-type="float">
            <text:p>0.630859375</text:p>
          </table:table-cell>
          <table:table-cell table:formula="of:=(([.A265]-0)/(1-0))*(3.5-0)+0" office:value-type="float" office:value="2.2080078125" calcext:value-type="float">
            <text:p>2.2080078125</text:p>
          </table:table-cell>
          <table:table-cell table:number-columns-repeated="7"/>
        </table:table-row>
        <table:table-row table:style-name="ro1">
          <table:table-cell office:value-type="float" office:value="0.130859375" calcext:value-type="float">
            <text:p>0.130859375</text:p>
          </table:table-cell>
          <table:table-cell table:formula="of:=(([.A266]-0)/(1-0))*(3.5-0)+0" office:value-type="float" office:value="0.4580078125" calcext:value-type="float">
            <text:p>0.4580078125</text:p>
          </table:table-cell>
          <table:table-cell table:number-columns-repeated="7"/>
        </table:table-row>
        <table:table-row table:style-name="ro1">
          <table:table-cell office:value-type="float" office:value="0.193359375" calcext:value-type="float">
            <text:p>0.193359375</text:p>
          </table:table-cell>
          <table:table-cell table:formula="of:=(([.A267]-0)/(1-0))*(3.5-0)+0" office:value-type="float" office:value="0.6767578125" calcext:value-type="float">
            <text:p>0.6767578125</text:p>
          </table:table-cell>
          <table:table-cell table:number-columns-repeated="7"/>
        </table:table-row>
        <table:table-row table:style-name="ro1">
          <table:table-cell office:value-type="float" office:value="0.693359375" calcext:value-type="float">
            <text:p>0.693359375</text:p>
          </table:table-cell>
          <table:table-cell table:formula="of:=(([.A268]-0)/(1-0))*(3.5-0)+0" office:value-type="float" office:value="2.4267578125" calcext:value-type="float">
            <text:p>2.4267578125</text:p>
          </table:table-cell>
          <table:table-cell table:number-columns-repeated="7"/>
        </table:table-row>
        <table:table-row table:style-name="ro1">
          <table:table-cell office:value-type="float" office:value="0.943359375" calcext:value-type="float">
            <text:p>0.943359375</text:p>
          </table:table-cell>
          <table:table-cell table:formula="of:=(([.A269]-0)/(1-0))*(3.5-0)+0" office:value-type="float" office:value="3.3017578125" calcext:value-type="float">
            <text:p>3.3017578125</text:p>
          </table:table-cell>
          <table:table-cell table:number-columns-repeated="7"/>
        </table:table-row>
        <table:table-row table:style-name="ro1">
          <table:table-cell office:value-type="float" office:value="0.443359375" calcext:value-type="float">
            <text:p>0.443359375</text:p>
          </table:table-cell>
          <table:table-cell table:formula="of:=(([.A270]-0)/(1-0))*(3.5-0)+0" office:value-type="float" office:value="1.5517578125" calcext:value-type="float">
            <text:p>1.5517578125</text:p>
          </table:table-cell>
          <table:table-cell table:number-columns-repeated="7"/>
        </table:table-row>
        <table:table-row table:style-name="ro1">
          <table:table-cell office:value-type="float" office:value="0.318359375" calcext:value-type="float">
            <text:p>0.318359375</text:p>
          </table:table-cell>
          <table:table-cell table:formula="of:=(([.A271]-0)/(1-0))*(3.5-0)+0" office:value-type="float" office:value="1.1142578125" calcext:value-type="float">
            <text:p>1.1142578125</text:p>
          </table:table-cell>
          <table:table-cell table:number-columns-repeated="7"/>
        </table:table-row>
        <table:table-row table:style-name="ro1">
          <table:table-cell office:value-type="float" office:value="0.818359375" calcext:value-type="float">
            <text:p>0.818359375</text:p>
          </table:table-cell>
          <table:table-cell table:formula="of:=(([.A272]-0)/(1-0))*(3.5-0)+0" office:value-type="float" office:value="2.8642578125" calcext:value-type="float">
            <text:p>2.8642578125</text:p>
          </table:table-cell>
          <table:table-cell table:number-columns-repeated="7"/>
        </table:table-row>
        <table:table-row table:style-name="ro1">
          <table:table-cell office:value-type="float" office:value="0.568359375" calcext:value-type="float">
            <text:p>0.568359375</text:p>
          </table:table-cell>
          <table:table-cell table:formula="of:=(([.A273]-0)/(1-0))*(3.5-0)+0" office:value-type="float" office:value="1.9892578125" calcext:value-type="float">
            <text:p>1.9892578125</text:p>
          </table:table-cell>
          <table:table-cell table:number-columns-repeated="7"/>
        </table:table-row>
        <table:table-row table:style-name="ro1">
          <table:table-cell office:value-type="float" office:value="0.068359375" calcext:value-type="float">
            <text:p>0.068359375</text:p>
          </table:table-cell>
          <table:table-cell table:formula="of:=(([.A274]-0)/(1-0))*(3.5-0)+0" office:value-type="float" office:value="0.2392578125" calcext:value-type="float">
            <text:p>0.2392578125</text:p>
          </table:table-cell>
          <table:table-cell table:number-columns-repeated="7"/>
        </table:table-row>
        <table:table-row table:style-name="ro1">
          <table:table-cell office:value-type="float" office:value="0.099609375" calcext:value-type="float">
            <text:p>0.099609375</text:p>
          </table:table-cell>
          <table:table-cell table:formula="of:=(([.A275]-0)/(1-0))*(3.5-0)+0" office:value-type="float" office:value="0.3486328125" calcext:value-type="float">
            <text:p>0.3486328125</text:p>
          </table:table-cell>
          <table:table-cell table:number-columns-repeated="7"/>
        </table:table-row>
        <table:table-row table:style-name="ro1">
          <table:table-cell office:value-type="float" office:value="0.599609375" calcext:value-type="float">
            <text:p>0.599609375</text:p>
          </table:table-cell>
          <table:table-cell table:formula="of:=(([.A276]-0)/(1-0))*(3.5-0)+0" office:value-type="float" office:value="2.0986328125" calcext:value-type="float">
            <text:p>2.0986328125</text:p>
          </table:table-cell>
          <table:table-cell table:number-columns-repeated="7"/>
        </table:table-row>
        <table:table-row table:style-name="ro1">
          <table:table-cell office:value-type="float" office:value="0.849609375" calcext:value-type="float">
            <text:p>0.849609375</text:p>
          </table:table-cell>
          <table:table-cell table:formula="of:=(([.A277]-0)/(1-0))*(3.5-0)+0" office:value-type="float" office:value="2.9736328125" calcext:value-type="float">
            <text:p>2.9736328125</text:p>
          </table:table-cell>
          <table:table-cell table:number-columns-repeated="7"/>
        </table:table-row>
        <table:table-row table:style-name="ro1">
          <table:table-cell office:value-type="float" office:value="0.349609375" calcext:value-type="float">
            <text:p>0.349609375</text:p>
          </table:table-cell>
          <table:table-cell table:formula="of:=(([.A278]-0)/(1-0))*(3.5-0)+0" office:value-type="float" office:value="1.2236328125" calcext:value-type="float">
            <text:p>1.2236328125</text:p>
          </table:table-cell>
          <table:table-cell table:number-columns-repeated="7"/>
        </table:table-row>
        <table:table-row table:style-name="ro1">
          <table:table-cell office:value-type="float" office:value="0.474609375" calcext:value-type="float">
            <text:p>0.474609375</text:p>
          </table:table-cell>
          <table:table-cell table:formula="of:=(([.A279]-0)/(1-0))*(3.5-0)+0" office:value-type="float" office:value="1.6611328125" calcext:value-type="float">
            <text:p>1.6611328125</text:p>
          </table:table-cell>
          <table:table-cell table:number-columns-repeated="7"/>
        </table:table-row>
        <table:table-row table:style-name="ro1">
          <table:table-cell office:value-type="float" office:value="0.974609375" calcext:value-type="float">
            <text:p>0.974609375</text:p>
          </table:table-cell>
          <table:table-cell table:formula="of:=(([.A280]-0)/(1-0))*(3.5-0)+0" office:value-type="float" office:value="3.4111328125" calcext:value-type="float">
            <text:p>3.4111328125</text:p>
          </table:table-cell>
          <table:table-cell table:number-columns-repeated="7"/>
        </table:table-row>
        <table:table-row table:style-name="ro1">
          <table:table-cell office:value-type="float" office:value="0.724609375" calcext:value-type="float">
            <text:p>0.724609375</text:p>
          </table:table-cell>
          <table:table-cell table:formula="of:=(([.A281]-0)/(1-0))*(3.5-0)+0" office:value-type="float" office:value="2.5361328125" calcext:value-type="float">
            <text:p>2.5361328125</text:p>
          </table:table-cell>
          <table:table-cell table:number-columns-repeated="7"/>
        </table:table-row>
        <table:table-row table:style-name="ro1">
          <table:table-cell office:value-type="float" office:value="0.224609375" calcext:value-type="float">
            <text:p>0.224609375</text:p>
          </table:table-cell>
          <table:table-cell table:formula="of:=(([.A282]-0)/(1-0))*(3.5-0)+0" office:value-type="float" office:value="0.7861328125" calcext:value-type="float">
            <text:p>0.7861328125</text:p>
          </table:table-cell>
          <table:table-cell table:number-columns-repeated="7"/>
        </table:table-row>
        <table:table-row table:style-name="ro1">
          <table:table-cell office:value-type="float" office:value="0.162109375" calcext:value-type="float">
            <text:p>0.162109375</text:p>
          </table:table-cell>
          <table:table-cell table:formula="of:=(([.A283]-0)/(1-0))*(3.5-0)+0" office:value-type="float" office:value="0.5673828125" calcext:value-type="float">
            <text:p>0.5673828125</text:p>
          </table:table-cell>
          <table:table-cell table:number-columns-repeated="7"/>
        </table:table-row>
        <table:table-row table:style-name="ro1">
          <table:table-cell office:value-type="float" office:value="0.662109375" calcext:value-type="float">
            <text:p>0.662109375</text:p>
          </table:table-cell>
          <table:table-cell table:formula="of:=(([.A284]-0)/(1-0))*(3.5-0)+0" office:value-type="float" office:value="2.3173828125" calcext:value-type="float">
            <text:p>2.3173828125</text:p>
          </table:table-cell>
          <table:table-cell table:number-columns-repeated="7"/>
        </table:table-row>
        <table:table-row table:style-name="ro1">
          <table:table-cell office:value-type="float" office:value="0.912109375" calcext:value-type="float">
            <text:p>0.912109375</text:p>
          </table:table-cell>
          <table:table-cell table:formula="of:=(([.A285]-0)/(1-0))*(3.5-0)+0" office:value-type="float" office:value="3.1923828125" calcext:value-type="float">
            <text:p>3.1923828125</text:p>
          </table:table-cell>
          <table:table-cell table:number-columns-repeated="7"/>
        </table:table-row>
        <table:table-row table:style-name="ro1">
          <table:table-cell office:value-type="float" office:value="0.412109375" calcext:value-type="float">
            <text:p>0.412109375</text:p>
          </table:table-cell>
          <table:table-cell table:formula="of:=(([.A286]-0)/(1-0))*(3.5-0)+0" office:value-type="float" office:value="1.4423828125" calcext:value-type="float">
            <text:p>1.4423828125</text:p>
          </table:table-cell>
          <table:table-cell table:number-columns-repeated="7"/>
        </table:table-row>
        <table:table-row table:style-name="ro1">
          <table:table-cell office:value-type="float" office:value="0.287109375" calcext:value-type="float">
            <text:p>0.287109375</text:p>
          </table:table-cell>
          <table:table-cell table:formula="of:=(([.A287]-0)/(1-0))*(3.5-0)+0" office:value-type="float" office:value="1.0048828125" calcext:value-type="float">
            <text:p>1.0048828125</text:p>
          </table:table-cell>
          <table:table-cell table:number-columns-repeated="7"/>
        </table:table-row>
        <table:table-row table:style-name="ro1">
          <table:table-cell office:value-type="float" office:value="0.787109375" calcext:value-type="float">
            <text:p>0.787109375</text:p>
          </table:table-cell>
          <table:table-cell table:formula="of:=(([.A288]-0)/(1-0))*(3.5-0)+0" office:value-type="float" office:value="2.7548828125" calcext:value-type="float">
            <text:p>2.7548828125</text:p>
          </table:table-cell>
          <table:table-cell table:number-columns-repeated="7"/>
        </table:table-row>
        <table:table-row table:style-name="ro1">
          <table:table-cell office:value-type="float" office:value="0.537109375" calcext:value-type="float">
            <text:p>0.537109375</text:p>
          </table:table-cell>
          <table:table-cell table:formula="of:=(([.A289]-0)/(1-0))*(3.5-0)+0" office:value-type="float" office:value="1.8798828125" calcext:value-type="float">
            <text:p>1.8798828125</text:p>
          </table:table-cell>
          <table:table-cell table:number-columns-repeated="7"/>
        </table:table-row>
        <table:table-row table:style-name="ro1">
          <table:table-cell office:value-type="float" office:value="0.037109375" calcext:value-type="float">
            <text:p>0.037109375</text:p>
          </table:table-cell>
          <table:table-cell table:formula="of:=(([.A290]-0)/(1-0))*(3.5-0)+0" office:value-type="float" office:value="0.1298828125" calcext:value-type="float">
            <text:p>0.1298828125</text:p>
          </table:table-cell>
          <table:table-cell table:number-columns-repeated="7"/>
        </table:table-row>
        <table:table-row table:style-name="ro1">
          <table:table-cell office:value-type="float" office:value="0.052734375" calcext:value-type="float">
            <text:p>0.052734375</text:p>
          </table:table-cell>
          <table:table-cell table:formula="of:=(([.A291]-0)/(1-0))*(3.5-0)+0" office:value-type="float" office:value="0.1845703125" calcext:value-type="float">
            <text:p>0.1845703125</text:p>
          </table:table-cell>
          <table:table-cell table:number-columns-repeated="7"/>
        </table:table-row>
        <table:table-row table:style-name="ro1">
          <table:table-cell office:value-type="float" office:value="0.552734375" calcext:value-type="float">
            <text:p>0.552734375</text:p>
          </table:table-cell>
          <table:table-cell table:formula="of:=(([.A292]-0)/(1-0))*(3.5-0)+0" office:value-type="float" office:value="1.9345703125" calcext:value-type="float">
            <text:p>1.9345703125</text:p>
          </table:table-cell>
          <table:table-cell table:number-columns-repeated="7"/>
        </table:table-row>
        <table:table-row table:style-name="ro1">
          <table:table-cell office:value-type="float" office:value="0.802734375" calcext:value-type="float">
            <text:p>0.802734375</text:p>
          </table:table-cell>
          <table:table-cell table:formula="of:=(([.A293]-0)/(1-0))*(3.5-0)+0" office:value-type="float" office:value="2.8095703125" calcext:value-type="float">
            <text:p>2.8095703125</text:p>
          </table:table-cell>
          <table:table-cell table:number-columns-repeated="7"/>
        </table:table-row>
        <table:table-row table:style-name="ro1">
          <table:table-cell office:value-type="float" office:value="0.302734375" calcext:value-type="float">
            <text:p>0.302734375</text:p>
          </table:table-cell>
          <table:table-cell table:formula="of:=(([.A294]-0)/(1-0))*(3.5-0)+0" office:value-type="float" office:value="1.0595703125" calcext:value-type="float">
            <text:p>1.0595703125</text:p>
          </table:table-cell>
          <table:table-cell table:number-columns-repeated="7"/>
        </table:table-row>
        <table:table-row table:style-name="ro1">
          <table:table-cell office:value-type="float" office:value="0.427734375" calcext:value-type="float">
            <text:p>0.427734375</text:p>
          </table:table-cell>
          <table:table-cell table:formula="of:=(([.A295]-0)/(1-0))*(3.5-0)+0" office:value-type="float" office:value="1.4970703125" calcext:value-type="float">
            <text:p>1.4970703125</text:p>
          </table:table-cell>
          <table:table-cell table:number-columns-repeated="7"/>
        </table:table-row>
        <table:table-row table:style-name="ro1">
          <table:table-cell office:value-type="float" office:value="0.927734375" calcext:value-type="float">
            <text:p>0.927734375</text:p>
          </table:table-cell>
          <table:table-cell table:formula="of:=(([.A296]-0)/(1-0))*(3.5-0)+0" office:value-type="float" office:value="3.2470703125" calcext:value-type="float">
            <text:p>3.2470703125</text:p>
          </table:table-cell>
          <table:table-cell table:number-columns-repeated="7"/>
        </table:table-row>
        <table:table-row table:style-name="ro1">
          <table:table-cell office:value-type="float" office:value="0.677734375" calcext:value-type="float">
            <text:p>0.677734375</text:p>
          </table:table-cell>
          <table:table-cell table:formula="of:=(([.A297]-0)/(1-0))*(3.5-0)+0" office:value-type="float" office:value="2.3720703125" calcext:value-type="float">
            <text:p>2.3720703125</text:p>
          </table:table-cell>
          <table:table-cell table:number-columns-repeated="7"/>
        </table:table-row>
        <table:table-row table:style-name="ro1">
          <table:table-cell office:value-type="float" office:value="0.177734375" calcext:value-type="float">
            <text:p>0.177734375</text:p>
          </table:table-cell>
          <table:table-cell table:formula="of:=(([.A298]-0)/(1-0))*(3.5-0)+0" office:value-type="float" office:value="0.6220703125" calcext:value-type="float">
            <text:p>0.6220703125</text:p>
          </table:table-cell>
          <table:table-cell table:number-columns-repeated="7"/>
        </table:table-row>
        <table:table-row table:style-name="ro1">
          <table:table-cell office:value-type="float" office:value="0.240234375" calcext:value-type="float">
            <text:p>0.240234375</text:p>
          </table:table-cell>
          <table:table-cell table:formula="of:=(([.A299]-0)/(1-0))*(3.5-0)+0" office:value-type="float" office:value="0.8408203125" calcext:value-type="float">
            <text:p>0.8408203125</text:p>
          </table:table-cell>
          <table:table-cell table:number-columns-repeated="7"/>
        </table:table-row>
        <table:table-row table:style-name="ro1">
          <table:table-cell office:value-type="float" office:value="0.740234375" calcext:value-type="float">
            <text:p>0.740234375</text:p>
          </table:table-cell>
          <table:table-cell table:formula="of:=(([.A300]-0)/(1-0))*(3.5-0)+0" office:value-type="float" office:value="2.5908203125" calcext:value-type="float">
            <text:p>2.5908203125</text:p>
          </table:table-cell>
          <table:table-cell table:number-columns-repeated="7"/>
        </table:table-row>
        <table:table-row table:style-name="ro1">
          <table:table-cell office:value-type="float" office:value="0.990234375" calcext:value-type="float">
            <text:p>0.990234375</text:p>
          </table:table-cell>
          <table:table-cell table:formula="of:=(([.A301]-0)/(1-0))*(3.5-0)+0" office:value-type="float" office:value="3.4658203125" calcext:value-type="float">
            <text:p>3.4658203125</text:p>
          </table:table-cell>
          <table:table-cell table:number-columns-repeated="7"/>
        </table:table-row>
        <table:table-row table:style-name="ro1">
          <table:table-cell office:value-type="float" office:value="0.490234375" calcext:value-type="float">
            <text:p>0.490234375</text:p>
          </table:table-cell>
          <table:table-cell table:formula="of:=(([.A302]-0)/(1-0))*(3.5-0)+0" office:value-type="float" office:value="1.7158203125" calcext:value-type="float">
            <text:p>1.7158203125</text:p>
          </table:table-cell>
          <table:table-cell table:number-columns-repeated="7"/>
        </table:table-row>
        <table:table-row table:style-name="ro1">
          <table:table-cell office:value-type="float" office:value="0.365234375" calcext:value-type="float">
            <text:p>0.365234375</text:p>
          </table:table-cell>
          <table:table-cell table:formula="of:=(([.A303]-0)/(1-0))*(3.5-0)+0" office:value-type="float" office:value="1.2783203125" calcext:value-type="float">
            <text:p>1.2783203125</text:p>
          </table:table-cell>
          <table:table-cell table:number-columns-repeated="7"/>
        </table:table-row>
        <table:table-row table:style-name="ro1">
          <table:table-cell office:value-type="float" office:value="0.865234375" calcext:value-type="float">
            <text:p>0.865234375</text:p>
          </table:table-cell>
          <table:table-cell table:formula="of:=(([.A304]-0)/(1-0))*(3.5-0)+0" office:value-type="float" office:value="3.0283203125" calcext:value-type="float">
            <text:p>3.0283203125</text:p>
          </table:table-cell>
          <table:table-cell table:number-columns-repeated="7"/>
        </table:table-row>
        <table:table-row table:style-name="ro1">
          <table:table-cell office:value-type="float" office:value="0.615234375" calcext:value-type="float">
            <text:p>0.615234375</text:p>
          </table:table-cell>
          <table:table-cell table:formula="of:=(([.A305]-0)/(1-0))*(3.5-0)+0" office:value-type="float" office:value="2.1533203125" calcext:value-type="float">
            <text:p>2.1533203125</text:p>
          </table:table-cell>
          <table:table-cell table:number-columns-repeated="7"/>
        </table:table-row>
        <table:table-row table:style-name="ro1">
          <table:table-cell office:value-type="float" office:value="0.115234375" calcext:value-type="float">
            <text:p>0.115234375</text:p>
          </table:table-cell>
          <table:table-cell table:formula="of:=(([.A306]-0)/(1-0))*(3.5-0)+0" office:value-type="float" office:value="0.4033203125" calcext:value-type="float">
            <text:p>0.4033203125</text:p>
          </table:table-cell>
          <table:table-cell table:number-columns-repeated="7"/>
        </table:table-row>
        <table:table-row table:style-name="ro1">
          <table:table-cell office:value-type="float" office:value="0.083984375" calcext:value-type="float">
            <text:p>0.083984375</text:p>
          </table:table-cell>
          <table:table-cell table:formula="of:=(([.A307]-0)/(1-0))*(3.5-0)+0" office:value-type="float" office:value="0.2939453125" calcext:value-type="float">
            <text:p>0.2939453125</text:p>
          </table:table-cell>
          <table:table-cell table:number-columns-repeated="7"/>
        </table:table-row>
        <table:table-row table:style-name="ro1">
          <table:table-cell office:value-type="float" office:value="0.583984375" calcext:value-type="float">
            <text:p>0.583984375</text:p>
          </table:table-cell>
          <table:table-cell table:formula="of:=(([.A308]-0)/(1-0))*(3.5-0)+0" office:value-type="float" office:value="2.0439453125" calcext:value-type="float">
            <text:p>2.0439453125</text:p>
          </table:table-cell>
          <table:table-cell table:number-columns-repeated="7"/>
        </table:table-row>
        <table:table-row table:style-name="ro1">
          <table:table-cell office:value-type="float" office:value="0.833984375" calcext:value-type="float">
            <text:p>0.833984375</text:p>
          </table:table-cell>
          <table:table-cell table:formula="of:=(([.A309]-0)/(1-0))*(3.5-0)+0" office:value-type="float" office:value="2.9189453125" calcext:value-type="float">
            <text:p>2.9189453125</text:p>
          </table:table-cell>
          <table:table-cell table:number-columns-repeated="7"/>
        </table:table-row>
        <table:table-row table:style-name="ro1">
          <table:table-cell office:value-type="float" office:value="0.333984375" calcext:value-type="float">
            <text:p>0.333984375</text:p>
          </table:table-cell>
          <table:table-cell table:formula="of:=(([.A310]-0)/(1-0))*(3.5-0)+0" office:value-type="float" office:value="1.1689453125" calcext:value-type="float">
            <text:p>1.1689453125</text:p>
          </table:table-cell>
          <table:table-cell table:number-columns-repeated="7"/>
        </table:table-row>
        <table:table-row table:style-name="ro1">
          <table:table-cell office:value-type="float" office:value="0.458984375" calcext:value-type="float">
            <text:p>0.458984375</text:p>
          </table:table-cell>
          <table:table-cell table:formula="of:=(([.A311]-0)/(1-0))*(3.5-0)+0" office:value-type="float" office:value="1.6064453125" calcext:value-type="float">
            <text:p>1.6064453125</text:p>
          </table:table-cell>
          <table:table-cell table:number-columns-repeated="7"/>
        </table:table-row>
        <table:table-row table:style-name="ro1">
          <table:table-cell office:value-type="float" office:value="0.958984375" calcext:value-type="float">
            <text:p>0.958984375</text:p>
          </table:table-cell>
          <table:table-cell table:formula="of:=(([.A312]-0)/(1-0))*(3.5-0)+0" office:value-type="float" office:value="3.3564453125" calcext:value-type="float">
            <text:p>3.3564453125</text:p>
          </table:table-cell>
          <table:table-cell table:number-columns-repeated="7"/>
        </table:table-row>
        <table:table-row table:style-name="ro1">
          <table:table-cell office:value-type="float" office:value="0.708984375" calcext:value-type="float">
            <text:p>0.708984375</text:p>
          </table:table-cell>
          <table:table-cell table:formula="of:=(([.A313]-0)/(1-0))*(3.5-0)+0" office:value-type="float" office:value="2.4814453125" calcext:value-type="float">
            <text:p>2.4814453125</text:p>
          </table:table-cell>
          <table:table-cell table:number-columns-repeated="7"/>
        </table:table-row>
        <table:table-row table:style-name="ro1">
          <table:table-cell office:value-type="float" office:value="0.208984375" calcext:value-type="float">
            <text:p>0.208984375</text:p>
          </table:table-cell>
          <table:table-cell table:formula="of:=(([.A314]-0)/(1-0))*(3.5-0)+0" office:value-type="float" office:value="0.7314453125" calcext:value-type="float">
            <text:p>0.7314453125</text:p>
          </table:table-cell>
          <table:table-cell table:number-columns-repeated="7"/>
        </table:table-row>
        <table:table-row table:style-name="ro1">
          <table:table-cell office:value-type="float" office:value="0.146484375" calcext:value-type="float">
            <text:p>0.146484375</text:p>
          </table:table-cell>
          <table:table-cell table:formula="of:=(([.A315]-0)/(1-0))*(3.5-0)+0" office:value-type="float" office:value="0.5126953125" calcext:value-type="float">
            <text:p>0.5126953125</text:p>
          </table:table-cell>
          <table:table-cell table:number-columns-repeated="7"/>
        </table:table-row>
        <table:table-row table:style-name="ro1">
          <table:table-cell office:value-type="float" office:value="0.646484375" calcext:value-type="float">
            <text:p>0.646484375</text:p>
          </table:table-cell>
          <table:table-cell table:formula="of:=(([.A316]-0)/(1-0))*(3.5-0)+0" office:value-type="float" office:value="2.2626953125" calcext:value-type="float">
            <text:p>2.2626953125</text:p>
          </table:table-cell>
          <table:table-cell table:number-columns-repeated="7"/>
        </table:table-row>
        <table:table-row table:style-name="ro1">
          <table:table-cell office:value-type="float" office:value="0.896484375" calcext:value-type="float">
            <text:p>0.896484375</text:p>
          </table:table-cell>
          <table:table-cell table:formula="of:=(([.A317]-0)/(1-0))*(3.5-0)+0" office:value-type="float" office:value="3.1376953125" calcext:value-type="float">
            <text:p>3.1376953125</text:p>
          </table:table-cell>
          <table:table-cell table:number-columns-repeated="7"/>
        </table:table-row>
        <table:table-row table:style-name="ro1">
          <table:table-cell office:value-type="float" office:value="0.396484375" calcext:value-type="float">
            <text:p>0.396484375</text:p>
          </table:table-cell>
          <table:table-cell table:formula="of:=(([.A318]-0)/(1-0))*(3.5-0)+0" office:value-type="float" office:value="1.3876953125" calcext:value-type="float">
            <text:p>1.3876953125</text:p>
          </table:table-cell>
          <table:table-cell table:number-columns-repeated="7"/>
        </table:table-row>
        <table:table-row table:style-name="ro1">
          <table:table-cell office:value-type="float" office:value="0.271484375" calcext:value-type="float">
            <text:p>0.271484375</text:p>
          </table:table-cell>
          <table:table-cell table:formula="of:=(([.A319]-0)/(1-0))*(3.5-0)+0" office:value-type="float" office:value="0.9501953125" calcext:value-type="float">
            <text:p>0.9501953125</text:p>
          </table:table-cell>
          <table:table-cell table:number-columns-repeated="7"/>
        </table:table-row>
        <table:table-row table:style-name="ro1">
          <table:table-cell office:value-type="float" office:value="0.771484375" calcext:value-type="float">
            <text:p>0.771484375</text:p>
          </table:table-cell>
          <table:table-cell table:formula="of:=(([.A320]-0)/(1-0))*(3.5-0)+0" office:value-type="float" office:value="2.7001953125" calcext:value-type="float">
            <text:p>2.7001953125</text:p>
          </table:table-cell>
          <table:table-cell table:number-columns-repeated="7"/>
        </table:table-row>
        <table:table-row table:style-name="ro1">
          <table:table-cell office:value-type="float" office:value="0.521484375" calcext:value-type="float">
            <text:p>0.521484375</text:p>
          </table:table-cell>
          <table:table-cell table:formula="of:=(([.A321]-0)/(1-0))*(3.5-0)+0" office:value-type="float" office:value="1.8251953125" calcext:value-type="float">
            <text:p>1.8251953125</text:p>
          </table:table-cell>
          <table:table-cell table:number-columns-repeated="7"/>
        </table:table-row>
        <table:table-row table:style-name="ro1">
          <table:table-cell office:value-type="float" office:value="0.021484375" calcext:value-type="float">
            <text:p>0.021484375</text:p>
          </table:table-cell>
          <table:table-cell table:formula="of:=(([.A322]-0)/(1-0))*(3.5-0)+0" office:value-type="float" office:value="0.0751953125" calcext:value-type="float">
            <text:p>0.0751953125</text:p>
          </table:table-cell>
          <table:table-cell table:number-columns-repeated="7"/>
        </table:table-row>
        <table:table-row table:style-name="ro1">
          <table:table-cell office:value-type="float" office:value="0.029296875" calcext:value-type="float">
            <text:p>0.029296875</text:p>
          </table:table-cell>
          <table:table-cell table:formula="of:=(([.A323]-0)/(1-0))*(3.5-0)+0" office:value-type="float" office:value="0.1025390625" calcext:value-type="float">
            <text:p>0.1025390625</text:p>
          </table:table-cell>
          <table:table-cell table:number-columns-repeated="7"/>
        </table:table-row>
        <table:table-row table:style-name="ro1">
          <table:table-cell office:value-type="float" office:value="0.529296875" calcext:value-type="float">
            <text:p>0.529296875</text:p>
          </table:table-cell>
          <table:table-cell table:formula="of:=(([.A324]-0)/(1-0))*(3.5-0)+0" office:value-type="float" office:value="1.8525390625" calcext:value-type="float">
            <text:p>1.8525390625</text:p>
          </table:table-cell>
          <table:table-cell table:number-columns-repeated="7"/>
        </table:table-row>
        <table:table-row table:style-name="ro1">
          <table:table-cell office:value-type="float" office:value="0.779296875" calcext:value-type="float">
            <text:p>0.779296875</text:p>
          </table:table-cell>
          <table:table-cell table:formula="of:=(([.A325]-0)/(1-0))*(3.5-0)+0" office:value-type="float" office:value="2.7275390625" calcext:value-type="float">
            <text:p>2.7275390625</text:p>
          </table:table-cell>
          <table:table-cell table:number-columns-repeated="7"/>
        </table:table-row>
        <table:table-row table:style-name="ro1">
          <table:table-cell office:value-type="float" office:value="0.279296875" calcext:value-type="float">
            <text:p>0.279296875</text:p>
          </table:table-cell>
          <table:table-cell table:formula="of:=(([.A326]-0)/(1-0))*(3.5-0)+0" office:value-type="float" office:value="0.9775390625" calcext:value-type="float">
            <text:p>0.9775390625</text:p>
          </table:table-cell>
          <table:table-cell table:number-columns-repeated="7"/>
        </table:table-row>
        <table:table-row table:style-name="ro1">
          <table:table-cell office:value-type="float" office:value="0.404296875" calcext:value-type="float">
            <text:p>0.404296875</text:p>
          </table:table-cell>
          <table:table-cell table:formula="of:=(([.A327]-0)/(1-0))*(3.5-0)+0" office:value-type="float" office:value="1.4150390625" calcext:value-type="float">
            <text:p>1.4150390625</text:p>
          </table:table-cell>
          <table:table-cell table:number-columns-repeated="7"/>
        </table:table-row>
        <table:table-row table:style-name="ro1">
          <table:table-cell office:value-type="float" office:value="0.904296875" calcext:value-type="float">
            <text:p>0.904296875</text:p>
          </table:table-cell>
          <table:table-cell table:formula="of:=(([.A328]-0)/(1-0))*(3.5-0)+0" office:value-type="float" office:value="3.1650390625" calcext:value-type="float">
            <text:p>3.1650390625</text:p>
          </table:table-cell>
          <table:table-cell table:number-columns-repeated="7"/>
        </table:table-row>
        <table:table-row table:style-name="ro1">
          <table:table-cell office:value-type="float" office:value="0.654296875" calcext:value-type="float">
            <text:p>0.654296875</text:p>
          </table:table-cell>
          <table:table-cell table:formula="of:=(([.A329]-0)/(1-0))*(3.5-0)+0" office:value-type="float" office:value="2.2900390625" calcext:value-type="float">
            <text:p>2.2900390625</text:p>
          </table:table-cell>
          <table:table-cell table:number-columns-repeated="7"/>
        </table:table-row>
        <table:table-row table:style-name="ro1">
          <table:table-cell office:value-type="float" office:value="0.154296875" calcext:value-type="float">
            <text:p>0.154296875</text:p>
          </table:table-cell>
          <table:table-cell table:formula="of:=(([.A330]-0)/(1-0))*(3.5-0)+0" office:value-type="float" office:value="0.5400390625" calcext:value-type="float">
            <text:p>0.5400390625</text:p>
          </table:table-cell>
          <table:table-cell table:number-columns-repeated="7"/>
        </table:table-row>
        <table:table-row table:style-name="ro1">
          <table:table-cell office:value-type="float" office:value="0.216796875" calcext:value-type="float">
            <text:p>0.216796875</text:p>
          </table:table-cell>
          <table:table-cell table:formula="of:=(([.A331]-0)/(1-0))*(3.5-0)+0" office:value-type="float" office:value="0.7587890625" calcext:value-type="float">
            <text:p>0.7587890625</text:p>
          </table:table-cell>
          <table:table-cell table:number-columns-repeated="7"/>
        </table:table-row>
        <table:table-row table:style-name="ro1">
          <table:table-cell office:value-type="float" office:value="0.716796875" calcext:value-type="float">
            <text:p>0.716796875</text:p>
          </table:table-cell>
          <table:table-cell table:formula="of:=(([.A332]-0)/(1-0))*(3.5-0)+0" office:value-type="float" office:value="2.5087890625" calcext:value-type="float">
            <text:p>2.5087890625</text:p>
          </table:table-cell>
          <table:table-cell table:number-columns-repeated="7"/>
        </table:table-row>
        <table:table-row table:style-name="ro1">
          <table:table-cell office:value-type="float" office:value="0.966796875" calcext:value-type="float">
            <text:p>0.966796875</text:p>
          </table:table-cell>
          <table:table-cell table:formula="of:=(([.A333]-0)/(1-0))*(3.5-0)+0" office:value-type="float" office:value="3.3837890625" calcext:value-type="float">
            <text:p>3.3837890625</text:p>
          </table:table-cell>
          <table:table-cell table:number-columns-repeated="7"/>
        </table:table-row>
        <table:table-row table:style-name="ro1">
          <table:table-cell office:value-type="float" office:value="0.466796875" calcext:value-type="float">
            <text:p>0.466796875</text:p>
          </table:table-cell>
          <table:table-cell table:formula="of:=(([.A334]-0)/(1-0))*(3.5-0)+0" office:value-type="float" office:value="1.6337890625" calcext:value-type="float">
            <text:p>1.6337890625</text:p>
          </table:table-cell>
          <table:table-cell table:number-columns-repeated="7"/>
        </table:table-row>
        <table:table-row table:style-name="ro1">
          <table:table-cell office:value-type="float" office:value="0.341796875" calcext:value-type="float">
            <text:p>0.341796875</text:p>
          </table:table-cell>
          <table:table-cell table:formula="of:=(([.A335]-0)/(1-0))*(3.5-0)+0" office:value-type="float" office:value="1.1962890625" calcext:value-type="float">
            <text:p>1.1962890625</text:p>
          </table:table-cell>
          <table:table-cell table:number-columns-repeated="7"/>
        </table:table-row>
        <table:table-row table:style-name="ro1">
          <table:table-cell office:value-type="float" office:value="0.841796875" calcext:value-type="float">
            <text:p>0.841796875</text:p>
          </table:table-cell>
          <table:table-cell table:formula="of:=(([.A336]-0)/(1-0))*(3.5-0)+0" office:value-type="float" office:value="2.9462890625" calcext:value-type="float">
            <text:p>2.9462890625</text:p>
          </table:table-cell>
          <table:table-cell table:number-columns-repeated="7"/>
        </table:table-row>
        <table:table-row table:style-name="ro1">
          <table:table-cell office:value-type="float" office:value="0.591796875" calcext:value-type="float">
            <text:p>0.591796875</text:p>
          </table:table-cell>
          <table:table-cell table:formula="of:=(([.A337]-0)/(1-0))*(3.5-0)+0" office:value-type="float" office:value="2.0712890625" calcext:value-type="float">
            <text:p>2.0712890625</text:p>
          </table:table-cell>
          <table:table-cell table:number-columns-repeated="7"/>
        </table:table-row>
        <table:table-row table:style-name="ro1">
          <table:table-cell office:value-type="float" office:value="0.091796875" calcext:value-type="float">
            <text:p>0.091796875</text:p>
          </table:table-cell>
          <table:table-cell table:formula="of:=(([.A338]-0)/(1-0))*(3.5-0)+0" office:value-type="float" office:value="0.3212890625" calcext:value-type="float">
            <text:p>0.3212890625</text:p>
          </table:table-cell>
          <table:table-cell table:number-columns-repeated="7"/>
        </table:table-row>
        <table:table-row table:style-name="ro1">
          <table:table-cell office:value-type="float" office:value="0.123046875" calcext:value-type="float">
            <text:p>0.123046875</text:p>
          </table:table-cell>
          <table:table-cell table:formula="of:=(([.A339]-0)/(1-0))*(3.5-0)+0" office:value-type="float" office:value="0.4306640625" calcext:value-type="float">
            <text:p>0.4306640625</text:p>
          </table:table-cell>
          <table:table-cell table:number-columns-repeated="7"/>
        </table:table-row>
        <table:table-row table:style-name="ro1">
          <table:table-cell office:value-type="float" office:value="0.623046875" calcext:value-type="float">
            <text:p>0.623046875</text:p>
          </table:table-cell>
          <table:table-cell table:formula="of:=(([.A340]-0)/(1-0))*(3.5-0)+0" office:value-type="float" office:value="2.1806640625" calcext:value-type="float">
            <text:p>2.1806640625</text:p>
          </table:table-cell>
          <table:table-cell table:number-columns-repeated="7"/>
        </table:table-row>
        <table:table-row table:style-name="ro1">
          <table:table-cell office:value-type="float" office:value="0.873046875" calcext:value-type="float">
            <text:p>0.873046875</text:p>
          </table:table-cell>
          <table:table-cell table:formula="of:=(([.A341]-0)/(1-0))*(3.5-0)+0" office:value-type="float" office:value="3.0556640625" calcext:value-type="float">
            <text:p>3.0556640625</text:p>
          </table:table-cell>
          <table:table-cell table:number-columns-repeated="7"/>
        </table:table-row>
        <table:table-row table:style-name="ro1">
          <table:table-cell office:value-type="float" office:value="0.373046875" calcext:value-type="float">
            <text:p>0.373046875</text:p>
          </table:table-cell>
          <table:table-cell table:formula="of:=(([.A342]-0)/(1-0))*(3.5-0)+0" office:value-type="float" office:value="1.3056640625" calcext:value-type="float">
            <text:p>1.3056640625</text:p>
          </table:table-cell>
          <table:table-cell table:number-columns-repeated="7"/>
        </table:table-row>
        <table:table-row table:style-name="ro1">
          <table:table-cell office:value-type="float" office:value="0.498046875" calcext:value-type="float">
            <text:p>0.498046875</text:p>
          </table:table-cell>
          <table:table-cell table:formula="of:=(([.A343]-0)/(1-0))*(3.5-0)+0" office:value-type="float" office:value="1.7431640625" calcext:value-type="float">
            <text:p>1.7431640625</text:p>
          </table:table-cell>
          <table:table-cell table:number-columns-repeated="7"/>
        </table:table-row>
        <table:table-row table:style-name="ro1">
          <table:table-cell office:value-type="float" office:value="0.998046875" calcext:value-type="float">
            <text:p>0.998046875</text:p>
          </table:table-cell>
          <table:table-cell table:formula="of:=(([.A344]-0)/(1-0))*(3.5-0)+0" office:value-type="float" office:value="3.4931640625" calcext:value-type="float">
            <text:p>3.4931640625</text:p>
          </table:table-cell>
          <table:table-cell table:number-columns-repeated="7"/>
        </table:table-row>
        <table:table-row table:style-name="ro1">
          <table:table-cell office:value-type="float" office:value="0.748046875" calcext:value-type="float">
            <text:p>0.748046875</text:p>
          </table:table-cell>
          <table:table-cell table:formula="of:=(([.A345]-0)/(1-0))*(3.5-0)+0" office:value-type="float" office:value="2.6181640625" calcext:value-type="float">
            <text:p>2.6181640625</text:p>
          </table:table-cell>
          <table:table-cell table:number-columns-repeated="7"/>
        </table:table-row>
        <table:table-row table:style-name="ro1">
          <table:table-cell office:value-type="float" office:value="0.248046875" calcext:value-type="float">
            <text:p>0.248046875</text:p>
          </table:table-cell>
          <table:table-cell table:formula="of:=(([.A346]-0)/(1-0))*(3.5-0)+0" office:value-type="float" office:value="0.8681640625" calcext:value-type="float">
            <text:p>0.8681640625</text:p>
          </table:table-cell>
          <table:table-cell table:number-columns-repeated="7"/>
        </table:table-row>
        <table:table-row table:style-name="ro1">
          <table:table-cell office:value-type="float" office:value="0.185546875" calcext:value-type="float">
            <text:p>0.185546875</text:p>
          </table:table-cell>
          <table:table-cell table:formula="of:=(([.A347]-0)/(1-0))*(3.5-0)+0" office:value-type="float" office:value="0.6494140625" calcext:value-type="float">
            <text:p>0.6494140625</text:p>
          </table:table-cell>
          <table:table-cell table:number-columns-repeated="7"/>
        </table:table-row>
        <table:table-row table:style-name="ro1">
          <table:table-cell office:value-type="float" office:value="0.685546875" calcext:value-type="float">
            <text:p>0.685546875</text:p>
          </table:table-cell>
          <table:table-cell table:formula="of:=(([.A348]-0)/(1-0))*(3.5-0)+0" office:value-type="float" office:value="2.3994140625" calcext:value-type="float">
            <text:p>2.3994140625</text:p>
          </table:table-cell>
          <table:table-cell table:number-columns-repeated="7"/>
        </table:table-row>
        <table:table-row table:style-name="ro1">
          <table:table-cell office:value-type="float" office:value="0.935546875" calcext:value-type="float">
            <text:p>0.935546875</text:p>
          </table:table-cell>
          <table:table-cell table:formula="of:=(([.A349]-0)/(1-0))*(3.5-0)+0" office:value-type="float" office:value="3.2744140625" calcext:value-type="float">
            <text:p>3.2744140625</text:p>
          </table:table-cell>
          <table:table-cell table:number-columns-repeated="7"/>
        </table:table-row>
        <table:table-row table:style-name="ro1">
          <table:table-cell office:value-type="float" office:value="0.435546875" calcext:value-type="float">
            <text:p>0.435546875</text:p>
          </table:table-cell>
          <table:table-cell table:formula="of:=(([.A350]-0)/(1-0))*(3.5-0)+0" office:value-type="float" office:value="1.5244140625" calcext:value-type="float">
            <text:p>1.5244140625</text:p>
          </table:table-cell>
          <table:table-cell table:number-columns-repeated="7"/>
        </table:table-row>
        <table:table-row table:style-name="ro1">
          <table:table-cell office:value-type="float" office:value="0.310546875" calcext:value-type="float">
            <text:p>0.310546875</text:p>
          </table:table-cell>
          <table:table-cell table:formula="of:=(([.A351]-0)/(1-0))*(3.5-0)+0" office:value-type="float" office:value="1.0869140625" calcext:value-type="float">
            <text:p>1.0869140625</text:p>
          </table:table-cell>
          <table:table-cell table:number-columns-repeated="7"/>
        </table:table-row>
        <table:table-row table:style-name="ro1">
          <table:table-cell office:value-type="float" office:value="0.810546875" calcext:value-type="float">
            <text:p>0.810546875</text:p>
          </table:table-cell>
          <table:table-cell table:formula="of:=(([.A352]-0)/(1-0))*(3.5-0)+0" office:value-type="float" office:value="2.8369140625" calcext:value-type="float">
            <text:p>2.8369140625</text:p>
          </table:table-cell>
          <table:table-cell table:number-columns-repeated="7"/>
        </table:table-row>
        <table:table-row table:style-name="ro1">
          <table:table-cell office:value-type="float" office:value="0.560546875" calcext:value-type="float">
            <text:p>0.560546875</text:p>
          </table:table-cell>
          <table:table-cell table:formula="of:=(([.A353]-0)/(1-0))*(3.5-0)+0" office:value-type="float" office:value="1.9619140625" calcext:value-type="float">
            <text:p>1.9619140625</text:p>
          </table:table-cell>
          <table:table-cell table:number-columns-repeated="7"/>
        </table:table-row>
        <table:table-row table:style-name="ro1">
          <table:table-cell office:value-type="float" office:value="0.060546875" calcext:value-type="float">
            <text:p>0.060546875</text:p>
          </table:table-cell>
          <table:table-cell table:formula="of:=(([.A354]-0)/(1-0))*(3.5-0)+0" office:value-type="float" office:value="0.2119140625" calcext:value-type="float">
            <text:p>0.2119140625</text:p>
          </table:table-cell>
          <table:table-cell table:number-columns-repeated="7"/>
        </table:table-row>
        <table:table-row table:style-name="ro1">
          <table:table-cell office:value-type="float" office:value="0.044921875" calcext:value-type="float">
            <text:p>0.044921875</text:p>
          </table:table-cell>
          <table:table-cell table:formula="of:=(([.A355]-0)/(1-0))*(3.5-0)+0" office:value-type="float" office:value="0.1572265625" calcext:value-type="float">
            <text:p>0.1572265625</text:p>
          </table:table-cell>
          <table:table-cell table:number-columns-repeated="7"/>
        </table:table-row>
        <table:table-row table:style-name="ro1">
          <table:table-cell office:value-type="float" office:value="0.544921875" calcext:value-type="float">
            <text:p>0.544921875</text:p>
          </table:table-cell>
          <table:table-cell table:formula="of:=(([.A356]-0)/(1-0))*(3.5-0)+0" office:value-type="float" office:value="1.9072265625" calcext:value-type="float">
            <text:p>1.9072265625</text:p>
          </table:table-cell>
          <table:table-cell table:number-columns-repeated="7"/>
        </table:table-row>
        <table:table-row table:style-name="ro1">
          <table:table-cell office:value-type="float" office:value="0.794921875" calcext:value-type="float">
            <text:p>0.794921875</text:p>
          </table:table-cell>
          <table:table-cell table:formula="of:=(([.A357]-0)/(1-0))*(3.5-0)+0" office:value-type="float" office:value="2.7822265625" calcext:value-type="float">
            <text:p>2.7822265625</text:p>
          </table:table-cell>
          <table:table-cell table:number-columns-repeated="7"/>
        </table:table-row>
        <table:table-row table:style-name="ro1">
          <table:table-cell office:value-type="float" office:value="0.294921875" calcext:value-type="float">
            <text:p>0.294921875</text:p>
          </table:table-cell>
          <table:table-cell table:formula="of:=(([.A358]-0)/(1-0))*(3.5-0)+0" office:value-type="float" office:value="1.0322265625" calcext:value-type="float">
            <text:p>1.0322265625</text:p>
          </table:table-cell>
          <table:table-cell table:number-columns-repeated="7"/>
        </table:table-row>
        <table:table-row table:style-name="ro1">
          <table:table-cell office:value-type="float" office:value="0.419921875" calcext:value-type="float">
            <text:p>0.419921875</text:p>
          </table:table-cell>
          <table:table-cell table:formula="of:=(([.A359]-0)/(1-0))*(3.5-0)+0" office:value-type="float" office:value="1.4697265625" calcext:value-type="float">
            <text:p>1.4697265625</text:p>
          </table:table-cell>
          <table:table-cell table:number-columns-repeated="7"/>
        </table:table-row>
        <table:table-row table:style-name="ro1">
          <table:table-cell office:value-type="float" office:value="0.919921875" calcext:value-type="float">
            <text:p>0.919921875</text:p>
          </table:table-cell>
          <table:table-cell table:formula="of:=(([.A360]-0)/(1-0))*(3.5-0)+0" office:value-type="float" office:value="3.2197265625" calcext:value-type="float">
            <text:p>3.2197265625</text:p>
          </table:table-cell>
          <table:table-cell table:number-columns-repeated="7"/>
        </table:table-row>
        <table:table-row table:style-name="ro1">
          <table:table-cell office:value-type="float" office:value="0.669921875" calcext:value-type="float">
            <text:p>0.669921875</text:p>
          </table:table-cell>
          <table:table-cell table:formula="of:=(([.A361]-0)/(1-0))*(3.5-0)+0" office:value-type="float" office:value="2.3447265625" calcext:value-type="float">
            <text:p>2.3447265625</text:p>
          </table:table-cell>
          <table:table-cell table:number-columns-repeated="7"/>
        </table:table-row>
        <table:table-row table:style-name="ro1">
          <table:table-cell office:value-type="float" office:value="0.169921875" calcext:value-type="float">
            <text:p>0.169921875</text:p>
          </table:table-cell>
          <table:table-cell table:formula="of:=(([.A362]-0)/(1-0))*(3.5-0)+0" office:value-type="float" office:value="0.5947265625" calcext:value-type="float">
            <text:p>0.5947265625</text:p>
          </table:table-cell>
          <table:table-cell table:number-columns-repeated="7"/>
        </table:table-row>
        <table:table-row table:style-name="ro1">
          <table:table-cell office:value-type="float" office:value="0.232421875" calcext:value-type="float">
            <text:p>0.232421875</text:p>
          </table:table-cell>
          <table:table-cell table:formula="of:=(([.A363]-0)/(1-0))*(3.5-0)+0" office:value-type="float" office:value="0.8134765625" calcext:value-type="float">
            <text:p>0.8134765625</text:p>
          </table:table-cell>
          <table:table-cell table:number-columns-repeated="7"/>
        </table:table-row>
        <table:table-row table:style-name="ro1">
          <table:table-cell office:value-type="float" office:value="0.732421875" calcext:value-type="float">
            <text:p>0.732421875</text:p>
          </table:table-cell>
          <table:table-cell table:formula="of:=(([.A364]-0)/(1-0))*(3.5-0)+0" office:value-type="float" office:value="2.5634765625" calcext:value-type="float">
            <text:p>2.5634765625</text:p>
          </table:table-cell>
          <table:table-cell table:number-columns-repeated="7"/>
        </table:table-row>
        <table:table-row table:style-name="ro1">
          <table:table-cell office:value-type="float" office:value="0.982421875" calcext:value-type="float">
            <text:p>0.982421875</text:p>
          </table:table-cell>
          <table:table-cell table:formula="of:=(([.A365]-0)/(1-0))*(3.5-0)+0" office:value-type="float" office:value="3.4384765625" calcext:value-type="float">
            <text:p>3.4384765625</text:p>
          </table:table-cell>
          <table:table-cell table:number-columns-repeated="7"/>
        </table:table-row>
        <table:table-row table:style-name="ro1">
          <table:table-cell office:value-type="float" office:value="0.482421875" calcext:value-type="float">
            <text:p>0.482421875</text:p>
          </table:table-cell>
          <table:table-cell table:formula="of:=(([.A366]-0)/(1-0))*(3.5-0)+0" office:value-type="float" office:value="1.6884765625" calcext:value-type="float">
            <text:p>1.6884765625</text:p>
          </table:table-cell>
          <table:table-cell table:number-columns-repeated="7"/>
        </table:table-row>
        <table:table-row table:style-name="ro1">
          <table:table-cell office:value-type="float" office:value="0.357421875" calcext:value-type="float">
            <text:p>0.357421875</text:p>
          </table:table-cell>
          <table:table-cell table:formula="of:=(([.A367]-0)/(1-0))*(3.5-0)+0" office:value-type="float" office:value="1.2509765625" calcext:value-type="float">
            <text:p>1.2509765625</text:p>
          </table:table-cell>
          <table:table-cell table:number-columns-repeated="7"/>
        </table:table-row>
        <table:table-row table:style-name="ro1">
          <table:table-cell office:value-type="float" office:value="0.857421875" calcext:value-type="float">
            <text:p>0.857421875</text:p>
          </table:table-cell>
          <table:table-cell table:formula="of:=(([.A368]-0)/(1-0))*(3.5-0)+0" office:value-type="float" office:value="3.0009765625" calcext:value-type="float">
            <text:p>3.0009765625</text:p>
          </table:table-cell>
          <table:table-cell table:number-columns-repeated="7"/>
        </table:table-row>
        <table:table-row table:style-name="ro1">
          <table:table-cell office:value-type="float" office:value="0.607421875" calcext:value-type="float">
            <text:p>0.607421875</text:p>
          </table:table-cell>
          <table:table-cell table:formula="of:=(([.A369]-0)/(1-0))*(3.5-0)+0" office:value-type="float" office:value="2.1259765625" calcext:value-type="float">
            <text:p>2.1259765625</text:p>
          </table:table-cell>
          <table:table-cell table:number-columns-repeated="7"/>
        </table:table-row>
        <table:table-row table:style-name="ro1">
          <table:table-cell office:value-type="float" office:value="0.107421875" calcext:value-type="float">
            <text:p>0.107421875</text:p>
          </table:table-cell>
          <table:table-cell table:formula="of:=(([.A370]-0)/(1-0))*(3.5-0)+0" office:value-type="float" office:value="0.3759765625" calcext:value-type="float">
            <text:p>0.3759765625</text:p>
          </table:table-cell>
          <table:table-cell table:number-columns-repeated="7"/>
        </table:table-row>
        <table:table-row table:style-name="ro1">
          <table:table-cell office:value-type="float" office:value="0.076171875" calcext:value-type="float">
            <text:p>0.076171875</text:p>
          </table:table-cell>
          <table:table-cell table:formula="of:=(([.A371]-0)/(1-0))*(3.5-0)+0" office:value-type="float" office:value="0.2666015625" calcext:value-type="float">
            <text:p>0.2666015625</text:p>
          </table:table-cell>
          <table:table-cell table:number-columns-repeated="7"/>
        </table:table-row>
        <table:table-row table:style-name="ro1">
          <table:table-cell office:value-type="float" office:value="0.576171875" calcext:value-type="float">
            <text:p>0.576171875</text:p>
          </table:table-cell>
          <table:table-cell table:formula="of:=(([.A372]-0)/(1-0))*(3.5-0)+0" office:value-type="float" office:value="2.0166015625" calcext:value-type="float">
            <text:p>2.0166015625</text:p>
          </table:table-cell>
          <table:table-cell table:number-columns-repeated="7"/>
        </table:table-row>
        <table:table-row table:style-name="ro1">
          <table:table-cell office:value-type="float" office:value="0.826171875" calcext:value-type="float">
            <text:p>0.826171875</text:p>
          </table:table-cell>
          <table:table-cell table:formula="of:=(([.A373]-0)/(1-0))*(3.5-0)+0" office:value-type="float" office:value="2.8916015625" calcext:value-type="float">
            <text:p>2.8916015625</text:p>
          </table:table-cell>
          <table:table-cell table:number-columns-repeated="7"/>
        </table:table-row>
        <table:table-row table:style-name="ro1">
          <table:table-cell office:value-type="float" office:value="0.326171875" calcext:value-type="float">
            <text:p>0.326171875</text:p>
          </table:table-cell>
          <table:table-cell table:formula="of:=(([.A374]-0)/(1-0))*(3.5-0)+0" office:value-type="float" office:value="1.1416015625" calcext:value-type="float">
            <text:p>1.1416015625</text:p>
          </table:table-cell>
          <table:table-cell table:number-columns-repeated="7"/>
        </table:table-row>
        <table:table-row table:style-name="ro1">
          <table:table-cell office:value-type="float" office:value="0.451171875" calcext:value-type="float">
            <text:p>0.451171875</text:p>
          </table:table-cell>
          <table:table-cell table:formula="of:=(([.A375]-0)/(1-0))*(3.5-0)+0" office:value-type="float" office:value="1.5791015625" calcext:value-type="float">
            <text:p>1.5791015625</text:p>
          </table:table-cell>
          <table:table-cell table:number-columns-repeated="7"/>
        </table:table-row>
        <table:table-row table:style-name="ro1">
          <table:table-cell office:value-type="float" office:value="0.951171875" calcext:value-type="float">
            <text:p>0.951171875</text:p>
          </table:table-cell>
          <table:table-cell table:formula="of:=(([.A376]-0)/(1-0))*(3.5-0)+0" office:value-type="float" office:value="3.3291015625" calcext:value-type="float">
            <text:p>3.3291015625</text:p>
          </table:table-cell>
          <table:table-cell table:number-columns-repeated="7"/>
        </table:table-row>
        <table:table-row table:style-name="ro1">
          <table:table-cell office:value-type="float" office:value="0.701171875" calcext:value-type="float">
            <text:p>0.701171875</text:p>
          </table:table-cell>
          <table:table-cell table:formula="of:=(([.A377]-0)/(1-0))*(3.5-0)+0" office:value-type="float" office:value="2.4541015625" calcext:value-type="float">
            <text:p>2.4541015625</text:p>
          </table:table-cell>
          <table:table-cell table:number-columns-repeated="7"/>
        </table:table-row>
        <table:table-row table:style-name="ro1">
          <table:table-cell office:value-type="float" office:value="0.201171875" calcext:value-type="float">
            <text:p>0.201171875</text:p>
          </table:table-cell>
          <table:table-cell table:formula="of:=(([.A378]-0)/(1-0))*(3.5-0)+0" office:value-type="float" office:value="0.7041015625" calcext:value-type="float">
            <text:p>0.7041015625</text:p>
          </table:table-cell>
          <table:table-cell table:number-columns-repeated="7"/>
        </table:table-row>
        <table:table-row table:style-name="ro1">
          <table:table-cell office:value-type="float" office:value="0.138671875" calcext:value-type="float">
            <text:p>0.138671875</text:p>
          </table:table-cell>
          <table:table-cell table:formula="of:=(([.A379]-0)/(1-0))*(3.5-0)+0" office:value-type="float" office:value="0.4853515625" calcext:value-type="float">
            <text:p>0.4853515625</text:p>
          </table:table-cell>
          <table:table-cell table:number-columns-repeated="7"/>
        </table:table-row>
        <table:table-row table:style-name="ro1">
          <table:table-cell office:value-type="float" office:value="0.638671875" calcext:value-type="float">
            <text:p>0.638671875</text:p>
          </table:table-cell>
          <table:table-cell table:formula="of:=(([.A380]-0)/(1-0))*(3.5-0)+0" office:value-type="float" office:value="2.2353515625" calcext:value-type="float">
            <text:p>2.2353515625</text:p>
          </table:table-cell>
          <table:table-cell table:number-columns-repeated="7"/>
        </table:table-row>
        <table:table-row table:style-name="ro1">
          <table:table-cell office:value-type="float" office:value="0.888671875" calcext:value-type="float">
            <text:p>0.888671875</text:p>
          </table:table-cell>
          <table:table-cell table:formula="of:=(([.A381]-0)/(1-0))*(3.5-0)+0" office:value-type="float" office:value="3.1103515625" calcext:value-type="float">
            <text:p>3.1103515625</text:p>
          </table:table-cell>
          <table:table-cell table:number-columns-repeated="7"/>
        </table:table-row>
        <table:table-row table:style-name="ro1">
          <table:table-cell office:value-type="float" office:value="0.388671875" calcext:value-type="float">
            <text:p>0.388671875</text:p>
          </table:table-cell>
          <table:table-cell table:formula="of:=(([.A382]-0)/(1-0))*(3.5-0)+0" office:value-type="float" office:value="1.3603515625" calcext:value-type="float">
            <text:p>1.3603515625</text:p>
          </table:table-cell>
          <table:table-cell table:number-columns-repeated="7"/>
        </table:table-row>
        <table:table-row table:style-name="ro1">
          <table:table-cell office:value-type="float" office:value="0.263671875" calcext:value-type="float">
            <text:p>0.263671875</text:p>
          </table:table-cell>
          <table:table-cell table:formula="of:=(([.A383]-0)/(1-0))*(3.5-0)+0" office:value-type="float" office:value="0.9228515625" calcext:value-type="float">
            <text:p>0.9228515625</text:p>
          </table:table-cell>
          <table:table-cell table:number-columns-repeated="7"/>
        </table:table-row>
        <table:table-row table:style-name="ro1">
          <table:table-cell office:value-type="float" office:value="0.763671875" calcext:value-type="float">
            <text:p>0.763671875</text:p>
          </table:table-cell>
          <table:table-cell table:formula="of:=(([.A384]-0)/(1-0))*(3.5-0)+0" office:value-type="float" office:value="2.6728515625" calcext:value-type="float">
            <text:p>2.6728515625</text:p>
          </table:table-cell>
          <table:table-cell table:number-columns-repeated="7"/>
        </table:table-row>
        <table:table-row table:style-name="ro1">
          <table:table-cell office:value-type="float" office:value="0.513671875" calcext:value-type="float">
            <text:p>0.513671875</text:p>
          </table:table-cell>
          <table:table-cell table:formula="of:=(([.A385]-0)/(1-0))*(3.5-0)+0" office:value-type="float" office:value="1.7978515625" calcext:value-type="float">
            <text:p>1.7978515625</text:p>
          </table:table-cell>
          <table:table-cell table:number-columns-repeated="7"/>
        </table:table-row>
        <table:table-row table:style-name="ro1">
          <table:table-cell office:value-type="float" office:value="0.013671875" calcext:value-type="float">
            <text:p>0.013671875</text:p>
          </table:table-cell>
          <table:table-cell table:formula="of:=(([.A386]-0)/(1-0))*(3.5-0)+0" office:value-type="float" office:value="0.0478515625" calcext:value-type="float">
            <text:p>0.0478515625</text:p>
          </table:table-cell>
          <table:table-cell table:number-columns-repeated="7"/>
        </table:table-row>
        <table:table-row table:style-name="ro1">
          <table:table-cell office:value-type="float" office:value="0.009765625" calcext:value-type="float">
            <text:p>0.009765625</text:p>
          </table:table-cell>
          <table:table-cell table:formula="of:=(([.A387]-0)/(1-0))*(3.5-0)+0" office:value-type="float" office:value="0.0341796875" calcext:value-type="float">
            <text:p>0.0341796875</text:p>
          </table:table-cell>
          <table:table-cell table:number-columns-repeated="7"/>
        </table:table-row>
        <table:table-row table:style-name="ro1">
          <table:table-cell office:value-type="float" office:value="0.509765625" calcext:value-type="float">
            <text:p>0.509765625</text:p>
          </table:table-cell>
          <table:table-cell table:formula="of:=(([.A388]-0)/(1-0))*(3.5-0)+0" office:value-type="float" office:value="1.7841796875" calcext:value-type="float">
            <text:p>1.7841796875</text:p>
          </table:table-cell>
          <table:table-cell table:number-columns-repeated="7"/>
        </table:table-row>
        <table:table-row table:style-name="ro1">
          <table:table-cell office:value-type="float" office:value="0.759765625" calcext:value-type="float">
            <text:p>0.759765625</text:p>
          </table:table-cell>
          <table:table-cell table:formula="of:=(([.A389]-0)/(1-0))*(3.5-0)+0" office:value-type="float" office:value="2.6591796875" calcext:value-type="float">
            <text:p>2.6591796875</text:p>
          </table:table-cell>
          <table:table-cell table:number-columns-repeated="7"/>
        </table:table-row>
        <table:table-row table:style-name="ro1">
          <table:table-cell office:value-type="float" office:value="0.259765625" calcext:value-type="float">
            <text:p>0.259765625</text:p>
          </table:table-cell>
          <table:table-cell table:formula="of:=(([.A390]-0)/(1-0))*(3.5-0)+0" office:value-type="float" office:value="0.9091796875" calcext:value-type="float">
            <text:p>0.9091796875</text:p>
          </table:table-cell>
          <table:table-cell table:number-columns-repeated="7"/>
        </table:table-row>
        <table:table-row table:style-name="ro1">
          <table:table-cell office:value-type="float" office:value="0.384765625" calcext:value-type="float">
            <text:p>0.384765625</text:p>
          </table:table-cell>
          <table:table-cell table:formula="of:=(([.A391]-0)/(1-0))*(3.5-0)+0" office:value-type="float" office:value="1.3466796875" calcext:value-type="float">
            <text:p>1.3466796875</text:p>
          </table:table-cell>
          <table:table-cell table:number-columns-repeated="7"/>
        </table:table-row>
        <table:table-row table:style-name="ro1">
          <table:table-cell office:value-type="float" office:value="0.884765625" calcext:value-type="float">
            <text:p>0.884765625</text:p>
          </table:table-cell>
          <table:table-cell table:formula="of:=(([.A392]-0)/(1-0))*(3.5-0)+0" office:value-type="float" office:value="3.0966796875" calcext:value-type="float">
            <text:p>3.0966796875</text:p>
          </table:table-cell>
          <table:table-cell table:number-columns-repeated="7"/>
        </table:table-row>
        <table:table-row table:style-name="ro1">
          <table:table-cell office:value-type="float" office:value="0.634765625" calcext:value-type="float">
            <text:p>0.634765625</text:p>
          </table:table-cell>
          <table:table-cell table:formula="of:=(([.A393]-0)/(1-0))*(3.5-0)+0" office:value-type="float" office:value="2.2216796875" calcext:value-type="float">
            <text:p>2.2216796875</text:p>
          </table:table-cell>
          <table:table-cell table:number-columns-repeated="7"/>
        </table:table-row>
        <table:table-row table:style-name="ro1">
          <table:table-cell office:value-type="float" office:value="0.134765625" calcext:value-type="float">
            <text:p>0.134765625</text:p>
          </table:table-cell>
          <table:table-cell table:formula="of:=(([.A394]-0)/(1-0))*(3.5-0)+0" office:value-type="float" office:value="0.4716796875" calcext:value-type="float">
            <text:p>0.4716796875</text:p>
          </table:table-cell>
          <table:table-cell table:number-columns-repeated="7"/>
        </table:table-row>
        <table:table-row table:style-name="ro1">
          <table:table-cell office:value-type="float" office:value="0.197265625" calcext:value-type="float">
            <text:p>0.197265625</text:p>
          </table:table-cell>
          <table:table-cell table:formula="of:=(([.A395]-0)/(1-0))*(3.5-0)+0" office:value-type="float" office:value="0.6904296875" calcext:value-type="float">
            <text:p>0.6904296875</text:p>
          </table:table-cell>
          <table:table-cell table:number-columns-repeated="7"/>
        </table:table-row>
        <table:table-row table:style-name="ro1">
          <table:table-cell office:value-type="float" office:value="0.697265625" calcext:value-type="float">
            <text:p>0.697265625</text:p>
          </table:table-cell>
          <table:table-cell table:formula="of:=(([.A396]-0)/(1-0))*(3.5-0)+0" office:value-type="float" office:value="2.4404296875" calcext:value-type="float">
            <text:p>2.4404296875</text:p>
          </table:table-cell>
          <table:table-cell table:number-columns-repeated="7"/>
        </table:table-row>
        <table:table-row table:style-name="ro1">
          <table:table-cell office:value-type="float" office:value="0.947265625" calcext:value-type="float">
            <text:p>0.947265625</text:p>
          </table:table-cell>
          <table:table-cell table:formula="of:=(([.A397]-0)/(1-0))*(3.5-0)+0" office:value-type="float" office:value="3.3154296875" calcext:value-type="float">
            <text:p>3.3154296875</text:p>
          </table:table-cell>
          <table:table-cell table:number-columns-repeated="7"/>
        </table:table-row>
        <table:table-row table:style-name="ro1">
          <table:table-cell office:value-type="float" office:value="0.447265625" calcext:value-type="float">
            <text:p>0.447265625</text:p>
          </table:table-cell>
          <table:table-cell table:formula="of:=(([.A398]-0)/(1-0))*(3.5-0)+0" office:value-type="float" office:value="1.5654296875" calcext:value-type="float">
            <text:p>1.5654296875</text:p>
          </table:table-cell>
          <table:table-cell table:number-columns-repeated="7"/>
        </table:table-row>
        <table:table-row table:style-name="ro1">
          <table:table-cell office:value-type="float" office:value="0.322265625" calcext:value-type="float">
            <text:p>0.322265625</text:p>
          </table:table-cell>
          <table:table-cell table:formula="of:=(([.A399]-0)/(1-0))*(3.5-0)+0" office:value-type="float" office:value="1.1279296875" calcext:value-type="float">
            <text:p>1.1279296875</text:p>
          </table:table-cell>
          <table:table-cell table:number-columns-repeated="7"/>
        </table:table-row>
        <table:table-row table:style-name="ro1">
          <table:table-cell office:value-type="float" office:value="0.822265625" calcext:value-type="float">
            <text:p>0.822265625</text:p>
          </table:table-cell>
          <table:table-cell table:formula="of:=(([.A400]-0)/(1-0))*(3.5-0)+0" office:value-type="float" office:value="2.8779296875" calcext:value-type="float">
            <text:p>2.8779296875</text:p>
          </table:table-cell>
          <table:table-cell table:number-columns-repeated="7"/>
        </table:table-row>
        <table:table-row table:style-name="ro1">
          <table:table-cell office:value-type="float" office:value="0.572265625" calcext:value-type="float">
            <text:p>0.572265625</text:p>
          </table:table-cell>
          <table:table-cell table:formula="of:=(([.A401]-0)/(1-0))*(3.5-0)+0" office:value-type="float" office:value="2.0029296875" calcext:value-type="float">
            <text:p>2.0029296875</text:p>
          </table:table-cell>
          <table:table-cell table:number-columns-repeated="7"/>
        </table:table-row>
        <table:table-row table:style-name="ro1">
          <table:table-cell office:value-type="float" office:value="0.072265625" calcext:value-type="float">
            <text:p>0.072265625</text:p>
          </table:table-cell>
          <table:table-cell table:formula="of:=(([.A402]-0)/(1-0))*(3.5-0)+0" office:value-type="float" office:value="0.2529296875" calcext:value-type="float">
            <text:p>0.2529296875</text:p>
          </table:table-cell>
          <table:table-cell table:number-columns-repeated="7"/>
        </table:table-row>
        <table:table-row table:style-name="ro1">
          <table:table-cell office:value-type="float" office:value="0.103515625" calcext:value-type="float">
            <text:p>0.103515625</text:p>
          </table:table-cell>
          <table:table-cell table:formula="of:=(([.A403]-0)/(1-0))*(3.5-0)+0" office:value-type="float" office:value="0.3623046875" calcext:value-type="float">
            <text:p>0.3623046875</text:p>
          </table:table-cell>
          <table:table-cell table:number-columns-repeated="7"/>
        </table:table-row>
        <table:table-row table:style-name="ro1">
          <table:table-cell office:value-type="float" office:value="0.603515625" calcext:value-type="float">
            <text:p>0.603515625</text:p>
          </table:table-cell>
          <table:table-cell table:formula="of:=(([.A404]-0)/(1-0))*(3.5-0)+0" office:value-type="float" office:value="2.1123046875" calcext:value-type="float">
            <text:p>2.1123046875</text:p>
          </table:table-cell>
          <table:table-cell table:number-columns-repeated="7"/>
        </table:table-row>
        <table:table-row table:style-name="ro1">
          <table:table-cell office:value-type="float" office:value="0.853515625" calcext:value-type="float">
            <text:p>0.853515625</text:p>
          </table:table-cell>
          <table:table-cell table:formula="of:=(([.A405]-0)/(1-0))*(3.5-0)+0" office:value-type="float" office:value="2.9873046875" calcext:value-type="float">
            <text:p>2.9873046875</text:p>
          </table:table-cell>
          <table:table-cell table:number-columns-repeated="7"/>
        </table:table-row>
        <table:table-row table:style-name="ro1">
          <table:table-cell office:value-type="float" office:value="0.353515625" calcext:value-type="float">
            <text:p>0.353515625</text:p>
          </table:table-cell>
          <table:table-cell table:formula="of:=(([.A406]-0)/(1-0))*(3.5-0)+0" office:value-type="float" office:value="1.2373046875" calcext:value-type="float">
            <text:p>1.2373046875</text:p>
          </table:table-cell>
          <table:table-cell table:number-columns-repeated="7"/>
        </table:table-row>
        <table:table-row table:style-name="ro1">
          <table:table-cell office:value-type="float" office:value="0.478515625" calcext:value-type="float">
            <text:p>0.478515625</text:p>
          </table:table-cell>
          <table:table-cell table:formula="of:=(([.A407]-0)/(1-0))*(3.5-0)+0" office:value-type="float" office:value="1.6748046875" calcext:value-type="float">
            <text:p>1.6748046875</text:p>
          </table:table-cell>
          <table:table-cell table:number-columns-repeated="7"/>
        </table:table-row>
        <table:table-row table:style-name="ro1">
          <table:table-cell office:value-type="float" office:value="0.978515625" calcext:value-type="float">
            <text:p>0.978515625</text:p>
          </table:table-cell>
          <table:table-cell table:formula="of:=(([.A408]-0)/(1-0))*(3.5-0)+0" office:value-type="float" office:value="3.4248046875" calcext:value-type="float">
            <text:p>3.4248046875</text:p>
          </table:table-cell>
          <table:table-cell table:number-columns-repeated="7"/>
        </table:table-row>
        <table:table-row table:style-name="ro1">
          <table:table-cell office:value-type="float" office:value="0.728515625" calcext:value-type="float">
            <text:p>0.728515625</text:p>
          </table:table-cell>
          <table:table-cell table:formula="of:=(([.A409]-0)/(1-0))*(3.5-0)+0" office:value-type="float" office:value="2.5498046875" calcext:value-type="float">
            <text:p>2.5498046875</text:p>
          </table:table-cell>
          <table:table-cell table:number-columns-repeated="7"/>
        </table:table-row>
        <table:table-row table:style-name="ro1">
          <table:table-cell office:value-type="float" office:value="0.228515625" calcext:value-type="float">
            <text:p>0.228515625</text:p>
          </table:table-cell>
          <table:table-cell table:formula="of:=(([.A410]-0)/(1-0))*(3.5-0)+0" office:value-type="float" office:value="0.7998046875" calcext:value-type="float">
            <text:p>0.7998046875</text:p>
          </table:table-cell>
          <table:table-cell table:number-columns-repeated="7"/>
        </table:table-row>
        <table:table-row table:style-name="ro1">
          <table:table-cell office:value-type="float" office:value="0.166015625" calcext:value-type="float">
            <text:p>0.166015625</text:p>
          </table:table-cell>
          <table:table-cell table:formula="of:=(([.A411]-0)/(1-0))*(3.5-0)+0" office:value-type="float" office:value="0.5810546875" calcext:value-type="float">
            <text:p>0.5810546875</text:p>
          </table:table-cell>
          <table:table-cell table:number-columns-repeated="7"/>
        </table:table-row>
        <table:table-row table:style-name="ro1">
          <table:table-cell office:value-type="float" office:value="0.666015625" calcext:value-type="float">
            <text:p>0.666015625</text:p>
          </table:table-cell>
          <table:table-cell table:formula="of:=(([.A412]-0)/(1-0))*(3.5-0)+0" office:value-type="float" office:value="2.3310546875" calcext:value-type="float">
            <text:p>2.3310546875</text:p>
          </table:table-cell>
          <table:table-cell table:number-columns-repeated="7"/>
        </table:table-row>
        <table:table-row table:style-name="ro1">
          <table:table-cell office:value-type="float" office:value="0.916015625" calcext:value-type="float">
            <text:p>0.916015625</text:p>
          </table:table-cell>
          <table:table-cell table:formula="of:=(([.A413]-0)/(1-0))*(3.5-0)+0" office:value-type="float" office:value="3.2060546875" calcext:value-type="float">
            <text:p>3.2060546875</text:p>
          </table:table-cell>
          <table:table-cell table:number-columns-repeated="7"/>
        </table:table-row>
        <table:table-row table:style-name="ro1">
          <table:table-cell office:value-type="float" office:value="0.416015625" calcext:value-type="float">
            <text:p>0.416015625</text:p>
          </table:table-cell>
          <table:table-cell table:formula="of:=(([.A414]-0)/(1-0))*(3.5-0)+0" office:value-type="float" office:value="1.4560546875" calcext:value-type="float">
            <text:p>1.4560546875</text:p>
          </table:table-cell>
          <table:table-cell table:number-columns-repeated="7"/>
        </table:table-row>
        <table:table-row table:style-name="ro1">
          <table:table-cell office:value-type="float" office:value="0.291015625" calcext:value-type="float">
            <text:p>0.291015625</text:p>
          </table:table-cell>
          <table:table-cell table:formula="of:=(([.A415]-0)/(1-0))*(3.5-0)+0" office:value-type="float" office:value="1.0185546875" calcext:value-type="float">
            <text:p>1.0185546875</text:p>
          </table:table-cell>
          <table:table-cell table:number-columns-repeated="7"/>
        </table:table-row>
        <table:table-row table:style-name="ro1">
          <table:table-cell office:value-type="float" office:value="0.791015625" calcext:value-type="float">
            <text:p>0.791015625</text:p>
          </table:table-cell>
          <table:table-cell table:formula="of:=(([.A416]-0)/(1-0))*(3.5-0)+0" office:value-type="float" office:value="2.7685546875" calcext:value-type="float">
            <text:p>2.7685546875</text:p>
          </table:table-cell>
          <table:table-cell table:number-columns-repeated="7"/>
        </table:table-row>
        <table:table-row table:style-name="ro1">
          <table:table-cell office:value-type="float" office:value="0.541015625" calcext:value-type="float">
            <text:p>0.541015625</text:p>
          </table:table-cell>
          <table:table-cell table:formula="of:=(([.A417]-0)/(1-0))*(3.5-0)+0" office:value-type="float" office:value="1.8935546875" calcext:value-type="float">
            <text:p>1.8935546875</text:p>
          </table:table-cell>
          <table:table-cell table:number-columns-repeated="7"/>
        </table:table-row>
        <table:table-row table:style-name="ro1">
          <table:table-cell office:value-type="float" office:value="0.041015625" calcext:value-type="float">
            <text:p>0.041015625</text:p>
          </table:table-cell>
          <table:table-cell table:formula="of:=(([.A418]-0)/(1-0))*(3.5-0)+0" office:value-type="float" office:value="0.1435546875" calcext:value-type="float">
            <text:p>0.1435546875</text:p>
          </table:table-cell>
          <table:table-cell table:number-columns-repeated="7"/>
        </table:table-row>
        <table:table-row table:style-name="ro1">
          <table:table-cell office:value-type="float" office:value="0.056640625" calcext:value-type="float">
            <text:p>0.056640625</text:p>
          </table:table-cell>
          <table:table-cell table:formula="of:=(([.A419]-0)/(1-0))*(3.5-0)+0" office:value-type="float" office:value="0.1982421875" calcext:value-type="float">
            <text:p>0.1982421875</text:p>
          </table:table-cell>
          <table:table-cell table:number-columns-repeated="7"/>
        </table:table-row>
        <table:table-row table:style-name="ro1">
          <table:table-cell office:value-type="float" office:value="0.556640625" calcext:value-type="float">
            <text:p>0.556640625</text:p>
          </table:table-cell>
          <table:table-cell table:formula="of:=(([.A420]-0)/(1-0))*(3.5-0)+0" office:value-type="float" office:value="1.9482421875" calcext:value-type="float">
            <text:p>1.9482421875</text:p>
          </table:table-cell>
          <table:table-cell table:number-columns-repeated="7"/>
        </table:table-row>
        <table:table-row table:style-name="ro1">
          <table:table-cell office:value-type="float" office:value="0.806640625" calcext:value-type="float">
            <text:p>0.806640625</text:p>
          </table:table-cell>
          <table:table-cell table:formula="of:=(([.A421]-0)/(1-0))*(3.5-0)+0" office:value-type="float" office:value="2.8232421875" calcext:value-type="float">
            <text:p>2.8232421875</text:p>
          </table:table-cell>
          <table:table-cell table:number-columns-repeated="7"/>
        </table:table-row>
        <table:table-row table:style-name="ro1">
          <table:table-cell office:value-type="float" office:value="0.306640625" calcext:value-type="float">
            <text:p>0.306640625</text:p>
          </table:table-cell>
          <table:table-cell table:formula="of:=(([.A422]-0)/(1-0))*(3.5-0)+0" office:value-type="float" office:value="1.0732421875" calcext:value-type="float">
            <text:p>1.0732421875</text:p>
          </table:table-cell>
          <table:table-cell table:number-columns-repeated="7"/>
        </table:table-row>
        <table:table-row table:style-name="ro1">
          <table:table-cell office:value-type="float" office:value="0.431640625" calcext:value-type="float">
            <text:p>0.431640625</text:p>
          </table:table-cell>
          <table:table-cell table:formula="of:=(([.A423]-0)/(1-0))*(3.5-0)+0" office:value-type="float" office:value="1.5107421875" calcext:value-type="float">
            <text:p>1.5107421875</text:p>
          </table:table-cell>
          <table:table-cell table:number-columns-repeated="7"/>
        </table:table-row>
        <table:table-row table:style-name="ro1">
          <table:table-cell office:value-type="float" office:value="0.931640625" calcext:value-type="float">
            <text:p>0.931640625</text:p>
          </table:table-cell>
          <table:table-cell table:formula="of:=(([.A424]-0)/(1-0))*(3.5-0)+0" office:value-type="float" office:value="3.2607421875" calcext:value-type="float">
            <text:p>3.2607421875</text:p>
          </table:table-cell>
          <table:table-cell table:number-columns-repeated="7"/>
        </table:table-row>
        <table:table-row table:style-name="ro1">
          <table:table-cell office:value-type="float" office:value="0.681640625" calcext:value-type="float">
            <text:p>0.681640625</text:p>
          </table:table-cell>
          <table:table-cell table:formula="of:=(([.A425]-0)/(1-0))*(3.5-0)+0" office:value-type="float" office:value="2.3857421875" calcext:value-type="float">
            <text:p>2.3857421875</text:p>
          </table:table-cell>
          <table:table-cell table:number-columns-repeated="7"/>
        </table:table-row>
        <table:table-row table:style-name="ro1">
          <table:table-cell office:value-type="float" office:value="0.181640625" calcext:value-type="float">
            <text:p>0.181640625</text:p>
          </table:table-cell>
          <table:table-cell table:formula="of:=(([.A426]-0)/(1-0))*(3.5-0)+0" office:value-type="float" office:value="0.6357421875" calcext:value-type="float">
            <text:p>0.6357421875</text:p>
          </table:table-cell>
          <table:table-cell table:number-columns-repeated="7"/>
        </table:table-row>
        <table:table-row table:style-name="ro1">
          <table:table-cell office:value-type="float" office:value="0.244140625" calcext:value-type="float">
            <text:p>0.244140625</text:p>
          </table:table-cell>
          <table:table-cell table:formula="of:=(([.A427]-0)/(1-0))*(3.5-0)+0" office:value-type="float" office:value="0.8544921875" calcext:value-type="float">
            <text:p>0.8544921875</text:p>
          </table:table-cell>
          <table:table-cell table:number-columns-repeated="7"/>
        </table:table-row>
        <table:table-row table:style-name="ro1">
          <table:table-cell office:value-type="float" office:value="0.744140625" calcext:value-type="float">
            <text:p>0.744140625</text:p>
          </table:table-cell>
          <table:table-cell table:formula="of:=(([.A428]-0)/(1-0))*(3.5-0)+0" office:value-type="float" office:value="2.6044921875" calcext:value-type="float">
            <text:p>2.6044921875</text:p>
          </table:table-cell>
          <table:table-cell table:number-columns-repeated="7"/>
        </table:table-row>
        <table:table-row table:style-name="ro1">
          <table:table-cell office:value-type="float" office:value="0.994140625" calcext:value-type="float">
            <text:p>0.994140625</text:p>
          </table:table-cell>
          <table:table-cell table:formula="of:=(([.A429]-0)/(1-0))*(3.5-0)+0" office:value-type="float" office:value="3.4794921875" calcext:value-type="float">
            <text:p>3.4794921875</text:p>
          </table:table-cell>
          <table:table-cell table:number-columns-repeated="7"/>
        </table:table-row>
        <table:table-row table:style-name="ro1">
          <table:table-cell office:value-type="float" office:value="0.494140625" calcext:value-type="float">
            <text:p>0.494140625</text:p>
          </table:table-cell>
          <table:table-cell table:formula="of:=(([.A430]-0)/(1-0))*(3.5-0)+0" office:value-type="float" office:value="1.7294921875" calcext:value-type="float">
            <text:p>1.7294921875</text:p>
          </table:table-cell>
          <table:table-cell table:number-columns-repeated="7"/>
        </table:table-row>
        <table:table-row table:style-name="ro1">
          <table:table-cell office:value-type="float" office:value="0.369140625" calcext:value-type="float">
            <text:p>0.369140625</text:p>
          </table:table-cell>
          <table:table-cell table:formula="of:=(([.A431]-0)/(1-0))*(3.5-0)+0" office:value-type="float" office:value="1.2919921875" calcext:value-type="float">
            <text:p>1.2919921875</text:p>
          </table:table-cell>
          <table:table-cell table:number-columns-repeated="7"/>
        </table:table-row>
        <table:table-row table:style-name="ro1">
          <table:table-cell office:value-type="float" office:value="0.869140625" calcext:value-type="float">
            <text:p>0.869140625</text:p>
          </table:table-cell>
          <table:table-cell table:formula="of:=(([.A432]-0)/(1-0))*(3.5-0)+0" office:value-type="float" office:value="3.0419921875" calcext:value-type="float">
            <text:p>3.0419921875</text:p>
          </table:table-cell>
          <table:table-cell table:number-columns-repeated="7"/>
        </table:table-row>
        <table:table-row table:style-name="ro1">
          <table:table-cell office:value-type="float" office:value="0.619140625" calcext:value-type="float">
            <text:p>0.619140625</text:p>
          </table:table-cell>
          <table:table-cell table:formula="of:=(([.A433]-0)/(1-0))*(3.5-0)+0" office:value-type="float" office:value="2.1669921875" calcext:value-type="float">
            <text:p>2.1669921875</text:p>
          </table:table-cell>
          <table:table-cell table:number-columns-repeated="7"/>
        </table:table-row>
        <table:table-row table:style-name="ro1">
          <table:table-cell office:value-type="float" office:value="0.119140625" calcext:value-type="float">
            <text:p>0.119140625</text:p>
          </table:table-cell>
          <table:table-cell table:formula="of:=(([.A434]-0)/(1-0))*(3.5-0)+0" office:value-type="float" office:value="0.4169921875" calcext:value-type="float">
            <text:p>0.4169921875</text:p>
          </table:table-cell>
          <table:table-cell table:number-columns-repeated="7"/>
        </table:table-row>
        <table:table-row table:style-name="ro1">
          <table:table-cell office:value-type="float" office:value="0.087890625" calcext:value-type="float">
            <text:p>0.087890625</text:p>
          </table:table-cell>
          <table:table-cell table:formula="of:=(([.A435]-0)/(1-0))*(3.5-0)+0" office:value-type="float" office:value="0.3076171875" calcext:value-type="float">
            <text:p>0.3076171875</text:p>
          </table:table-cell>
          <table:table-cell table:number-columns-repeated="7"/>
        </table:table-row>
        <table:table-row table:style-name="ro1">
          <table:table-cell office:value-type="float" office:value="0.587890625" calcext:value-type="float">
            <text:p>0.587890625</text:p>
          </table:table-cell>
          <table:table-cell table:formula="of:=(([.A436]-0)/(1-0))*(3.5-0)+0" office:value-type="float" office:value="2.0576171875" calcext:value-type="float">
            <text:p>2.0576171875</text:p>
          </table:table-cell>
          <table:table-cell table:number-columns-repeated="7"/>
        </table:table-row>
        <table:table-row table:style-name="ro1">
          <table:table-cell office:value-type="float" office:value="0.837890625" calcext:value-type="float">
            <text:p>0.837890625</text:p>
          </table:table-cell>
          <table:table-cell table:formula="of:=(([.A437]-0)/(1-0))*(3.5-0)+0" office:value-type="float" office:value="2.9326171875" calcext:value-type="float">
            <text:p>2.9326171875</text:p>
          </table:table-cell>
          <table:table-cell table:number-columns-repeated="7"/>
        </table:table-row>
        <table:table-row table:style-name="ro1">
          <table:table-cell office:value-type="float" office:value="0.337890625" calcext:value-type="float">
            <text:p>0.337890625</text:p>
          </table:table-cell>
          <table:table-cell table:formula="of:=(([.A438]-0)/(1-0))*(3.5-0)+0" office:value-type="float" office:value="1.1826171875" calcext:value-type="float">
            <text:p>1.1826171875</text:p>
          </table:table-cell>
          <table:table-cell table:number-columns-repeated="7"/>
        </table:table-row>
        <table:table-row table:style-name="ro1">
          <table:table-cell office:value-type="float" office:value="0.462890625" calcext:value-type="float">
            <text:p>0.462890625</text:p>
          </table:table-cell>
          <table:table-cell table:formula="of:=(([.A439]-0)/(1-0))*(3.5-0)+0" office:value-type="float" office:value="1.6201171875" calcext:value-type="float">
            <text:p>1.6201171875</text:p>
          </table:table-cell>
          <table:table-cell table:number-columns-repeated="7"/>
        </table:table-row>
        <table:table-row table:style-name="ro1">
          <table:table-cell office:value-type="float" office:value="0.962890625" calcext:value-type="float">
            <text:p>0.962890625</text:p>
          </table:table-cell>
          <table:table-cell table:formula="of:=(([.A440]-0)/(1-0))*(3.5-0)+0" office:value-type="float" office:value="3.3701171875" calcext:value-type="float">
            <text:p>3.3701171875</text:p>
          </table:table-cell>
          <table:table-cell table:number-columns-repeated="7"/>
        </table:table-row>
        <table:table-row table:style-name="ro1">
          <table:table-cell office:value-type="float" office:value="0.712890625" calcext:value-type="float">
            <text:p>0.712890625</text:p>
          </table:table-cell>
          <table:table-cell table:formula="of:=(([.A441]-0)/(1-0))*(3.5-0)+0" office:value-type="float" office:value="2.4951171875" calcext:value-type="float">
            <text:p>2.4951171875</text:p>
          </table:table-cell>
          <table:table-cell table:number-columns-repeated="7"/>
        </table:table-row>
        <table:table-row table:style-name="ro1">
          <table:table-cell office:value-type="float" office:value="0.212890625" calcext:value-type="float">
            <text:p>0.212890625</text:p>
          </table:table-cell>
          <table:table-cell table:formula="of:=(([.A442]-0)/(1-0))*(3.5-0)+0" office:value-type="float" office:value="0.7451171875" calcext:value-type="float">
            <text:p>0.7451171875</text:p>
          </table:table-cell>
          <table:table-cell table:number-columns-repeated="7"/>
        </table:table-row>
        <table:table-row table:style-name="ro1">
          <table:table-cell office:value-type="float" office:value="0.150390625" calcext:value-type="float">
            <text:p>0.150390625</text:p>
          </table:table-cell>
          <table:table-cell table:formula="of:=(([.A443]-0)/(1-0))*(3.5-0)+0" office:value-type="float" office:value="0.5263671875" calcext:value-type="float">
            <text:p>0.5263671875</text:p>
          </table:table-cell>
          <table:table-cell table:number-columns-repeated="7"/>
        </table:table-row>
        <table:table-row table:style-name="ro1">
          <table:table-cell office:value-type="float" office:value="0.650390625" calcext:value-type="float">
            <text:p>0.650390625</text:p>
          </table:table-cell>
          <table:table-cell table:formula="of:=(([.A444]-0)/(1-0))*(3.5-0)+0" office:value-type="float" office:value="2.2763671875" calcext:value-type="float">
            <text:p>2.2763671875</text:p>
          </table:table-cell>
          <table:table-cell table:number-columns-repeated="7"/>
        </table:table-row>
        <table:table-row table:style-name="ro1">
          <table:table-cell office:value-type="float" office:value="0.900390625" calcext:value-type="float">
            <text:p>0.900390625</text:p>
          </table:table-cell>
          <table:table-cell table:formula="of:=(([.A445]-0)/(1-0))*(3.5-0)+0" office:value-type="float" office:value="3.1513671875" calcext:value-type="float">
            <text:p>3.1513671875</text:p>
          </table:table-cell>
          <table:table-cell table:number-columns-repeated="7"/>
        </table:table-row>
        <table:table-row table:style-name="ro1">
          <table:table-cell office:value-type="float" office:value="0.400390625" calcext:value-type="float">
            <text:p>0.400390625</text:p>
          </table:table-cell>
          <table:table-cell table:formula="of:=(([.A446]-0)/(1-0))*(3.5-0)+0" office:value-type="float" office:value="1.4013671875" calcext:value-type="float">
            <text:p>1.4013671875</text:p>
          </table:table-cell>
          <table:table-cell table:number-columns-repeated="7"/>
        </table:table-row>
        <table:table-row table:style-name="ro1">
          <table:table-cell office:value-type="float" office:value="0.275390625" calcext:value-type="float">
            <text:p>0.275390625</text:p>
          </table:table-cell>
          <table:table-cell table:formula="of:=(([.A447]-0)/(1-0))*(3.5-0)+0" office:value-type="float" office:value="0.9638671875" calcext:value-type="float">
            <text:p>0.9638671875</text:p>
          </table:table-cell>
          <table:table-cell table:number-columns-repeated="7"/>
        </table:table-row>
        <table:table-row table:style-name="ro1">
          <table:table-cell office:value-type="float" office:value="0.775390625" calcext:value-type="float">
            <text:p>0.775390625</text:p>
          </table:table-cell>
          <table:table-cell table:formula="of:=(([.A448]-0)/(1-0))*(3.5-0)+0" office:value-type="float" office:value="2.7138671875" calcext:value-type="float">
            <text:p>2.7138671875</text:p>
          </table:table-cell>
          <table:table-cell table:number-columns-repeated="7"/>
        </table:table-row>
        <table:table-row table:style-name="ro1">
          <table:table-cell office:value-type="float" office:value="0.525390625" calcext:value-type="float">
            <text:p>0.525390625</text:p>
          </table:table-cell>
          <table:table-cell table:formula="of:=(([.A449]-0)/(1-0))*(3.5-0)+0" office:value-type="float" office:value="1.8388671875" calcext:value-type="float">
            <text:p>1.8388671875</text:p>
          </table:table-cell>
          <table:table-cell table:number-columns-repeated="7"/>
        </table:table-row>
        <table:table-row table:style-name="ro1">
          <table:table-cell office:value-type="float" office:value="0.025390625" calcext:value-type="float">
            <text:p>0.025390625</text:p>
          </table:table-cell>
          <table:table-cell table:formula="of:=(([.A450]-0)/(1-0))*(3.5-0)+0" office:value-type="float" office:value="0.0888671875" calcext:value-type="float">
            <text:p>0.0888671875</text:p>
          </table:table-cell>
          <table:table-cell table:number-columns-repeated="7"/>
        </table:table-row>
        <table:table-row table:style-name="ro1">
          <table:table-cell office:value-type="float" office:value="0.017578125" calcext:value-type="float">
            <text:p>0.017578125</text:p>
          </table:table-cell>
          <table:table-cell table:formula="of:=(([.A451]-0)/(1-0))*(3.5-0)+0" office:value-type="float" office:value="0.0615234375" calcext:value-type="float">
            <text:p>0.0615234375</text:p>
          </table:table-cell>
          <table:table-cell table:number-columns-repeated="7"/>
        </table:table-row>
        <table:table-row table:style-name="ro1">
          <table:table-cell office:value-type="float" office:value="0.517578125" calcext:value-type="float">
            <text:p>0.517578125</text:p>
          </table:table-cell>
          <table:table-cell table:formula="of:=(([.A452]-0)/(1-0))*(3.5-0)+0" office:value-type="float" office:value="1.8115234375" calcext:value-type="float">
            <text:p>1.8115234375</text:p>
          </table:table-cell>
          <table:table-cell table:number-columns-repeated="7"/>
        </table:table-row>
        <table:table-row table:style-name="ro1">
          <table:table-cell office:value-type="float" office:value="0.767578125" calcext:value-type="float">
            <text:p>0.767578125</text:p>
          </table:table-cell>
          <table:table-cell table:formula="of:=(([.A453]-0)/(1-0))*(3.5-0)+0" office:value-type="float" office:value="2.6865234375" calcext:value-type="float">
            <text:p>2.6865234375</text:p>
          </table:table-cell>
          <table:table-cell table:number-columns-repeated="7"/>
        </table:table-row>
        <table:table-row table:style-name="ro1">
          <table:table-cell office:value-type="float" office:value="0.267578125" calcext:value-type="float">
            <text:p>0.267578125</text:p>
          </table:table-cell>
          <table:table-cell table:formula="of:=(([.A454]-0)/(1-0))*(3.5-0)+0" office:value-type="float" office:value="0.9365234375" calcext:value-type="float">
            <text:p>0.9365234375</text:p>
          </table:table-cell>
          <table:table-cell table:number-columns-repeated="7"/>
        </table:table-row>
        <table:table-row table:style-name="ro1">
          <table:table-cell office:value-type="float" office:value="0.392578125" calcext:value-type="float">
            <text:p>0.392578125</text:p>
          </table:table-cell>
          <table:table-cell table:formula="of:=(([.A455]-0)/(1-0))*(3.5-0)+0" office:value-type="float" office:value="1.3740234375" calcext:value-type="float">
            <text:p>1.3740234375</text:p>
          </table:table-cell>
          <table:table-cell table:number-columns-repeated="7"/>
        </table:table-row>
        <table:table-row table:style-name="ro1">
          <table:table-cell office:value-type="float" office:value="0.892578125" calcext:value-type="float">
            <text:p>0.892578125</text:p>
          </table:table-cell>
          <table:table-cell table:formula="of:=(([.A456]-0)/(1-0))*(3.5-0)+0" office:value-type="float" office:value="3.1240234375" calcext:value-type="float">
            <text:p>3.1240234375</text:p>
          </table:table-cell>
          <table:table-cell table:number-columns-repeated="7"/>
        </table:table-row>
        <table:table-row table:style-name="ro1">
          <table:table-cell office:value-type="float" office:value="0.642578125" calcext:value-type="float">
            <text:p>0.642578125</text:p>
          </table:table-cell>
          <table:table-cell table:formula="of:=(([.A457]-0)/(1-0))*(3.5-0)+0" office:value-type="float" office:value="2.2490234375" calcext:value-type="float">
            <text:p>2.2490234375</text:p>
          </table:table-cell>
          <table:table-cell table:number-columns-repeated="7"/>
        </table:table-row>
        <table:table-row table:style-name="ro1">
          <table:table-cell office:value-type="float" office:value="0.142578125" calcext:value-type="float">
            <text:p>0.142578125</text:p>
          </table:table-cell>
          <table:table-cell table:formula="of:=(([.A458]-0)/(1-0))*(3.5-0)+0" office:value-type="float" office:value="0.4990234375" calcext:value-type="float">
            <text:p>0.4990234375</text:p>
          </table:table-cell>
          <table:table-cell table:number-columns-repeated="7"/>
        </table:table-row>
        <table:table-row table:style-name="ro1">
          <table:table-cell office:value-type="float" office:value="0.205078125" calcext:value-type="float">
            <text:p>0.205078125</text:p>
          </table:table-cell>
          <table:table-cell table:formula="of:=(([.A459]-0)/(1-0))*(3.5-0)+0" office:value-type="float" office:value="0.7177734375" calcext:value-type="float">
            <text:p>0.7177734375</text:p>
          </table:table-cell>
          <table:table-cell table:number-columns-repeated="7"/>
        </table:table-row>
        <table:table-row table:style-name="ro1">
          <table:table-cell office:value-type="float" office:value="0.705078125" calcext:value-type="float">
            <text:p>0.705078125</text:p>
          </table:table-cell>
          <table:table-cell table:formula="of:=(([.A460]-0)/(1-0))*(3.5-0)+0" office:value-type="float" office:value="2.4677734375" calcext:value-type="float">
            <text:p>2.4677734375</text:p>
          </table:table-cell>
          <table:table-cell table:number-columns-repeated="7"/>
        </table:table-row>
        <table:table-row table:style-name="ro1">
          <table:table-cell office:value-type="float" office:value="0.955078125" calcext:value-type="float">
            <text:p>0.955078125</text:p>
          </table:table-cell>
          <table:table-cell table:formula="of:=(([.A461]-0)/(1-0))*(3.5-0)+0" office:value-type="float" office:value="3.3427734375" calcext:value-type="float">
            <text:p>3.3427734375</text:p>
          </table:table-cell>
          <table:table-cell table:number-columns-repeated="7"/>
        </table:table-row>
        <table:table-row table:style-name="ro1">
          <table:table-cell office:value-type="float" office:value="0.455078125" calcext:value-type="float">
            <text:p>0.455078125</text:p>
          </table:table-cell>
          <table:table-cell table:formula="of:=(([.A462]-0)/(1-0))*(3.5-0)+0" office:value-type="float" office:value="1.5927734375" calcext:value-type="float">
            <text:p>1.5927734375</text:p>
          </table:table-cell>
          <table:table-cell table:number-columns-repeated="7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table:formula="of:=(([.A463]-0)/(1-0))*(3.5-0)+0" office:value-type="float" office:value="1.1552734375" calcext:value-type="float">
            <text:p>1.1552734375</text:p>
          </table:table-cell>
          <table:table-cell table:number-columns-repeated="7"/>
        </table:table-row>
        <table:table-row table:style-name="ro1">
          <table:table-cell office:value-type="float" office:value="0.830078125" calcext:value-type="float">
            <text:p>0.830078125</text:p>
          </table:table-cell>
          <table:table-cell table:formula="of:=(([.A464]-0)/(1-0))*(3.5-0)+0" office:value-type="float" office:value="2.9052734375" calcext:value-type="float">
            <text:p>2.9052734375</text:p>
          </table:table-cell>
          <table:table-cell table:number-columns-repeated="7"/>
        </table:table-row>
        <table:table-row table:style-name="ro1">
          <table:table-cell office:value-type="float" office:value="0.580078125" calcext:value-type="float">
            <text:p>0.580078125</text:p>
          </table:table-cell>
          <table:table-cell table:formula="of:=(([.A465]-0)/(1-0))*(3.5-0)+0" office:value-type="float" office:value="2.0302734375" calcext:value-type="float">
            <text:p>2.0302734375</text:p>
          </table:table-cell>
          <table:table-cell table:number-columns-repeated="7"/>
        </table:table-row>
        <table:table-row table:style-name="ro1">
          <table:table-cell office:value-type="float" office:value="0.080078125" calcext:value-type="float">
            <text:p>0.080078125</text:p>
          </table:table-cell>
          <table:table-cell table:formula="of:=(([.A466]-0)/(1-0))*(3.5-0)+0" office:value-type="float" office:value="0.2802734375" calcext:value-type="float">
            <text:p>0.2802734375</text:p>
          </table:table-cell>
          <table:table-cell table:number-columns-repeated="7"/>
        </table:table-row>
        <table:table-row table:style-name="ro1">
          <table:table-cell office:value-type="float" office:value="0.111328125" calcext:value-type="float">
            <text:p>0.111328125</text:p>
          </table:table-cell>
          <table:table-cell table:formula="of:=(([.A467]-0)/(1-0))*(3.5-0)+0" office:value-type="float" office:value="0.3896484375" calcext:value-type="float">
            <text:p>0.3896484375</text:p>
          </table:table-cell>
          <table:table-cell table:number-columns-repeated="7"/>
        </table:table-row>
        <table:table-row table:style-name="ro1">
          <table:table-cell office:value-type="float" office:value="0.611328125" calcext:value-type="float">
            <text:p>0.611328125</text:p>
          </table:table-cell>
          <table:table-cell table:formula="of:=(([.A468]-0)/(1-0))*(3.5-0)+0" office:value-type="float" office:value="2.1396484375" calcext:value-type="float">
            <text:p>2.1396484375</text:p>
          </table:table-cell>
          <table:table-cell table:number-columns-repeated="7"/>
        </table:table-row>
        <table:table-row table:style-name="ro1">
          <table:table-cell office:value-type="float" office:value="0.861328125" calcext:value-type="float">
            <text:p>0.861328125</text:p>
          </table:table-cell>
          <table:table-cell table:formula="of:=(([.A469]-0)/(1-0))*(3.5-0)+0" office:value-type="float" office:value="3.0146484375" calcext:value-type="float">
            <text:p>3.0146484375</text:p>
          </table:table-cell>
          <table:table-cell table:number-columns-repeated="7"/>
        </table:table-row>
        <table:table-row table:style-name="ro1">
          <table:table-cell office:value-type="float" office:value="0.361328125" calcext:value-type="float">
            <text:p>0.361328125</text:p>
          </table:table-cell>
          <table:table-cell table:formula="of:=(([.A470]-0)/(1-0))*(3.5-0)+0" office:value-type="float" office:value="1.2646484375" calcext:value-type="float">
            <text:p>1.2646484375</text:p>
          </table:table-cell>
          <table:table-cell table:number-columns-repeated="7"/>
        </table:table-row>
        <table:table-row table:style-name="ro1">
          <table:table-cell office:value-type="float" office:value="0.486328125" calcext:value-type="float">
            <text:p>0.486328125</text:p>
          </table:table-cell>
          <table:table-cell table:formula="of:=(([.A471]-0)/(1-0))*(3.5-0)+0" office:value-type="float" office:value="1.7021484375" calcext:value-type="float">
            <text:p>1.7021484375</text:p>
          </table:table-cell>
          <table:table-cell table:number-columns-repeated="7"/>
        </table:table-row>
        <table:table-row table:style-name="ro1">
          <table:table-cell office:value-type="float" office:value="0.986328125" calcext:value-type="float">
            <text:p>0.986328125</text:p>
          </table:table-cell>
          <table:table-cell table:formula="of:=(([.A472]-0)/(1-0))*(3.5-0)+0" office:value-type="float" office:value="3.4521484375" calcext:value-type="float">
            <text:p>3.4521484375</text:p>
          </table:table-cell>
          <table:table-cell table:number-columns-repeated="7"/>
        </table:table-row>
        <table:table-row table:style-name="ro1">
          <table:table-cell office:value-type="float" office:value="0.736328125" calcext:value-type="float">
            <text:p>0.736328125</text:p>
          </table:table-cell>
          <table:table-cell table:formula="of:=(([.A473]-0)/(1-0))*(3.5-0)+0" office:value-type="float" office:value="2.5771484375" calcext:value-type="float">
            <text:p>2.5771484375</text:p>
          </table:table-cell>
          <table:table-cell table:number-columns-repeated="7"/>
        </table:table-row>
        <table:table-row table:style-name="ro1">
          <table:table-cell office:value-type="float" office:value="0.236328125" calcext:value-type="float">
            <text:p>0.236328125</text:p>
          </table:table-cell>
          <table:table-cell table:formula="of:=(([.A474]-0)/(1-0))*(3.5-0)+0" office:value-type="float" office:value="0.8271484375" calcext:value-type="float">
            <text:p>0.8271484375</text:p>
          </table:table-cell>
          <table:table-cell table:number-columns-repeated="7"/>
        </table:table-row>
        <table:table-row table:style-name="ro1">
          <table:table-cell office:value-type="float" office:value="0.173828125" calcext:value-type="float">
            <text:p>0.173828125</text:p>
          </table:table-cell>
          <table:table-cell table:formula="of:=(([.A475]-0)/(1-0))*(3.5-0)+0" office:value-type="float" office:value="0.6083984375" calcext:value-type="float">
            <text:p>0.6083984375</text:p>
          </table:table-cell>
          <table:table-cell table:number-columns-repeated="7"/>
        </table:table-row>
        <table:table-row table:style-name="ro1">
          <table:table-cell office:value-type="float" office:value="0.673828125" calcext:value-type="float">
            <text:p>0.673828125</text:p>
          </table:table-cell>
          <table:table-cell table:formula="of:=(([.A476]-0)/(1-0))*(3.5-0)+0" office:value-type="float" office:value="2.3583984375" calcext:value-type="float">
            <text:p>2.3583984375</text:p>
          </table:table-cell>
          <table:table-cell table:number-columns-repeated="7"/>
        </table:table-row>
        <table:table-row table:style-name="ro1">
          <table:table-cell office:value-type="float" office:value="0.923828125" calcext:value-type="float">
            <text:p>0.923828125</text:p>
          </table:table-cell>
          <table:table-cell table:formula="of:=(([.A477]-0)/(1-0))*(3.5-0)+0" office:value-type="float" office:value="3.2333984375" calcext:value-type="float">
            <text:p>3.2333984375</text:p>
          </table:table-cell>
          <table:table-cell table:number-columns-repeated="7"/>
        </table:table-row>
        <table:table-row table:style-name="ro1">
          <table:table-cell office:value-type="float" office:value="0.423828125" calcext:value-type="float">
            <text:p>0.423828125</text:p>
          </table:table-cell>
          <table:table-cell table:formula="of:=(([.A478]-0)/(1-0))*(3.5-0)+0" office:value-type="float" office:value="1.4833984375" calcext:value-type="float">
            <text:p>1.4833984375</text:p>
          </table:table-cell>
          <table:table-cell table:number-columns-repeated="7"/>
        </table:table-row>
        <table:table-row table:style-name="ro1">
          <table:table-cell office:value-type="float" office:value="0.298828125" calcext:value-type="float">
            <text:p>0.298828125</text:p>
          </table:table-cell>
          <table:table-cell table:formula="of:=(([.A479]-0)/(1-0))*(3.5-0)+0" office:value-type="float" office:value="1.0458984375" calcext:value-type="float">
            <text:p>1.0458984375</text:p>
          </table:table-cell>
          <table:table-cell table:number-columns-repeated="7"/>
        </table:table-row>
        <table:table-row table:style-name="ro1">
          <table:table-cell office:value-type="float" office:value="0.798828125" calcext:value-type="float">
            <text:p>0.798828125</text:p>
          </table:table-cell>
          <table:table-cell table:formula="of:=(([.A480]-0)/(1-0))*(3.5-0)+0" office:value-type="float" office:value="2.7958984375" calcext:value-type="float">
            <text:p>2.7958984375</text:p>
          </table:table-cell>
          <table:table-cell table:number-columns-repeated="7"/>
        </table:table-row>
        <table:table-row table:style-name="ro1">
          <table:table-cell office:value-type="float" office:value="0.548828125" calcext:value-type="float">
            <text:p>0.548828125</text:p>
          </table:table-cell>
          <table:table-cell table:formula="of:=(([.A481]-0)/(1-0))*(3.5-0)+0" office:value-type="float" office:value="1.9208984375" calcext:value-type="float">
            <text:p>1.9208984375</text:p>
          </table:table-cell>
          <table:table-cell table:number-columns-repeated="7"/>
        </table:table-row>
        <table:table-row table:style-name="ro1">
          <table:table-cell office:value-type="float" office:value="0.048828125" calcext:value-type="float">
            <text:p>0.048828125</text:p>
          </table:table-cell>
          <table:table-cell table:formula="of:=(([.A482]-0)/(1-0))*(3.5-0)+0" office:value-type="float" office:value="0.1708984375" calcext:value-type="float">
            <text:p>0.1708984375</text:p>
          </table:table-cell>
          <table:table-cell table:number-columns-repeated="7"/>
        </table:table-row>
        <table:table-row table:style-name="ro1">
          <table:table-cell office:value-type="float" office:value="0.033203125" calcext:value-type="float">
            <text:p>0.033203125</text:p>
          </table:table-cell>
          <table:table-cell table:formula="of:=(([.A483]-0)/(1-0))*(3.5-0)+0" office:value-type="float" office:value="0.1162109375" calcext:value-type="float">
            <text:p>0.1162109375</text:p>
          </table:table-cell>
          <table:table-cell table:number-columns-repeated="7"/>
        </table:table-row>
        <table:table-row table:style-name="ro1">
          <table:table-cell office:value-type="float" office:value="0.533203125" calcext:value-type="float">
            <text:p>0.533203125</text:p>
          </table:table-cell>
          <table:table-cell table:formula="of:=(([.A484]-0)/(1-0))*(3.5-0)+0" office:value-type="float" office:value="1.8662109375" calcext:value-type="float">
            <text:p>1.8662109375</text:p>
          </table:table-cell>
          <table:table-cell table:number-columns-repeated="7"/>
        </table:table-row>
        <table:table-row table:style-name="ro1">
          <table:table-cell office:value-type="float" office:value="0.783203125" calcext:value-type="float">
            <text:p>0.783203125</text:p>
          </table:table-cell>
          <table:table-cell table:formula="of:=(([.A485]-0)/(1-0))*(3.5-0)+0" office:value-type="float" office:value="2.7412109375" calcext:value-type="float">
            <text:p>2.7412109375</text:p>
          </table:table-cell>
          <table:table-cell table:number-columns-repeated="7"/>
        </table:table-row>
        <table:table-row table:style-name="ro1">
          <table:table-cell office:value-type="float" office:value="0.283203125" calcext:value-type="float">
            <text:p>0.283203125</text:p>
          </table:table-cell>
          <table:table-cell table:formula="of:=(([.A486]-0)/(1-0))*(3.5-0)+0" office:value-type="float" office:value="0.9912109375" calcext:value-type="float">
            <text:p>0.9912109375</text:p>
          </table:table-cell>
          <table:table-cell table:number-columns-repeated="7"/>
        </table:table-row>
        <table:table-row table:style-name="ro1">
          <table:table-cell office:value-type="float" office:value="0.408203125" calcext:value-type="float">
            <text:p>0.408203125</text:p>
          </table:table-cell>
          <table:table-cell table:formula="of:=(([.A487]-0)/(1-0))*(3.5-0)+0" office:value-type="float" office:value="1.4287109375" calcext:value-type="float">
            <text:p>1.4287109375</text:p>
          </table:table-cell>
          <table:table-cell table:number-columns-repeated="7"/>
        </table:table-row>
        <table:table-row table:style-name="ro1">
          <table:table-cell office:value-type="float" office:value="0.908203125" calcext:value-type="float">
            <text:p>0.908203125</text:p>
          </table:table-cell>
          <table:table-cell table:formula="of:=(([.A488]-0)/(1-0))*(3.5-0)+0" office:value-type="float" office:value="3.1787109375" calcext:value-type="float">
            <text:p>3.1787109375</text:p>
          </table:table-cell>
          <table:table-cell table:number-columns-repeated="7"/>
        </table:table-row>
        <table:table-row table:style-name="ro1">
          <table:table-cell office:value-type="float" office:value="0.658203125" calcext:value-type="float">
            <text:p>0.658203125</text:p>
          </table:table-cell>
          <table:table-cell table:formula="of:=(([.A489]-0)/(1-0))*(3.5-0)+0" office:value-type="float" office:value="2.3037109375" calcext:value-type="float">
            <text:p>2.3037109375</text:p>
          </table:table-cell>
          <table:table-cell table:number-columns-repeated="7"/>
        </table:table-row>
        <table:table-row table:style-name="ro1">
          <table:table-cell office:value-type="float" office:value="0.158203125" calcext:value-type="float">
            <text:p>0.158203125</text:p>
          </table:table-cell>
          <table:table-cell table:formula="of:=(([.A490]-0)/(1-0))*(3.5-0)+0" office:value-type="float" office:value="0.5537109375" calcext:value-type="float">
            <text:p>0.5537109375</text:p>
          </table:table-cell>
          <table:table-cell table:number-columns-repeated="7"/>
        </table:table-row>
        <table:table-row table:style-name="ro1">
          <table:table-cell office:value-type="float" office:value="0.220703125" calcext:value-type="float">
            <text:p>0.220703125</text:p>
          </table:table-cell>
          <table:table-cell table:formula="of:=(([.A491]-0)/(1-0))*(3.5-0)+0" office:value-type="float" office:value="0.7724609375" calcext:value-type="float">
            <text:p>0.7724609375</text:p>
          </table:table-cell>
          <table:table-cell table:number-columns-repeated="7"/>
        </table:table-row>
        <table:table-row table:style-name="ro1">
          <table:table-cell office:value-type="float" office:value="0.720703125" calcext:value-type="float">
            <text:p>0.720703125</text:p>
          </table:table-cell>
          <table:table-cell table:formula="of:=(([.A492]-0)/(1-0))*(3.5-0)+0" office:value-type="float" office:value="2.5224609375" calcext:value-type="float">
            <text:p>2.5224609375</text:p>
          </table:table-cell>
          <table:table-cell table:number-columns-repeated="7"/>
        </table:table-row>
        <table:table-row table:style-name="ro1">
          <table:table-cell office:value-type="float" office:value="0.970703125" calcext:value-type="float">
            <text:p>0.970703125</text:p>
          </table:table-cell>
          <table:table-cell table:formula="of:=(([.A493]-0)/(1-0))*(3.5-0)+0" office:value-type="float" office:value="3.3974609375" calcext:value-type="float">
            <text:p>3.3974609375</text:p>
          </table:table-cell>
          <table:table-cell table:number-columns-repeated="7"/>
        </table:table-row>
        <table:table-row table:style-name="ro1">
          <table:table-cell office:value-type="float" office:value="0.470703125" calcext:value-type="float">
            <text:p>0.470703125</text:p>
          </table:table-cell>
          <table:table-cell table:formula="of:=(([.A494]-0)/(1-0))*(3.5-0)+0" office:value-type="float" office:value="1.6474609375" calcext:value-type="float">
            <text:p>1.6474609375</text:p>
          </table:table-cell>
          <table:table-cell table:number-columns-repeated="7"/>
        </table:table-row>
        <table:table-row table:style-name="ro1">
          <table:table-cell office:value-type="float" office:value="0.345703125" calcext:value-type="float">
            <text:p>0.345703125</text:p>
          </table:table-cell>
          <table:table-cell table:formula="of:=(([.A495]-0)/(1-0))*(3.5-0)+0" office:value-type="float" office:value="1.2099609375" calcext:value-type="float">
            <text:p>1.2099609375</text:p>
          </table:table-cell>
          <table:table-cell table:number-columns-repeated="7"/>
        </table:table-row>
        <table:table-row table:style-name="ro1">
          <table:table-cell office:value-type="float" office:value="0.845703125" calcext:value-type="float">
            <text:p>0.845703125</text:p>
          </table:table-cell>
          <table:table-cell table:formula="of:=(([.A496]-0)/(1-0))*(3.5-0)+0" office:value-type="float" office:value="2.9599609375" calcext:value-type="float">
            <text:p>2.9599609375</text:p>
          </table:table-cell>
          <table:table-cell table:number-columns-repeated="7"/>
        </table:table-row>
        <table:table-row table:style-name="ro1">
          <table:table-cell office:value-type="float" office:value="0.595703125" calcext:value-type="float">
            <text:p>0.595703125</text:p>
          </table:table-cell>
          <table:table-cell table:formula="of:=(([.A497]-0)/(1-0))*(3.5-0)+0" office:value-type="float" office:value="2.0849609375" calcext:value-type="float">
            <text:p>2.0849609375</text:p>
          </table:table-cell>
          <table:table-cell table:number-columns-repeated="7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table:formula="of:=(([.A498]-0)/(1-0))*(3.5-0)+0" office:value-type="float" office:value="0.3349609375" calcext:value-type="float">
            <text:p>0.3349609375</text:p>
          </table:table-cell>
          <table:table-cell table:number-columns-repeated="7"/>
        </table:table-row>
        <table:table-row table:style-name="ro1">
          <table:table-cell office:value-type="float" office:value="0.064453125" calcext:value-type="float">
            <text:p>0.064453125</text:p>
          </table:table-cell>
          <table:table-cell table:formula="of:=(([.A499]-0)/(1-0))*(3.5-0)+0" office:value-type="float" office:value="0.2255859375" calcext:value-type="float">
            <text:p>0.2255859375</text:p>
          </table:table-cell>
          <table:table-cell table:number-columns-repeated="7"/>
        </table:table-row>
        <table:table-row table:style-name="ro1">
          <table:table-cell office:value-type="float" office:value="0.564453125" calcext:value-type="float">
            <text:p>0.564453125</text:p>
          </table:table-cell>
          <table:table-cell table:formula="of:=(([.A500]-0)/(1-0))*(3.5-0)+0" office:value-type="float" office:value="1.9755859375" calcext:value-type="float">
            <text:p>1.9755859375</text:p>
          </table:table-cell>
          <table:table-cell table:number-columns-repeated="7"/>
        </table:table-row>
        <table:table-row table:style-name="ro1">
          <table:table-cell office:value-type="float" office:value="0.814453125" calcext:value-type="float">
            <text:p>0.814453125</text:p>
          </table:table-cell>
          <table:table-cell table:formula="of:=(([.A501]-0)/(1-0))*(3.5-0)+0" office:value-type="float" office:value="2.8505859375" calcext:value-type="float">
            <text:p>2.8505859375</text:p>
          </table:table-cell>
          <table:table-cell table:number-columns-repeated="7"/>
        </table:table-row>
        <table:table-row table:style-name="ro1">
          <table:table-cell office:value-type="float" office:value="0.314453125" calcext:value-type="float">
            <text:p>0.314453125</text:p>
          </table:table-cell>
          <table:table-cell table:formula="of:=(([.A502]-0)/(1-0))*(3.5-0)+0" office:value-type="float" office:value="1.1005859375" calcext:value-type="float">
            <text:p>1.1005859375</text:p>
          </table:table-cell>
          <table:table-cell table:number-columns-repeated="7"/>
        </table:table-row>
        <table:table-row table:style-name="ro1">
          <table:table-cell office:value-type="float" office:value="0.439453125" calcext:value-type="float">
            <text:p>0.439453125</text:p>
          </table:table-cell>
          <table:table-cell table:formula="of:=(([.A503]-0)/(1-0))*(3.5-0)+0" office:value-type="float" office:value="1.5380859375" calcext:value-type="float">
            <text:p>1.5380859375</text:p>
          </table:table-cell>
          <table:table-cell table:number-columns-repeated="7"/>
        </table:table-row>
        <table:table-row table:style-name="ro1">
          <table:table-cell office:value-type="float" office:value="0.939453125" calcext:value-type="float">
            <text:p>0.939453125</text:p>
          </table:table-cell>
          <table:table-cell table:formula="of:=(([.A504]-0)/(1-0))*(3.5-0)+0" office:value-type="float" office:value="3.2880859375" calcext:value-type="float">
            <text:p>3.2880859375</text:p>
          </table:table-cell>
          <table:table-cell table:number-columns-repeated="7"/>
        </table:table-row>
        <table:table-row table:style-name="ro1">
          <table:table-cell office:value-type="float" office:value="0.689453125" calcext:value-type="float">
            <text:p>0.689453125</text:p>
          </table:table-cell>
          <table:table-cell table:formula="of:=(([.A505]-0)/(1-0))*(3.5-0)+0" office:value-type="float" office:value="2.4130859375" calcext:value-type="float">
            <text:p>2.4130859375</text:p>
          </table:table-cell>
          <table:table-cell table:number-columns-repeated="7"/>
        </table:table-row>
        <table:table-row table:style-name="ro1">
          <table:table-cell office:value-type="float" office:value="0.189453125" calcext:value-type="float">
            <text:p>0.189453125</text:p>
          </table:table-cell>
          <table:table-cell table:formula="of:=(([.A506]-0)/(1-0))*(3.5-0)+0" office:value-type="float" office:value="0.6630859375" calcext:value-type="float">
            <text:p>0.6630859375</text:p>
          </table:table-cell>
          <table:table-cell table:number-columns-repeated="7"/>
        </table:table-row>
        <table:table-row table:style-name="ro1">
          <table:table-cell office:value-type="float" office:value="0.126953125" calcext:value-type="float">
            <text:p>0.126953125</text:p>
          </table:table-cell>
          <table:table-cell table:formula="of:=(([.A507]-0)/(1-0))*(3.5-0)+0" office:value-type="float" office:value="0.4443359375" calcext:value-type="float">
            <text:p>0.4443359375</text:p>
          </table:table-cell>
          <table:table-cell table:number-columns-repeated="7"/>
        </table:table-row>
        <table:table-row table:style-name="ro1">
          <table:table-cell office:value-type="float" office:value="0.626953125" calcext:value-type="float">
            <text:p>0.626953125</text:p>
          </table:table-cell>
          <table:table-cell table:formula="of:=(([.A508]-0)/(1-0))*(3.5-0)+0" office:value-type="float" office:value="2.1943359375" calcext:value-type="float">
            <text:p>2.1943359375</text:p>
          </table:table-cell>
          <table:table-cell table:number-columns-repeated="7"/>
        </table:table-row>
        <table:table-row table:style-name="ro1">
          <table:table-cell office:value-type="float" office:value="0.876953125" calcext:value-type="float">
            <text:p>0.876953125</text:p>
          </table:table-cell>
          <table:table-cell table:formula="of:=(([.A509]-0)/(1-0))*(3.5-0)+0" office:value-type="float" office:value="3.0693359375" calcext:value-type="float">
            <text:p>3.0693359375</text:p>
          </table:table-cell>
          <table:table-cell table:number-columns-repeated="7"/>
        </table:table-row>
        <table:table-row table:style-name="ro1">
          <table:table-cell office:value-type="float" office:value="0.376953125" calcext:value-type="float">
            <text:p>0.376953125</text:p>
          </table:table-cell>
          <table:table-cell table:formula="of:=(([.A510]-0)/(1-0))*(3.5-0)+0" office:value-type="float" office:value="1.3193359375" calcext:value-type="float">
            <text:p>1.3193359375</text:p>
          </table:table-cell>
          <table:table-cell table:number-columns-repeated="7"/>
        </table:table-row>
        <table:table-row table:style-name="ro1">
          <table:table-cell office:value-type="float" office:value="0.251953125" calcext:value-type="float">
            <text:p>0.251953125</text:p>
          </table:table-cell>
          <table:table-cell table:formula="of:=(([.A511]-0)/(1-0))*(3.5-0)+0" office:value-type="float" office:value="0.8818359375" calcext:value-type="float">
            <text:p>0.8818359375</text:p>
          </table:table-cell>
          <table:table-cell table:number-columns-repeated="7"/>
        </table:table-row>
        <table:table-row table:style-name="ro1">
          <table:table-cell office:value-type="float" office:value="0.751953125" calcext:value-type="float">
            <text:p>0.751953125</text:p>
          </table:table-cell>
          <table:table-cell table:formula="of:=(([.A512]-0)/(1-0))*(3.5-0)+0" office:value-type="float" office:value="2.6318359375" calcext:value-type="float">
            <text:p>2.6318359375</text:p>
          </table:table-cell>
          <table:table-cell table:number-columns-repeated="7"/>
        </table:table-row>
        <table:table-row table:style-name="ro1">
          <table:table-cell office:value-type="float" office:value="0.501953125" calcext:value-type="float">
            <text:p>0.501953125</text:p>
          </table:table-cell>
          <table:table-cell table:formula="of:=(([.A513]-0)/(1-0))*(3.5-0)+0" office:value-type="float" office:value="1.7568359375" calcext:value-type="float">
            <text:p>1.7568359375</text:p>
          </table:table-cell>
          <table:table-cell table:number-columns-repeated="7"/>
        </table:table-row>
        <table:table-row table:style-name="ro1">
          <table:table-cell office:value-type="float" office:value="0.001953125" calcext:value-type="float">
            <text:p>0.001953125</text:p>
          </table:table-cell>
          <table:table-cell table:formula="of:=(([.A514]-0)/(1-0))*(3.5-0)+0" office:value-type="float" office:value="0.0068359375" calcext:value-type="float">
            <text:p>0.00683593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A516]-0)/(1-0))*(3.5-0)+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([.A517]-0)/(1-0))*(3.5-0)+0"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A518]-0)/(1-0))*(3.5-0)+0" office:value-type="float" office:value="3.5" calcext:value-type="float">
            <text:p>3.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23:26:20.70469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17-07-30T04:06:10.530893675</dc:date>
    <meta:editing-duration>PT13H45S</meta:editing-duration>
    <meta:editing-cycles>17</meta:editing-cycles>
    <meta:generator>LibreOffice/5.1.6.2$Linux_X86_64 LibreOffice_project/10m0$Build-2</meta:generator>
    <meta:document-statistic meta:table-count="3" meta:cell-count="1032" meta:object-count="0"/>
  </office:meta>
</office:document-meta>
</file>